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adc5e7"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fill="solid" draw:fill-color="#f7a19a" draw:textarea-horizontal-align="justify" draw:textarea-vertical-align="middle" draw:auto-grow-height="false" fo:min-height="0.619cm" fo:min-width="0.36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381f" draw:fill="solid" draw:fill-color="#bee3d3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7a19a"/>
      <style:paragraph-properties fo:text-align="center"/>
    </style:style>
    <style:style style:name="P5" style:family="paragraph">
      <style:text-properties fo:color="#0d1f63" fo:font-size="22pt" style:font-size-asian="18pt" style:font-size-complex="18pt"/>
    </style:style>
    <style:style style:name="P6" style:family="paragraph">
      <loext:graphic-properties draw:fill="none" draw:fill-color="#ffffff"/>
      <style:text-properties fo:color="#0d1f63" fo:font-size="22pt" style:font-size-asian="18pt" style:font-size-complex="18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solid" draw:fill-color="#bee3d3"/>
      <style:paragraph-properties fo:text-align="center"/>
      <style:text-properties fo:font-size="14pt" style:font-size-asian="18pt" style:font-size-complex="18pt"/>
    </style:style>
    <style:style style:name="P9" style:family="paragraph">
      <style:text-properties fo:color="#003c3d" fo:font-size="24pt" style:font-size-asian="18pt" style:font-size-complex="18pt"/>
    </style:style>
    <style:style style:name="P10" style:family="paragraph">
      <loext:graphic-properties draw:fill="none" draw:fill-color="#ffffff"/>
      <style:text-properties fo:color="#003c3d" fo:font-size="24pt" style:font-size-asian="18pt" style:font-size-complex="18pt"/>
    </style:style>
    <style:style style:name="P11" style:family="paragraph">
      <style:text-properties fo:color="#610506" fo:font-size="24pt" style:font-size-asian="18pt" style:font-size-complex="18pt"/>
    </style:style>
    <style:style style:name="P12" style:family="paragraph">
      <loext:graphic-properties draw:fill="none" draw:fill-color="#ffffff"/>
      <style:text-properties fo:color="#610506" fo:font-size="24pt" style:font-size-asian="18pt" style:font-size-complex="18pt"/>
    </style:style>
    <style:style style:name="T1" style:family="text">
      <style:text-properties fo:color="#0d1f63" fo:font-size="22pt" style:font-size-asian="18pt" style:font-size-complex="18pt"/>
    </style:style>
    <style:style style:name="T2" style:family="text">
      <style:text-properties fo:color="#003c3d" fo:font-size="24pt" style:font-size-asian="18pt" style:font-size-complex="18pt"/>
    </style:style>
    <style:style style:name="T3" style:family="text">
      <style:text-properties fo:color="#610506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cm" svg:y1="1.513cm" svg:x2="8.1cm" svg:y2="2.013cm" draw:start-shape="id1" draw:start-glue-point="1" draw:end-shape="id2" draw:end-glue-point="6" svg:d="M5000 1513l3100 500" svg:viewBox="0 0 3101 501">
          <text:p/>
        </draw:connector>
        <draw:connector draw:style-name="gr1" draw:text-style-name="P1" draw:layer="layout" draw:type="line" svg:x1="5cm" svg:y1="1.513cm" svg:x2="8.261cm" svg:y2="3.524cm" draw:start-shape="id1" draw:start-glue-point="1" draw:end-shape="id3" draw:end-glue-point="5" svg:d="M5000 1513l3261 2011" svg:viewBox="0 0 3262 2012">
          <text:p/>
        </draw:connector>
        <draw:connector draw:style-name="gr1" draw:text-style-name="P1" draw:layer="layout" draw:type="line" svg:x1="5cm" svg:y1="1.513cm" svg:x2="8.261cm" svg:y2="5.524cm" draw:start-shape="id1" draw:start-glue-point="1" draw:end-shape="id4" draw:end-glue-point="5" svg:d="M5000 1513l3261 4011" svg:viewBox="0 0 3262 4012">
          <text:p/>
        </draw:connector>
        <draw:connector draw:style-name="gr1" draw:text-style-name="P1" draw:layer="layout" draw:type="line" svg:x1="5cm" svg:y1="1.513cm" svg:x2="8.261cm" svg:y2="7.524cm" draw:start-shape="id1" draw:start-glue-point="1" draw:end-shape="id5" draw:end-glue-point="5" svg:d="M5000 1513l3261 6011" svg:viewBox="0 0 3262 6012">
          <text:p/>
        </draw:connector>
        <draw:connector draw:style-name="gr1" draw:text-style-name="P1" draw:layer="layout" draw:type="line" svg:x1="5cm" svg:y1="1.513cm" svg:x2="8.261cm" svg:y2="9.424cm" draw:start-shape="id1" draw:start-glue-point="1" draw:end-shape="id6" draw:end-glue-point="5" svg:d="M5000 1513l3261 7911" svg:viewBox="0 0 3262 7912">
          <text:p/>
        </draw:connector>
        <draw:connector draw:style-name="gr1" draw:text-style-name="P1" draw:layer="layout" draw:type="line" svg:x1="5cm" svg:y1="1.513cm" svg:x2="8.228cm" svg:y2="11.324cm" draw:start-shape="id1" draw:start-glue-point="1" draw:end-shape="id7" draw:end-glue-point="5" svg:d="M5000 1513l3228 9811" svg:viewBox="0 0 3229 9812">
          <text:p/>
        </draw:connector>
        <draw:connector draw:style-name="gr1" draw:text-style-name="P1" draw:layer="layout" draw:type="line" svg:x1="5cm" svg:y1="1.513cm" svg:x2="8.261cm" svg:y2="13.224cm" draw:start-shape="id1" draw:start-glue-point="1" draw:end-shape="id8" draw:end-glue-point="5" svg:d="M5000 1513l3261 11711" svg:viewBox="0 0 3262 11712">
          <text:p/>
        </draw:connector>
        <draw:connector draw:style-name="gr1" draw:text-style-name="P1" draw:layer="layout" draw:type="line" svg:x1="5cm" svg:y1="1.513cm" svg:x2="8.261cm" svg:y2="15.124cm" draw:start-shape="id1" draw:start-glue-point="1" draw:end-shape="id9" draw:end-glue-point="5" svg:d="M5000 1513l3261 13611" svg:viewBox="0 0 3262 13612">
          <text:p/>
        </draw:connector>
        <draw:connector draw:style-name="gr1" draw:text-style-name="P1" draw:layer="layout" draw:type="line" svg:x1="5cm" svg:y1="1.513cm" svg:x2="8.261cm" svg:y2="17.024cm" draw:start-shape="id1" draw:start-glue-point="1" draw:end-shape="id10" draw:end-glue-point="5" svg:d="M5000 1513l3261 15511" svg:viewBox="0 0 3262 15512">
          <text:p/>
        </draw:connector>
        <draw:connector draw:style-name="gr1" draw:text-style-name="P1" draw:layer="layout" draw:type="line" svg:x1="5cm" svg:y1="2.513cm" svg:x2="8.1cm" svg:y2="2.013cm" draw:start-shape="id11" draw:start-glue-point="1" draw:end-shape="id2" draw:end-glue-point="6" svg:d="M5000 2513l3100-500" svg:viewBox="0 0 3101 501">
          <text:p/>
        </draw:connector>
        <draw:connector draw:style-name="gr1" draw:text-style-name="P1" draw:layer="layout" draw:type="line" svg:x1="5cm" svg:y1="2.513cm" svg:x2="8.261cm" svg:y2="3.524cm" draw:start-shape="id11" draw:start-glue-point="1" draw:end-shape="id3" draw:end-glue-point="5" svg:d="M5000 2513l3261 1011" svg:viewBox="0 0 3262 1012">
          <text:p/>
        </draw:connector>
        <draw:connector draw:style-name="gr1" draw:text-style-name="P1" draw:layer="layout" draw:type="line" svg:x1="5cm" svg:y1="2.513cm" svg:x2="8.261cm" svg:y2="5.524cm" draw:start-shape="id11" draw:start-glue-point="1" draw:end-shape="id4" draw:end-glue-point="5" svg:d="M5000 2513l3261 3011" svg:viewBox="0 0 3262 3012">
          <text:p/>
        </draw:connector>
        <draw:connector draw:style-name="gr1" draw:text-style-name="P1" draw:layer="layout" draw:type="line" svg:x1="5cm" svg:y1="2.513cm" svg:x2="8.261cm" svg:y2="7.524cm" draw:start-shape="id11" draw:start-glue-point="1" draw:end-shape="id5" draw:end-glue-point="5" svg:d="M5000 2513l3261 5011" svg:viewBox="0 0 3262 5012">
          <text:p/>
        </draw:connector>
        <draw:connector draw:style-name="gr1" draw:text-style-name="P1" draw:layer="layout" draw:type="line" svg:x1="5cm" svg:y1="2.513cm" svg:x2="8.261cm" svg:y2="9.424cm" draw:start-shape="id11" draw:start-glue-point="1" draw:end-shape="id6" draw:end-glue-point="5" svg:d="M5000 2513l3261 6911" svg:viewBox="0 0 3262 6912">
          <text:p/>
        </draw:connector>
        <draw:connector draw:style-name="gr1" draw:text-style-name="P1" draw:layer="layout" draw:type="line" svg:x1="5cm" svg:y1="2.513cm" svg:x2="8.228cm" svg:y2="11.324cm" draw:start-shape="id11" draw:start-glue-point="1" draw:end-shape="id7" draw:end-glue-point="5" svg:d="M5000 2513l3228 8811" svg:viewBox="0 0 3229 8812">
          <text:p/>
        </draw:connector>
        <draw:connector draw:style-name="gr1" draw:text-style-name="P1" draw:layer="layout" draw:type="line" svg:x1="5cm" svg:y1="2.513cm" svg:x2="8.261cm" svg:y2="13.224cm" draw:start-shape="id11" draw:start-glue-point="1" draw:end-shape="id8" draw:end-glue-point="5" svg:d="M5000 2513l3261 10711" svg:viewBox="0 0 3262 10712">
          <text:p/>
        </draw:connector>
        <draw:connector draw:style-name="gr1" draw:text-style-name="P1" draw:layer="layout" draw:type="line" svg:x1="5cm" svg:y1="2.513cm" svg:x2="8.261cm" svg:y2="15.124cm" draw:start-shape="id11" draw:start-glue-point="1" draw:end-shape="id9" draw:end-glue-point="5" svg:d="M5000 2513l3261 12611" svg:viewBox="0 0 3262 12612">
          <text:p/>
        </draw:connector>
        <draw:connector draw:style-name="gr1" draw:text-style-name="P1" draw:layer="layout" draw:type="line" svg:x1="5cm" svg:y1="2.513cm" svg:x2="8.261cm" svg:y2="17.024cm" draw:start-shape="id11" draw:start-glue-point="1" draw:end-shape="id10" draw:end-glue-point="5" svg:d="M5000 2513l3261 14511" svg:viewBox="0 0 3262 14512">
          <text:p/>
        </draw:connector>
        <draw:connector draw:style-name="gr1" draw:text-style-name="P1" draw:layer="layout" draw:type="line" svg:x1="5cm" svg:y1="3.513cm" svg:x2="8.1cm" svg:y2="2.013cm" draw:start-shape="id12" draw:start-glue-point="1" draw:end-shape="id2" draw:end-glue-point="6" svg:d="M5000 3513l3100-1500" svg:viewBox="0 0 3101 1501">
          <text:p/>
        </draw:connector>
        <draw:connector draw:style-name="gr1" draw:text-style-name="P1" draw:layer="layout" draw:type="line" svg:x1="5cm" svg:y1="3.513cm" svg:x2="8.261cm" svg:y2="3.524cm" draw:start-shape="id12" draw:start-glue-point="1" draw:end-shape="id3" draw:end-glue-point="5" svg:d="M5000 3513l3261 11" svg:viewBox="0 0 3262 12">
          <text:p/>
        </draw:connector>
        <draw:connector draw:style-name="gr1" draw:text-style-name="P1" draw:layer="layout" draw:type="line" svg:x1="5cm" svg:y1="3.513cm" svg:x2="8.261cm" svg:y2="5.524cm" draw:start-shape="id12" draw:start-glue-point="1" draw:end-shape="id4" draw:end-glue-point="5" svg:d="M5000 3513l3261 2011" svg:viewBox="0 0 3262 2012">
          <text:p/>
        </draw:connector>
        <draw:connector draw:style-name="gr1" draw:text-style-name="P1" draw:layer="layout" draw:type="line" svg:x1="5cm" svg:y1="3.513cm" svg:x2="8.261cm" svg:y2="7.524cm" draw:start-shape="id12" draw:start-glue-point="1" draw:end-shape="id5" draw:end-glue-point="5" svg:d="M5000 3513l3261 4011" svg:viewBox="0 0 3262 4012">
          <text:p/>
        </draw:connector>
        <draw:connector draw:style-name="gr1" draw:text-style-name="P1" draw:layer="layout" draw:type="line" svg:x1="5cm" svg:y1="3.513cm" svg:x2="8.261cm" svg:y2="9.424cm" draw:start-shape="id12" draw:start-glue-point="1" draw:end-shape="id6" draw:end-glue-point="5" svg:d="M5000 3513l3261 5911" svg:viewBox="0 0 3262 5912">
          <text:p/>
        </draw:connector>
        <draw:connector draw:style-name="gr1" draw:text-style-name="P1" draw:layer="layout" draw:type="line" svg:x1="5cm" svg:y1="3.513cm" svg:x2="8.228cm" svg:y2="11.324cm" draw:start-shape="id12" draw:start-glue-point="1" draw:end-shape="id7" draw:end-glue-point="5" svg:d="M5000 3513l3228 7811" svg:viewBox="0 0 3229 7812">
          <text:p/>
        </draw:connector>
        <draw:connector draw:style-name="gr1" draw:text-style-name="P1" draw:layer="layout" draw:type="line" svg:x1="5cm" svg:y1="3.513cm" svg:x2="8.261cm" svg:y2="13.224cm" draw:start-shape="id12" draw:start-glue-point="1" draw:end-shape="id8" draw:end-glue-point="5" svg:d="M5000 3513l3261 9711" svg:viewBox="0 0 3262 9712">
          <text:p/>
        </draw:connector>
        <draw:connector draw:style-name="gr1" draw:text-style-name="P1" draw:layer="layout" draw:type="line" svg:x1="5cm" svg:y1="3.513cm" svg:x2="8.261cm" svg:y2="15.124cm" draw:start-shape="id12" draw:start-glue-point="1" draw:end-shape="id9" draw:end-glue-point="5" svg:d="M5000 3513l3261 11611" svg:viewBox="0 0 3262 11612">
          <text:p/>
        </draw:connector>
        <draw:connector draw:style-name="gr1" draw:text-style-name="P1" draw:layer="layout" draw:type="line" svg:x1="5cm" svg:y1="3.513cm" svg:x2="8.261cm" svg:y2="17.024cm" draw:start-shape="id12" draw:start-glue-point="1" draw:end-shape="id10" draw:end-glue-point="5" svg:d="M5000 3513l3261 13511" svg:viewBox="0 0 3262 13512">
          <text:p/>
        </draw:connector>
        <draw:connector draw:style-name="gr1" draw:text-style-name="P1" draw:layer="layout" draw:type="line" svg:x1="5cm" svg:y1="4.513cm" svg:x2="8.1cm" svg:y2="2.013cm" draw:start-shape="id13" draw:start-glue-point="1" draw:end-shape="id2" draw:end-glue-point="6" svg:d="M5000 4513l3100-2500" svg:viewBox="0 0 3101 2501">
          <text:p/>
        </draw:connector>
        <draw:connector draw:style-name="gr1" draw:text-style-name="P1" draw:layer="layout" draw:type="line" svg:x1="5cm" svg:y1="4.513cm" svg:x2="8.261cm" svg:y2="3.524cm" draw:start-shape="id13" draw:start-glue-point="1" draw:end-shape="id3" draw:end-glue-point="5" svg:d="M5000 4513l3261-989" svg:viewBox="0 0 3262 990">
          <text:p/>
        </draw:connector>
        <draw:connector draw:style-name="gr1" draw:text-style-name="P1" draw:layer="layout" draw:type="line" svg:x1="5cm" svg:y1="4.513cm" svg:x2="8.261cm" svg:y2="5.524cm" draw:start-shape="id13" draw:start-glue-point="1" draw:end-shape="id4" draw:end-glue-point="5" svg:d="M5000 4513l3261 1011" svg:viewBox="0 0 3262 1012">
          <text:p/>
        </draw:connector>
        <draw:connector draw:style-name="gr1" draw:text-style-name="P1" draw:layer="layout" draw:type="line" svg:x1="5cm" svg:y1="4.513cm" svg:x2="8.261cm" svg:y2="7.524cm" draw:start-shape="id13" draw:start-glue-point="1" draw:end-shape="id5" draw:end-glue-point="5" svg:d="M5000 4513l3261 3011" svg:viewBox="0 0 3262 3012">
          <text:p/>
        </draw:connector>
        <draw:connector draw:style-name="gr1" draw:text-style-name="P1" draw:layer="layout" draw:type="line" svg:x1="5cm" svg:y1="4.513cm" svg:x2="8.261cm" svg:y2="9.424cm" draw:start-shape="id13" draw:start-glue-point="1" draw:end-shape="id6" draw:end-glue-point="5" svg:d="M5000 4513l3261 4911" svg:viewBox="0 0 3262 4912">
          <text:p/>
        </draw:connector>
        <draw:connector draw:style-name="gr1" draw:text-style-name="P1" draw:layer="layout" draw:type="line" svg:x1="5cm" svg:y1="4.513cm" svg:x2="8.228cm" svg:y2="11.324cm" draw:start-shape="id13" draw:start-glue-point="1" draw:end-shape="id7" draw:end-glue-point="5" svg:d="M5000 4513l3228 6811" svg:viewBox="0 0 3229 6812">
          <text:p/>
        </draw:connector>
        <draw:connector draw:style-name="gr1" draw:text-style-name="P1" draw:layer="layout" draw:type="line" svg:x1="5cm" svg:y1="4.513cm" svg:x2="8.261cm" svg:y2="13.224cm" draw:start-shape="id13" draw:start-glue-point="1" draw:end-shape="id8" draw:end-glue-point="5" svg:d="M5000 4513l3261 8711" svg:viewBox="0 0 3262 8712">
          <text:p/>
        </draw:connector>
        <draw:connector draw:style-name="gr1" draw:text-style-name="P1" draw:layer="layout" draw:type="line" svg:x1="5cm" svg:y1="4.513cm" svg:x2="8.261cm" svg:y2="15.124cm" draw:start-shape="id13" draw:start-glue-point="1" draw:end-shape="id9" draw:end-glue-point="5" svg:d="M5000 4513l3261 10611" svg:viewBox="0 0 3262 10612">
          <text:p/>
        </draw:connector>
        <draw:connector draw:style-name="gr1" draw:text-style-name="P1" draw:layer="layout" draw:type="line" svg:x1="5cm" svg:y1="4.513cm" svg:x2="8.261cm" svg:y2="17.024cm" draw:start-shape="id13" draw:start-glue-point="1" draw:end-shape="id10" draw:end-glue-point="5" svg:d="M5000 4513l3261 12511" svg:viewBox="0 0 3262 12512">
          <text:p/>
        </draw:connector>
        <draw:connector draw:style-name="gr1" draw:text-style-name="P1" draw:layer="layout" draw:type="line" svg:x1="5cm" svg:y1="5.513cm" svg:x2="8.1cm" svg:y2="2.013cm" draw:start-shape="id14" draw:start-glue-point="1" draw:end-shape="id2" draw:end-glue-point="6" svg:d="M5000 5513l3100-3500" svg:viewBox="0 0 3101 3501">
          <text:p/>
        </draw:connector>
        <draw:connector draw:style-name="gr1" draw:text-style-name="P1" draw:layer="layout" draw:type="line" svg:x1="5cm" svg:y1="5.513cm" svg:x2="8.261cm" svg:y2="3.524cm" draw:start-shape="id14" draw:start-glue-point="1" draw:end-shape="id3" draw:end-glue-point="5" svg:d="M5000 5513l3261-1989" svg:viewBox="0 0 3262 1990">
          <text:p/>
        </draw:connector>
        <draw:connector draw:style-name="gr1" draw:text-style-name="P1" draw:layer="layout" draw:type="line" svg:x1="5cm" svg:y1="5.513cm" svg:x2="8.261cm" svg:y2="5.524cm" draw:start-shape="id14" draw:start-glue-point="1" draw:end-shape="id4" draw:end-glue-point="5" svg:d="M5000 5513l3261 11" svg:viewBox="0 0 3262 12">
          <text:p/>
        </draw:connector>
        <draw:connector draw:style-name="gr1" draw:text-style-name="P1" draw:layer="layout" draw:type="line" svg:x1="5cm" svg:y1="5.513cm" svg:x2="8.261cm" svg:y2="7.524cm" draw:start-shape="id14" draw:start-glue-point="1" draw:end-shape="id5" draw:end-glue-point="5" svg:d="M5000 5513l3261 2011" svg:viewBox="0 0 3262 2012">
          <text:p/>
        </draw:connector>
        <draw:connector draw:style-name="gr1" draw:text-style-name="P1" draw:layer="layout" draw:type="line" svg:x1="5cm" svg:y1="5.513cm" svg:x2="8.261cm" svg:y2="9.424cm" draw:start-shape="id14" draw:start-glue-point="1" draw:end-shape="id6" draw:end-glue-point="5" svg:d="M5000 5513l3261 3911" svg:viewBox="0 0 3262 3912">
          <text:p/>
        </draw:connector>
        <draw:connector draw:style-name="gr1" draw:text-style-name="P1" draw:layer="layout" draw:type="line" svg:x1="5cm" svg:y1="5.513cm" svg:x2="8.228cm" svg:y2="11.324cm" draw:start-shape="id14" draw:start-glue-point="1" draw:end-shape="id7" draw:end-glue-point="5" svg:d="M5000 5513l3228 5811" svg:viewBox="0 0 3229 5812">
          <text:p/>
        </draw:connector>
        <draw:connector draw:style-name="gr1" draw:text-style-name="P1" draw:layer="layout" draw:type="line" svg:x1="5cm" svg:y1="5.513cm" svg:x2="8.261cm" svg:y2="13.224cm" draw:start-shape="id14" draw:start-glue-point="1" draw:end-shape="id8" draw:end-glue-point="5" svg:d="M5000 5513l3261 7711" svg:viewBox="0 0 3262 7712">
          <text:p/>
        </draw:connector>
        <draw:connector draw:style-name="gr1" draw:text-style-name="P1" draw:layer="layout" draw:type="line" svg:x1="5cm" svg:y1="5.513cm" svg:x2="8.261cm" svg:y2="15.124cm" draw:start-shape="id14" draw:start-glue-point="1" draw:end-shape="id9" draw:end-glue-point="5" svg:d="M5000 5513l3261 9611" svg:viewBox="0 0 3262 9612">
          <text:p/>
        </draw:connector>
        <draw:connector draw:style-name="gr1" draw:text-style-name="P1" draw:layer="layout" draw:type="line" svg:x1="5cm" svg:y1="5.513cm" svg:x2="8.261cm" svg:y2="17.024cm" draw:start-shape="id14" draw:start-glue-point="1" draw:end-shape="id10" draw:end-glue-point="5" svg:d="M5000 5513l3261 11511" svg:viewBox="0 0 3262 11512">
          <text:p/>
        </draw:connector>
        <draw:connector draw:style-name="gr1" draw:text-style-name="P1" draw:layer="layout" draw:type="line" svg:x1="5cm" svg:y1="5.513cm" svg:x2="8.261cm" svg:y2="9.424cm" draw:start-shape="id14" draw:start-glue-point="1" draw:end-shape="id6" draw:end-glue-point="5" svg:d="M5000 5513l3261 3911" svg:viewBox="0 0 3262 3912">
          <text:p/>
        </draw:connector>
        <draw:connector draw:style-name="gr1" draw:text-style-name="P1" draw:layer="layout" draw:type="line" svg:x1="5cm" svg:y1="6.513cm" svg:x2="8.1cm" svg:y2="2.013cm" draw:start-shape="id15" draw:start-glue-point="1" draw:end-shape="id2" draw:end-glue-point="6" svg:d="M5000 6513l3100-4500" svg:viewBox="0 0 3101 4501">
          <text:p/>
        </draw:connector>
        <draw:connector draw:style-name="gr1" draw:text-style-name="P1" draw:layer="layout" draw:type="line" svg:x1="5cm" svg:y1="6.513cm" svg:x2="8.1cm" svg:y2="3.913cm" draw:start-shape="id15" draw:start-glue-point="1" draw:end-shape="id3" draw:end-glue-point="6" svg:d="M5000 6513l3100-2600" svg:viewBox="0 0 3101 2601">
          <text:p/>
        </draw:connector>
        <draw:connector draw:style-name="gr1" draw:text-style-name="P1" draw:layer="layout" draw:type="line" svg:x1="5cm" svg:y1="6.513cm" svg:x2="8.1cm" svg:y2="5.913cm" draw:start-shape="id15" draw:start-glue-point="1" draw:end-shape="id4" draw:end-glue-point="6" svg:d="M5000 6513l3100-600" svg:viewBox="0 0 3101 601">
          <text:p/>
        </draw:connector>
        <draw:connector draw:style-name="gr1" draw:text-style-name="P1" draw:layer="layout" draw:type="line" svg:x1="5cm" svg:y1="6.513cm" svg:x2="8.1cm" svg:y2="7.913cm" draw:start-shape="id15" draw:start-glue-point="1" draw:end-shape="id5" draw:end-glue-point="6" svg:d="M5000 6513l3100 1400" svg:viewBox="0 0 3101 1401">
          <text:p/>
        </draw:connector>
        <draw:connector draw:style-name="gr1" draw:text-style-name="P1" draw:layer="layout" draw:type="line" svg:x1="5cm" svg:y1="6.513cm" svg:x2="8.1cm" svg:y2="9.813cm" draw:start-shape="id15" draw:start-glue-point="1" draw:end-shape="id6" draw:end-glue-point="6" svg:d="M5000 6513l3100 3300" svg:viewBox="0 0 3101 3301">
          <text:p/>
        </draw:connector>
        <draw:connector draw:style-name="gr1" draw:text-style-name="P1" draw:layer="layout" draw:type="line" svg:x1="5cm" svg:y1="6.513cm" svg:x2="8.067cm" svg:y2="11.713cm" draw:start-shape="id15" draw:start-glue-point="1" draw:end-shape="id7" draw:end-glue-point="6" svg:d="M5000 6513l3067 5200" svg:viewBox="0 0 3068 5201">
          <text:p/>
        </draw:connector>
        <draw:connector draw:style-name="gr1" draw:text-style-name="P1" draw:layer="layout" draw:type="line" svg:x1="5cm" svg:y1="6.513cm" svg:x2="8.1cm" svg:y2="13.613cm" draw:start-shape="id15" draw:start-glue-point="1" draw:end-shape="id8" draw:end-glue-point="6" svg:d="M5000 6513l3100 7100" svg:viewBox="0 0 3101 7101">
          <text:p/>
        </draw:connector>
        <draw:connector draw:style-name="gr1" draw:text-style-name="P1" draw:layer="layout" draw:type="line" svg:x1="5cm" svg:y1="6.513cm" svg:x2="8.1cm" svg:y2="15.513cm" draw:start-shape="id15" draw:start-glue-point="1" draw:end-shape="id9" draw:end-glue-point="6" svg:d="M5000 6513l3100 9000" svg:viewBox="0 0 3101 9001">
          <text:p/>
        </draw:connector>
        <draw:connector draw:style-name="gr1" draw:text-style-name="P1" draw:layer="layout" draw:type="line" svg:x1="5cm" svg:y1="6.513cm" svg:x2="8.1cm" svg:y2="17.413cm" draw:start-shape="id15" draw:start-glue-point="1" draw:end-shape="id10" draw:end-glue-point="6" svg:d="M5000 6513l3100 10900" svg:viewBox="0 0 3101 10901">
          <text:p/>
        </draw:connector>
        <draw:connector draw:style-name="gr1" draw:text-style-name="P1" draw:layer="layout" draw:type="line" svg:x1="5cm" svg:y1="7.513cm" svg:x2="8.1cm" svg:y2="2.013cm" draw:start-shape="id16" draw:start-glue-point="1" draw:end-shape="id2" draw:end-glue-point="6" svg:d="M5000 7513l3100-5500" svg:viewBox="0 0 3101 5501">
          <text:p/>
        </draw:connector>
        <draw:connector draw:style-name="gr1" draw:text-style-name="P1" draw:layer="layout" draw:type="line" svg:x1="5cm" svg:y1="7.513cm" svg:x2="8.1cm" svg:y2="3.913cm" draw:start-shape="id16" draw:start-glue-point="1" draw:end-shape="id3" draw:end-glue-point="6" svg:d="M5000 7513l3100-3600" svg:viewBox="0 0 3101 3601">
          <text:p/>
        </draw:connector>
        <draw:connector draw:style-name="gr1" draw:text-style-name="P1" draw:layer="layout" draw:type="line" svg:x1="5cm" svg:y1="7.513cm" svg:x2="8.1cm" svg:y2="5.913cm" draw:start-shape="id16" draw:start-glue-point="1" draw:end-shape="id4" draw:end-glue-point="6" svg:d="M5000 7513l3100-1600" svg:viewBox="0 0 3101 1601">
          <text:p/>
        </draw:connector>
        <draw:connector draw:style-name="gr1" draw:text-style-name="P1" draw:layer="layout" draw:type="line" svg:x1="5cm" svg:y1="7.513cm" svg:x2="8.1cm" svg:y2="7.913cm" draw:start-shape="id16" draw:start-glue-point="1" draw:end-shape="id5" draw:end-glue-point="6" svg:d="M5000 7513l3100 400" svg:viewBox="0 0 3101 401">
          <text:p/>
        </draw:connector>
        <draw:connector draw:style-name="gr1" draw:text-style-name="P1" draw:layer="layout" draw:type="line" svg:x1="5cm" svg:y1="7.513cm" svg:x2="8.1cm" svg:y2="9.813cm" draw:start-shape="id16" draw:start-glue-point="1" draw:end-shape="id6" draw:end-glue-point="6" svg:d="M5000 7513l3100 2300" svg:viewBox="0 0 3101 2301">
          <text:p/>
        </draw:connector>
        <draw:connector draw:style-name="gr1" draw:text-style-name="P1" draw:layer="layout" draw:type="line" svg:x1="5cm" svg:y1="7.513cm" svg:x2="8.067cm" svg:y2="11.713cm" draw:start-shape="id16" draw:start-glue-point="1" draw:end-shape="id7" draw:end-glue-point="6" svg:d="M5000 7513l3067 4200" svg:viewBox="0 0 3068 4201">
          <text:p/>
        </draw:connector>
        <draw:connector draw:style-name="gr1" draw:text-style-name="P1" draw:layer="layout" draw:type="line" svg:x1="5cm" svg:y1="7.513cm" svg:x2="8.1cm" svg:y2="15.513cm" draw:start-shape="id16" draw:start-glue-point="1" draw:end-shape="id9" draw:end-glue-point="6" svg:d="M5000 7513l3100 8000" svg:viewBox="0 0 3101 8001">
          <text:p/>
        </draw:connector>
        <draw:connector draw:style-name="gr1" draw:text-style-name="P1" draw:layer="layout" draw:type="line" svg:x1="5cm" svg:y1="7.513cm" svg:x2="8.1cm" svg:y2="17.413cm" draw:start-shape="id16" draw:start-glue-point="1" draw:end-shape="id10" draw:end-glue-point="6" svg:d="M5000 7513l3100 9900" svg:viewBox="0 0 3101 9901">
          <text:p/>
        </draw:connector>
        <draw:connector draw:style-name="gr1" draw:text-style-name="P1" draw:layer="layout" draw:type="line" svg:x1="5cm" svg:y1="8.513cm" svg:x2="8.1cm" svg:y2="2.013cm" draw:start-shape="id17" draw:start-glue-point="1" draw:end-shape="id2" draw:end-glue-point="6" svg:d="M5000 8513l3100-6500" svg:viewBox="0 0 3101 6501">
          <text:p/>
        </draw:connector>
        <draw:connector draw:style-name="gr1" draw:text-style-name="P1" draw:layer="layout" draw:type="line" svg:x1="5cm" svg:y1="8.513cm" svg:x2="8.1cm" svg:y2="3.913cm" draw:start-shape="id17" draw:start-glue-point="1" draw:end-shape="id3" draw:end-glue-point="6" svg:d="M5000 8513l3100-4600" svg:viewBox="0 0 3101 4601">
          <text:p/>
        </draw:connector>
        <draw:connector draw:style-name="gr1" draw:text-style-name="P1" draw:layer="layout" draw:type="line" svg:x1="5cm" svg:y1="8.513cm" svg:x2="8.1cm" svg:y2="5.913cm" draw:start-shape="id17" draw:start-glue-point="1" draw:end-shape="id4" draw:end-glue-point="6" svg:d="M5000 8513l3100-2600" svg:viewBox="0 0 3101 2601">
          <text:p/>
        </draw:connector>
        <draw:connector draw:style-name="gr1" draw:text-style-name="P1" draw:layer="layout" draw:type="line" svg:x1="5cm" svg:y1="8.513cm" svg:x2="8.1cm" svg:y2="7.913cm" draw:start-shape="id17" draw:start-glue-point="1" draw:end-shape="id5" draw:end-glue-point="6" svg:d="M5000 8513l3100-600" svg:viewBox="0 0 3101 601">
          <text:p/>
        </draw:connector>
        <draw:connector draw:style-name="gr1" draw:text-style-name="P1" draw:layer="layout" draw:type="line" svg:x1="5cm" svg:y1="8.513cm" svg:x2="8.1cm" svg:y2="9.813cm" draw:start-shape="id17" draw:start-glue-point="1" draw:end-shape="id6" draw:end-glue-point="6" svg:d="M5000 8513l3100 1300" svg:viewBox="0 0 3101 1301">
          <text:p/>
        </draw:connector>
        <draw:connector draw:style-name="gr1" draw:text-style-name="P1" draw:layer="layout" draw:type="line" svg:x1="5cm" svg:y1="8.513cm" svg:x2="8.067cm" svg:y2="11.713cm" draw:start-shape="id17" draw:start-glue-point="1" draw:end-shape="id7" draw:end-glue-point="6" svg:d="M5000 8513l3067 3200" svg:viewBox="0 0 3068 3201">
          <text:p/>
        </draw:connector>
        <draw:connector draw:style-name="gr1" draw:text-style-name="P1" draw:layer="layout" draw:type="line" svg:x1="5cm" svg:y1="8.513cm" svg:x2="8.1cm" svg:y2="13.613cm" draw:start-shape="id17" draw:start-glue-point="1" draw:end-shape="id8" draw:end-glue-point="6" svg:d="M5000 8513l3100 5100" svg:viewBox="0 0 3101 5101">
          <text:p/>
        </draw:connector>
        <draw:connector draw:style-name="gr1" draw:text-style-name="P1" draw:layer="layout" draw:type="line" svg:x1="5cm" svg:y1="8.513cm" svg:x2="8.1cm" svg:y2="15.513cm" draw:start-shape="id17" draw:start-glue-point="1" draw:end-shape="id9" draw:end-glue-point="6" svg:d="M5000 8513l3100 7000" svg:viewBox="0 0 3101 7001">
          <text:p/>
        </draw:connector>
        <draw:connector draw:style-name="gr1" draw:text-style-name="P1" draw:layer="layout" draw:type="line" svg:x1="5cm" svg:y1="8.513cm" svg:x2="8.1cm" svg:y2="15.513cm" draw:start-shape="id17" draw:start-glue-point="1" draw:end-shape="id9" draw:end-glue-point="6" svg:d="M5000 8513l3100 7000" svg:viewBox="0 0 3101 7001">
          <text:p/>
        </draw:connector>
        <draw:connector draw:style-name="gr1" draw:text-style-name="P1" draw:layer="layout" draw:type="line" svg:x1="5cm" svg:y1="8.513cm" svg:x2="8.1cm" svg:y2="17.413cm" draw:start-shape="id17" draw:start-glue-point="1" draw:end-shape="id10" draw:end-glue-point="6" svg:d="M5000 8513l3100 8900" svg:viewBox="0 0 3101 8901">
          <text:p/>
        </draw:connector>
        <draw:connector draw:style-name="gr1" draw:text-style-name="P1" draw:layer="layout" draw:type="line" svg:x1="5cm" svg:y1="9.513cm" svg:x2="8.1cm" svg:y2="2.013cm" draw:start-shape="id18" draw:start-glue-point="1" draw:end-shape="id2" draw:end-glue-point="6" svg:d="M5000 9513l3100-7500" svg:viewBox="0 0 3101 7501">
          <text:p/>
        </draw:connector>
        <draw:connector draw:style-name="gr1" draw:text-style-name="P1" draw:layer="layout" draw:type="line" svg:x1="5cm" svg:y1="9.513cm" svg:x2="8.1cm" svg:y2="3.913cm" draw:start-shape="id18" draw:start-glue-point="1" draw:end-shape="id3" draw:end-glue-point="6" svg:d="M5000 9513l3100-5600" svg:viewBox="0 0 3101 5601">
          <text:p/>
        </draw:connector>
        <draw:connector draw:style-name="gr1" draw:text-style-name="P1" draw:layer="layout" draw:type="line" svg:x1="5cm" svg:y1="9.513cm" svg:x2="8.1cm" svg:y2="5.913cm" draw:start-shape="id18" draw:start-glue-point="1" draw:end-shape="id4" draw:end-glue-point="6" svg:d="M5000 9513l3100-3600" svg:viewBox="0 0 3101 3601">
          <text:p/>
        </draw:connector>
        <draw:connector draw:style-name="gr1" draw:text-style-name="P1" draw:layer="layout" draw:type="line" svg:x1="5cm" svg:y1="9.513cm" svg:x2="8.1cm" svg:y2="7.913cm" draw:start-shape="id18" draw:start-glue-point="1" draw:end-shape="id5" draw:end-glue-point="6" svg:d="M5000 9513l3100-1600" svg:viewBox="0 0 3101 1601">
          <text:p/>
        </draw:connector>
        <draw:connector draw:style-name="gr1" draw:text-style-name="P1" draw:layer="layout" draw:type="line" svg:x1="5cm" svg:y1="9.513cm" svg:x2="8.1cm" svg:y2="9.813cm" draw:start-shape="id18" draw:start-glue-point="1" draw:end-shape="id6" draw:end-glue-point="6" svg:d="M5000 9513l3100 300" svg:viewBox="0 0 3101 301">
          <text:p/>
        </draw:connector>
        <draw:connector draw:style-name="gr1" draw:text-style-name="P1" draw:layer="layout" draw:type="line" svg:x1="5cm" svg:y1="9.513cm" svg:x2="8.067cm" svg:y2="11.713cm" draw:start-shape="id18" draw:start-glue-point="1" draw:end-shape="id7" draw:end-glue-point="6" svg:d="M5000 9513l3067 2200" svg:viewBox="0 0 3068 2201">
          <text:p/>
        </draw:connector>
        <draw:connector draw:style-name="gr1" draw:text-style-name="P1" draw:layer="layout" draw:type="line" svg:x1="5cm" svg:y1="9.513cm" svg:x2="8.1cm" svg:y2="13.613cm" draw:start-shape="id18" draw:start-glue-point="1" draw:end-shape="id8" draw:end-glue-point="6" svg:d="M5000 9513l3100 4100" svg:viewBox="0 0 3101 4101">
          <text:p/>
        </draw:connector>
        <draw:connector draw:style-name="gr1" draw:text-style-name="P1" draw:layer="layout" draw:type="line" svg:x1="5cm" svg:y1="9.513cm" svg:x2="8.261cm" svg:y2="15.124cm" draw:start-shape="id18" draw:start-glue-point="1" draw:end-shape="id9" draw:end-glue-point="5" svg:d="M5000 9513l3261 5611" svg:viewBox="0 0 3262 5612">
          <text:p/>
        </draw:connector>
        <draw:connector draw:style-name="gr1" draw:text-style-name="P1" draw:layer="layout" draw:type="line" svg:x1="5cm" svg:y1="9.513cm" svg:x2="8.261cm" svg:y2="17.024cm" draw:start-shape="id18" draw:start-glue-point="1" draw:end-shape="id10" draw:end-glue-point="5" svg:d="M5000 9513l3261 7511" svg:viewBox="0 0 3262 7512">
          <text:p/>
        </draw:connector>
        <draw:connector draw:style-name="gr1" draw:text-style-name="P1" draw:layer="layout" draw:type="line" svg:x1="5cm" svg:y1="10.613cm" svg:x2="8.1cm" svg:y2="2.013cm" draw:start-shape="id19" draw:start-glue-point="1" draw:end-shape="id2" draw:end-glue-point="6" svg:d="M5000 10613l3100-8600" svg:viewBox="0 0 3101 8601">
          <text:p/>
        </draw:connector>
        <draw:connector draw:style-name="gr1" draw:text-style-name="P1" draw:layer="layout" draw:type="line" svg:x1="5cm" svg:y1="10.613cm" svg:x2="8.1cm" svg:y2="3.913cm" draw:start-shape="id19" draw:start-glue-point="1" draw:end-shape="id3" draw:end-glue-point="6" svg:d="M5000 10613l3100-6700" svg:viewBox="0 0 3101 6701">
          <text:p/>
        </draw:connector>
        <draw:connector draw:style-name="gr1" draw:text-style-name="P1" draw:layer="layout" draw:type="line" svg:x1="5cm" svg:y1="10.613cm" svg:x2="8.1cm" svg:y2="5.913cm" draw:start-shape="id19" draw:start-glue-point="1" draw:end-shape="id4" draw:end-glue-point="6" svg:d="M5000 10613l3100-4700" svg:viewBox="0 0 3101 4701">
          <text:p/>
        </draw:connector>
        <draw:connector draw:style-name="gr1" draw:text-style-name="P1" draw:layer="layout" draw:type="line" svg:x1="5cm" svg:y1="10.613cm" svg:x2="8.1cm" svg:y2="7.913cm" draw:start-shape="id19" draw:start-glue-point="1" draw:end-shape="id5" draw:end-glue-point="6" svg:d="M5000 10613l3100-2700" svg:viewBox="0 0 3101 2701">
          <text:p/>
        </draw:connector>
        <draw:connector draw:style-name="gr1" draw:text-style-name="P1" draw:layer="layout" draw:type="line" svg:x1="5cm" svg:y1="10.613cm" svg:x2="8.1cm" svg:y2="9.813cm" draw:start-shape="id19" draw:start-glue-point="1" draw:end-shape="id6" draw:end-glue-point="6" svg:d="M5000 10613l3100-800" svg:viewBox="0 0 3101 801">
          <text:p/>
        </draw:connector>
        <draw:connector draw:style-name="gr1" draw:text-style-name="P1" draw:layer="layout" draw:type="line" svg:x1="5cm" svg:y1="10.613cm" svg:x2="8.067cm" svg:y2="11.713cm" draw:start-shape="id19" draw:start-glue-point="1" draw:end-shape="id7" draw:end-glue-point="6" svg:d="M5000 10613l3067 1100" svg:viewBox="0 0 3068 1101">
          <text:p/>
        </draw:connector>
        <draw:connector draw:style-name="gr1" draw:text-style-name="P1" draw:layer="layout" draw:type="line" svg:x1="5cm" svg:y1="10.613cm" svg:x2="8.1cm" svg:y2="13.613cm" draw:start-shape="id19" draw:start-glue-point="1" draw:end-shape="id8" draw:end-glue-point="6" svg:d="M5000 10613l3100 3000" svg:viewBox="0 0 3101 3001">
          <text:p/>
        </draw:connector>
        <draw:connector draw:style-name="gr1" draw:text-style-name="P1" draw:layer="layout" draw:type="line" svg:x1="5cm" svg:y1="10.613cm" svg:x2="8.1cm" svg:y2="15.513cm" draw:start-shape="id19" draw:start-glue-point="1" draw:end-shape="id9" draw:end-glue-point="6" svg:d="M5000 10613l3100 4900" svg:viewBox="0 0 3101 4901">
          <text:p/>
        </draw:connector>
        <draw:connector draw:style-name="gr1" draw:text-style-name="P1" draw:layer="layout" draw:type="line" svg:x1="5cm" svg:y1="10.613cm" svg:x2="8.1cm" svg:y2="17.413cm" draw:start-shape="id19" draw:start-glue-point="1" draw:end-shape="id10" draw:end-glue-point="6" svg:d="M5000 10613l3100 6800" svg:viewBox="0 0 3101 6801">
          <text:p/>
        </draw:connector>
        <draw:connector draw:style-name="gr1" draw:text-style-name="P1" draw:layer="layout" draw:type="line" svg:x1="5cm" svg:y1="11.613cm" svg:x2="8.1cm" svg:y2="2.013cm" draw:start-shape="id20" draw:start-glue-point="1" draw:end-shape="id2" draw:end-glue-point="6" svg:d="M5000 11613l3100-9600" svg:viewBox="0 0 3101 9601">
          <text:p/>
        </draw:connector>
        <draw:connector draw:style-name="gr1" draw:text-style-name="P1" draw:layer="layout" draw:type="line" svg:x1="5cm" svg:y1="11.613cm" svg:x2="8.1cm" svg:y2="3.913cm" draw:start-shape="id20" draw:start-glue-point="1" draw:end-shape="id3" draw:end-glue-point="6" svg:d="M5000 11613l3100-7700" svg:viewBox="0 0 3101 7701">
          <text:p/>
        </draw:connector>
        <draw:connector draw:style-name="gr1" draw:text-style-name="P1" draw:layer="layout" draw:type="line" svg:x1="5cm" svg:y1="11.613cm" svg:x2="8.1cm" svg:y2="5.913cm" draw:start-shape="id20" draw:start-glue-point="1" draw:end-shape="id4" draw:end-glue-point="6" svg:d="M5000 11613l3100-5700" svg:viewBox="0 0 3101 5701">
          <text:p/>
        </draw:connector>
        <draw:connector draw:style-name="gr1" draw:text-style-name="P1" draw:layer="layout" draw:type="line" svg:x1="5cm" svg:y1="11.613cm" svg:x2="8.1cm" svg:y2="7.913cm" draw:start-shape="id20" draw:start-glue-point="1" draw:end-shape="id5" draw:end-glue-point="6" svg:d="M5000 11613l3100-3700" svg:viewBox="0 0 3101 3701">
          <text:p/>
        </draw:connector>
        <draw:connector draw:style-name="gr1" draw:text-style-name="P1" draw:layer="layout" draw:type="line" svg:x1="5cm" svg:y1="11.613cm" svg:x2="8.1cm" svg:y2="9.813cm" draw:start-shape="id20" draw:start-glue-point="1" draw:end-shape="id6" draw:end-glue-point="6" svg:d="M5000 11613l3100-1800" svg:viewBox="0 0 3101 1801">
          <text:p/>
        </draw:connector>
        <draw:connector draw:style-name="gr1" draw:text-style-name="P1" draw:layer="layout" draw:type="line" svg:x1="5cm" svg:y1="11.613cm" svg:x2="8.067cm" svg:y2="11.713cm" draw:start-shape="id20" draw:start-glue-point="1" draw:end-shape="id7" draw:end-glue-point="6" svg:d="M5000 11613l3067 100" svg:viewBox="0 0 3068 101">
          <text:p/>
        </draw:connector>
        <draw:connector draw:style-name="gr1" draw:text-style-name="P1" draw:layer="layout" draw:type="line" svg:x1="5cm" svg:y1="11.613cm" svg:x2="8.1cm" svg:y2="13.613cm" draw:start-shape="id20" draw:start-glue-point="1" draw:end-shape="id8" draw:end-glue-point="6" svg:d="M5000 11613l3100 2000" svg:viewBox="0 0 3101 2001">
          <text:p/>
        </draw:connector>
        <draw:connector draw:style-name="gr1" draw:text-style-name="P1" draw:layer="layout" draw:type="line" svg:x1="5cm" svg:y1="11.613cm" svg:x2="8.1cm" svg:y2="15.513cm" draw:start-shape="id20" draw:start-glue-point="1" draw:end-shape="id9" draw:end-glue-point="6" svg:d="M5000 11613l3100 3900" svg:viewBox="0 0 3101 3901">
          <text:p/>
        </draw:connector>
        <draw:connector draw:style-name="gr1" draw:text-style-name="P1" draw:layer="layout" draw:type="line" svg:x1="5cm" svg:y1="11.613cm" svg:x2="8.1cm" svg:y2="17.413cm" draw:start-shape="id20" draw:start-glue-point="1" draw:end-shape="id10" draw:end-glue-point="6" svg:d="M5000 11613l3100 5800" svg:viewBox="0 0 3101 5801">
          <text:p/>
        </draw:connector>
        <draw:connector draw:style-name="gr1" draw:text-style-name="P1" draw:layer="layout" draw:type="line" svg:x1="5cm" svg:y1="12.613cm" svg:x2="8.261cm" svg:y2="2.402cm" draw:start-shape="id21" draw:start-glue-point="1" draw:end-shape="id2" draw:end-glue-point="7" svg:d="M5000 12613l3261-10211" svg:viewBox="0 0 3262 10212">
          <text:p/>
        </draw:connector>
        <draw:connector draw:style-name="gr1" draw:text-style-name="P1" draw:layer="layout" draw:type="line" svg:x1="5cm" svg:y1="12.613cm" svg:x2="8.1cm" svg:y2="3.913cm" draw:start-shape="id21" draw:start-glue-point="1" draw:end-shape="id3" draw:end-glue-point="6" svg:d="M5000 12613l3100-8700" svg:viewBox="0 0 3101 8701">
          <text:p/>
        </draw:connector>
        <draw:connector draw:style-name="gr1" draw:text-style-name="P1" draw:layer="layout" draw:type="line" svg:x1="5cm" svg:y1="12.613cm" svg:x2="8.261cm" svg:y2="6.302cm" draw:start-shape="id21" draw:start-glue-point="1" draw:end-shape="id4" draw:end-glue-point="7" svg:d="M5000 12613l3261-6311" svg:viewBox="0 0 3262 6312">
          <text:p/>
        </draw:connector>
        <draw:connector draw:style-name="gr1" draw:text-style-name="P1" draw:layer="layout" draw:type="line" svg:x1="5cm" svg:y1="12.613cm" svg:x2="8.261cm" svg:y2="8.302cm" draw:start-shape="id21" draw:start-glue-point="1" draw:end-shape="id5" draw:end-glue-point="7" svg:d="M5000 12613l3261-4311" svg:viewBox="0 0 3262 4312">
          <text:p/>
        </draw:connector>
        <draw:connector draw:style-name="gr1" draw:text-style-name="P1" draw:layer="layout" draw:type="line" svg:x1="5cm" svg:y1="12.613cm" svg:x2="8.261cm" svg:y2="10.202cm" draw:start-shape="id21" draw:start-glue-point="1" draw:end-shape="id6" draw:end-glue-point="7" svg:d="M5000 12613l3261-2411" svg:viewBox="0 0 3262 2412">
          <text:p/>
        </draw:connector>
        <draw:connector draw:style-name="gr1" draw:text-style-name="P1" draw:layer="layout" draw:type="line" svg:x1="5cm" svg:y1="12.613cm" svg:x2="8.067cm" svg:y2="11.713cm" draw:start-shape="id21" draw:start-glue-point="1" draw:end-shape="id7" draw:end-glue-point="6" svg:d="M5000 12613l3067-900" svg:viewBox="0 0 3068 901">
          <text:p/>
        </draw:connector>
        <draw:connector draw:style-name="gr1" draw:text-style-name="P1" draw:layer="layout" draw:type="line" svg:x1="5cm" svg:y1="12.613cm" svg:x2="8.261cm" svg:y2="14.002cm" draw:start-shape="id21" draw:start-glue-point="1" draw:end-shape="id8" draw:end-glue-point="7" svg:d="M5000 12613l3261 1389" svg:viewBox="0 0 3262 1390">
          <text:p/>
        </draw:connector>
        <draw:connector draw:style-name="gr1" draw:text-style-name="P1" draw:layer="layout" draw:type="line" svg:x1="5cm" svg:y1="12.613cm" svg:x2="8.1cm" svg:y2="15.513cm" draw:start-shape="id21" draw:start-glue-point="1" draw:end-shape="id9" draw:end-glue-point="6" svg:d="M5000 12613l3100 2900" svg:viewBox="0 0 3101 2901">
          <text:p/>
        </draw:connector>
        <draw:connector draw:style-name="gr1" draw:text-style-name="P1" draw:layer="layout" draw:type="line" svg:x1="5cm" svg:y1="13.613cm" svg:x2="8.261cm" svg:y2="2.402cm" draw:start-shape="id22" draw:start-glue-point="1" draw:end-shape="id2" draw:end-glue-point="7" svg:d="M5000 13613l3261-11211" svg:viewBox="0 0 3262 11212">
          <text:p/>
        </draw:connector>
        <draw:connector draw:style-name="gr1" draw:text-style-name="P1" draw:layer="layout" draw:type="line" svg:x1="5cm" svg:y1="13.613cm" svg:x2="8.261cm" svg:y2="4.302cm" draw:start-shape="id22" draw:start-glue-point="1" draw:end-shape="id3" draw:end-glue-point="7" svg:d="M5000 13613l3261-9311" svg:viewBox="0 0 3262 9312">
          <text:p/>
        </draw:connector>
        <draw:connector draw:style-name="gr1" draw:text-style-name="P1" draw:layer="layout" draw:type="line" svg:x1="5cm" svg:y1="13.613cm" svg:x2="8.261cm" svg:y2="6.302cm" draw:start-shape="id22" draw:start-glue-point="1" draw:end-shape="id4" draw:end-glue-point="7" svg:d="M5000 13613l3261-7311" svg:viewBox="0 0 3262 7312">
          <text:p/>
        </draw:connector>
        <draw:connector draw:style-name="gr1" draw:text-style-name="P1" draw:layer="layout" draw:type="line" svg:x1="5cm" svg:y1="13.613cm" svg:x2="8.1cm" svg:y2="7.913cm" draw:start-shape="id22" draw:start-glue-point="1" draw:end-shape="id5" draw:end-glue-point="6" svg:d="M5000 13613l3100-5700" svg:viewBox="0 0 3101 5701">
          <text:p/>
        </draw:connector>
        <draw:connector draw:style-name="gr1" draw:text-style-name="P1" draw:layer="layout" draw:type="line" svg:x1="5cm" svg:y1="13.613cm" svg:x2="8.1cm" svg:y2="9.813cm" draw:start-shape="id22" draw:start-glue-point="1" draw:end-shape="id6" draw:end-glue-point="6" svg:d="M5000 13613l3100-3800" svg:viewBox="0 0 3101 3801">
          <text:p/>
        </draw:connector>
        <draw:connector draw:style-name="gr1" draw:text-style-name="P1" draw:layer="layout" draw:type="line" svg:x1="5cm" svg:y1="13.613cm" svg:x2="8.067cm" svg:y2="11.713cm" draw:start-shape="id22" draw:start-glue-point="1" draw:end-shape="id7" draw:end-glue-point="6" svg:d="M5000 13613l3067-1900" svg:viewBox="0 0 3068 1901">
          <text:p/>
        </draw:connector>
        <draw:connector draw:style-name="gr1" draw:text-style-name="P1" draw:layer="layout" draw:type="line" svg:x1="5cm" svg:y1="13.613cm" svg:x2="8.1cm" svg:y2="13.613cm" draw:start-shape="id22" draw:start-glue-point="1" draw:end-shape="id8" draw:end-glue-point="6" svg:d="M5000 13613h3100" svg:viewBox="0 0 3101 1">
          <text:p/>
        </draw:connector>
        <draw:connector draw:style-name="gr1" draw:text-style-name="P1" draw:layer="layout" draw:type="line" svg:x1="5cm" svg:y1="13.613cm" svg:x2="8.1cm" svg:y2="15.513cm" draw:start-shape="id22" draw:start-glue-point="1" draw:end-shape="id9" draw:end-glue-point="6" svg:d="M5000 13613l3100 1900" svg:viewBox="0 0 3101 1901">
          <text:p/>
        </draw:connector>
        <draw:connector draw:style-name="gr1" draw:text-style-name="P1" draw:layer="layout" draw:type="line" svg:x1="5cm" svg:y1="13.613cm" svg:x2="8.1cm" svg:y2="17.413cm" draw:start-shape="id22" draw:start-glue-point="1" draw:end-shape="id10" draw:end-glue-point="6" svg:d="M5000 13613l3100 3800" svg:viewBox="0 0 3101 3801">
          <text:p/>
        </draw:connector>
        <draw:connector draw:style-name="gr1" draw:text-style-name="P1" draw:layer="layout" draw:type="line" svg:x1="5cm" svg:y1="14.613cm" svg:x2="8.261cm" svg:y2="2.402cm" draw:start-shape="id23" draw:start-glue-point="1" draw:end-shape="id2" draw:end-glue-point="7" svg:d="M5000 14613l3261-12211" svg:viewBox="0 0 3262 12212">
          <text:p/>
        </draw:connector>
        <draw:connector draw:style-name="gr1" draw:text-style-name="P1" draw:layer="layout" draw:type="line" svg:x1="5cm" svg:y1="14.613cm" svg:x2="8.261cm" svg:y2="4.302cm" draw:start-shape="id23" draw:start-glue-point="1" draw:end-shape="id3" draw:end-glue-point="7" svg:d="M5000 14613l3261-10311" svg:viewBox="0 0 3262 10312">
          <text:p/>
        </draw:connector>
        <draw:connector draw:style-name="gr1" draw:text-style-name="P1" draw:layer="layout" draw:type="line" svg:x1="5cm" svg:y1="14.613cm" svg:x2="8.261cm" svg:y2="6.302cm" draw:start-shape="id23" draw:start-glue-point="1" draw:end-shape="id4" draw:end-glue-point="7" svg:d="M5000 14613l3261-8311" svg:viewBox="0 0 3262 8312">
          <text:p/>
        </draw:connector>
        <draw:connector draw:style-name="gr1" draw:text-style-name="P1" draw:layer="layout" draw:type="line" svg:x1="5cm" svg:y1="14.613cm" svg:x2="8.261cm" svg:y2="8.302cm" draw:start-shape="id23" draw:start-glue-point="1" draw:end-shape="id5" draw:end-glue-point="7" svg:d="M5000 14613l3261-6311" svg:viewBox="0 0 3262 6312">
          <text:p/>
        </draw:connector>
        <draw:connector draw:style-name="gr1" draw:text-style-name="P1" draw:layer="layout" draw:type="line" svg:x1="5cm" svg:y1="14.613cm" svg:x2="8.228cm" svg:y2="12.102cm" draw:start-shape="id23" draw:start-glue-point="1" draw:end-shape="id7" draw:end-glue-point="7" svg:d="M5000 14613l3228-2511" svg:viewBox="0 0 3229 2512">
          <text:p/>
        </draw:connector>
        <draw:connector draw:style-name="gr1" draw:text-style-name="P1" draw:layer="layout" draw:type="line" svg:x1="5cm" svg:y1="14.613cm" svg:x2="8.261cm" svg:y2="14.002cm" draw:start-shape="id23" draw:start-glue-point="1" draw:end-shape="id8" draw:end-glue-point="7" svg:d="M5000 14613l3261-611" svg:viewBox="0 0 3262 612">
          <text:p/>
        </draw:connector>
        <draw:connector draw:style-name="gr1" draw:text-style-name="P1" draw:layer="layout" draw:type="line" svg:x1="5cm" svg:y1="14.613cm" svg:x2="8.261cm" svg:y2="15.902cm" draw:start-shape="id23" draw:start-glue-point="1" draw:end-shape="id9" draw:end-glue-point="7" svg:d="M5000 14613l3261 1289" svg:viewBox="0 0 3262 1290">
          <text:p/>
        </draw:connector>
        <draw:connector draw:style-name="gr1" draw:text-style-name="P1" draw:layer="layout" draw:type="line" svg:x1="5cm" svg:y1="14.613cm" svg:x2="8.1cm" svg:y2="17.413cm" draw:start-shape="id23" draw:start-glue-point="1" draw:end-shape="id10" draw:end-glue-point="6" svg:d="M5000 14613l3100 2800" svg:viewBox="0 0 3101 2801">
          <text:p/>
        </draw:connector>
        <draw:connector draw:style-name="gr1" draw:text-style-name="P1" draw:layer="layout" draw:type="line" svg:x1="5cm" svg:y1="15.613cm" svg:x2="8.261cm" svg:y2="2.402cm" draw:start-shape="id24" draw:start-glue-point="1" draw:end-shape="id2" draw:end-glue-point="7" svg:d="M5000 15613l3261-13211" svg:viewBox="0 0 3262 13212">
          <text:p/>
        </draw:connector>
        <draw:connector draw:style-name="gr1" draw:text-style-name="P1" draw:layer="layout" draw:type="line" svg:x1="5cm" svg:y1="15.613cm" svg:x2="8.261cm" svg:y2="4.302cm" draw:start-shape="id24" draw:start-glue-point="1" draw:end-shape="id3" draw:end-glue-point="7" svg:d="M5000 15613l3261-11311" svg:viewBox="0 0 3262 11312">
          <text:p/>
        </draw:connector>
        <draw:connector draw:style-name="gr1" draw:text-style-name="P1" draw:layer="layout" draw:type="line" svg:x1="5cm" svg:y1="15.613cm" svg:x2="8.261cm" svg:y2="6.302cm" draw:start-shape="id24" draw:start-glue-point="1" draw:end-shape="id4" draw:end-glue-point="7" svg:d="M5000 15613l3261-9311" svg:viewBox="0 0 3262 9312">
          <text:p/>
        </draw:connector>
        <draw:connector draw:style-name="gr1" draw:text-style-name="P1" draw:layer="layout" draw:type="line" svg:x1="5cm" svg:y1="15.613cm" svg:x2="8.261cm" svg:y2="8.302cm" draw:start-shape="id24" draw:start-glue-point="1" draw:end-shape="id5" draw:end-glue-point="7" svg:d="M5000 15613l3261-7311" svg:viewBox="0 0 3262 7312">
          <text:p/>
        </draw:connector>
        <draw:connector draw:style-name="gr1" draw:text-style-name="P1" draw:layer="layout" draw:type="line" svg:x1="5cm" svg:y1="15.613cm" svg:x2="8.261cm" svg:y2="10.202cm" draw:start-shape="id24" draw:start-glue-point="1" draw:end-shape="id6" draw:end-glue-point="7" svg:d="M5000 15613l3261-5411" svg:viewBox="0 0 3262 5412">
          <text:p/>
        </draw:connector>
        <draw:connector draw:style-name="gr1" draw:text-style-name="P1" draw:layer="layout" draw:type="line" svg:x1="5cm" svg:y1="15.613cm" svg:x2="8.228cm" svg:y2="12.102cm" draw:start-shape="id24" draw:start-glue-point="1" draw:end-shape="id7" draw:end-glue-point="7" svg:d="M5000 15613l3228-3511" svg:viewBox="0 0 3229 3512">
          <text:p/>
        </draw:connector>
        <draw:connector draw:style-name="gr1" draw:text-style-name="P1" draw:layer="layout" draw:type="line" svg:x1="5cm" svg:y1="15.613cm" svg:x2="8.261cm" svg:y2="14.002cm" draw:start-shape="id24" draw:start-glue-point="1" draw:end-shape="id8" draw:end-glue-point="7" svg:d="M5000 15613l3261-1611" svg:viewBox="0 0 3262 1612">
          <text:p/>
        </draw:connector>
        <draw:connector draw:style-name="gr1" draw:text-style-name="P1" draw:layer="layout" draw:type="line" svg:x1="5cm" svg:y1="15.613cm" svg:x2="8.1cm" svg:y2="15.513cm" draw:start-shape="id24" draw:start-glue-point="1" draw:end-shape="id9" draw:end-glue-point="6" svg:d="M5000 15613l3100-100" svg:viewBox="0 0 3101 101">
          <text:p/>
        </draw:connector>
        <draw:connector draw:style-name="gr1" draw:text-style-name="P1" draw:layer="layout" draw:type="line" svg:x1="5cm" svg:y1="15.613cm" svg:x2="8.1cm" svg:y2="17.413cm" draw:start-shape="id24" draw:start-glue-point="1" draw:end-shape="id10" draw:end-glue-point="6" svg:d="M5000 15613l3100 1800" svg:viewBox="0 0 3101 1801">
          <text:p/>
        </draw:connector>
        <draw:connector draw:style-name="gr1" draw:text-style-name="P1" draw:layer="layout" draw:type="line" svg:x1="5cm" svg:y1="16.613cm" svg:x2="8.261cm" svg:y2="2.402cm" draw:start-shape="id25" draw:start-glue-point="1" draw:end-shape="id2" draw:end-glue-point="7" svg:d="M5000 16613l3261-14211" svg:viewBox="0 0 3262 14212">
          <text:p/>
        </draw:connector>
        <draw:connector draw:style-name="gr1" draw:text-style-name="P1" draw:layer="layout" draw:type="line" svg:x1="5cm" svg:y1="16.613cm" svg:x2="8.261cm" svg:y2="4.302cm" draw:start-shape="id25" draw:start-glue-point="1" draw:end-shape="id3" draw:end-glue-point="7" svg:d="M5000 16613l3261-12311" svg:viewBox="0 0 3262 12312">
          <text:p/>
        </draw:connector>
        <draw:connector draw:style-name="gr1" draw:text-style-name="P1" draw:layer="layout" draw:type="line" svg:x1="5cm" svg:y1="16.613cm" svg:x2="8.261cm" svg:y2="6.302cm" draw:start-shape="id25" draw:start-glue-point="1" draw:end-shape="id4" draw:end-glue-point="7" svg:d="M5000 16613l3261-10311" svg:viewBox="0 0 3262 10312">
          <text:p/>
        </draw:connector>
        <draw:connector draw:style-name="gr1" draw:text-style-name="P1" draw:layer="layout" draw:type="line" svg:x1="5cm" svg:y1="16.613cm" svg:x2="8.261cm" svg:y2="8.302cm" draw:start-shape="id25" draw:start-glue-point="1" draw:end-shape="id5" draw:end-glue-point="7" svg:d="M5000 16613l3261-8311" svg:viewBox="0 0 3262 8312">
          <text:p/>
        </draw:connector>
        <draw:connector draw:style-name="gr1" draw:text-style-name="P1" draw:layer="layout" draw:type="line" svg:x1="5cm" svg:y1="16.613cm" svg:x2="8.261cm" svg:y2="10.202cm" draw:start-shape="id25" draw:start-glue-point="1" draw:end-shape="id6" draw:end-glue-point="7" svg:d="M5000 16613l3261-6411" svg:viewBox="0 0 3262 6412">
          <text:p/>
        </draw:connector>
        <draw:connector draw:style-name="gr1" draw:text-style-name="P1" draw:layer="layout" draw:type="line" svg:x1="5cm" svg:y1="16.613cm" svg:x2="8.228cm" svg:y2="12.102cm" draw:start-shape="id25" draw:start-glue-point="1" draw:end-shape="id7" draw:end-glue-point="7" svg:d="M5000 16613l3228-4511" svg:viewBox="0 0 3229 4512">
          <text:p/>
        </draw:connector>
        <draw:connector draw:style-name="gr1" draw:text-style-name="P1" draw:layer="layout" draw:type="line" svg:x1="5cm" svg:y1="16.613cm" svg:x2="8.261cm" svg:y2="14.002cm" draw:start-shape="id25" draw:start-glue-point="1" draw:end-shape="id8" draw:end-glue-point="7" svg:d="M5000 16613l3261-2611" svg:viewBox="0 0 3262 2612">
          <text:p/>
        </draw:connector>
        <draw:connector draw:style-name="gr1" draw:text-style-name="P1" draw:layer="layout" draw:type="line" svg:x1="5cm" svg:y1="16.613cm" svg:x2="8.261cm" svg:y2="15.902cm" draw:start-shape="id25" draw:start-glue-point="1" draw:end-shape="id9" draw:end-glue-point="7" svg:d="M5000 16613l3261-711" svg:viewBox="0 0 3262 712">
          <text:p/>
        </draw:connector>
        <draw:connector draw:style-name="gr1" draw:text-style-name="P1" draw:layer="layout" draw:type="line" svg:x1="5cm" svg:y1="16.613cm" svg:x2="8.261cm" svg:y2="17.802cm" draw:start-shape="id25" draw:start-glue-point="1" draw:end-shape="id10" draw:end-glue-point="7" svg:d="M5000 16613l3261 1189" svg:viewBox="0 0 3262 1190">
          <text:p/>
        </draw:connector>
        <draw:connector draw:style-name="gr1" draw:text-style-name="P1" draw:layer="layout" draw:type="line" svg:x1="5cm" svg:y1="17.613cm" svg:x2="8.261cm" svg:y2="2.402cm" draw:start-shape="id26" draw:start-glue-point="1" draw:end-shape="id2" draw:end-glue-point="7" svg:d="M5000 17613l3261-15211" svg:viewBox="0 0 3262 15212">
          <text:p/>
        </draw:connector>
        <draw:connector draw:style-name="gr1" draw:text-style-name="P1" draw:layer="layout" draw:type="line" svg:x1="5cm" svg:y1="17.613cm" svg:x2="8.261cm" svg:y2="4.302cm" draw:start-shape="id26" draw:start-glue-point="1" draw:end-shape="id3" draw:end-glue-point="7" svg:d="M5000 17613l3261-13311" svg:viewBox="0 0 3262 13312">
          <text:p/>
        </draw:connector>
        <draw:connector draw:style-name="gr1" draw:text-style-name="P1" draw:layer="layout" draw:type="line" svg:x1="5cm" svg:y1="17.613cm" svg:x2="8.261cm" svg:y2="6.302cm" draw:start-shape="id26" draw:start-glue-point="1" draw:end-shape="id4" draw:end-glue-point="7" svg:d="M5000 17613l3261-11311" svg:viewBox="0 0 3262 11312">
          <text:p/>
        </draw:connector>
        <draw:connector draw:style-name="gr1" draw:text-style-name="P1" draw:layer="layout" draw:type="line" svg:x1="5cm" svg:y1="17.613cm" svg:x2="8.261cm" svg:y2="8.302cm" draw:start-shape="id26" draw:start-glue-point="1" draw:end-shape="id5" draw:end-glue-point="7" svg:d="M5000 17613l3261-9311" svg:viewBox="0 0 3262 9312">
          <text:p/>
        </draw:connector>
        <draw:connector draw:style-name="gr1" draw:text-style-name="P1" draw:layer="layout" draw:type="line" svg:x1="5cm" svg:y1="17.613cm" svg:x2="8.261cm" svg:y2="10.202cm" draw:start-shape="id26" draw:start-glue-point="1" draw:end-shape="id6" draw:end-glue-point="7" svg:d="M5000 17613l3261-7411" svg:viewBox="0 0 3262 7412">
          <text:p/>
        </draw:connector>
        <draw:connector draw:style-name="gr1" draw:text-style-name="P1" draw:layer="layout" draw:type="line" svg:x1="5cm" svg:y1="17.613cm" svg:x2="8.261cm" svg:y2="14.002cm" draw:start-shape="id26" draw:start-glue-point="1" draw:end-shape="id8" draw:end-glue-point="7" svg:d="M5000 17613l3261-3611" svg:viewBox="0 0 3262 3612">
          <text:p/>
        </draw:connector>
        <draw:connector draw:style-name="gr1" draw:text-style-name="P1" draw:layer="layout" draw:type="line" svg:x1="5cm" svg:y1="17.613cm" svg:x2="8.261cm" svg:y2="15.902cm" draw:start-shape="id26" draw:start-glue-point="1" draw:end-shape="id9" draw:end-glue-point="7" svg:d="M5000 17613l3261-1711" svg:viewBox="0 0 3262 1712">
          <text:p/>
        </draw:connector>
        <draw:connector draw:style-name="gr1" draw:text-style-name="P1" draw:layer="layout" draw:type="line" svg:x1="5cm" svg:y1="17.613cm" svg:x2="8.1cm" svg:y2="17.413cm" draw:start-shape="id26" draw:start-glue-point="1" draw:end-shape="id10" draw:end-glue-point="6" svg:d="M5000 17613l3100-200" svg:viewBox="0 0 3101 201">
          <text:p/>
        </draw:connector>
        <draw:connector draw:style-name="gr1" draw:text-style-name="P1" draw:layer="layout" draw:type="line" svg:x1="5cm" svg:y1="18.613cm" svg:x2="8.261cm" svg:y2="2.402cm" draw:start-shape="id27" draw:start-glue-point="1" draw:end-shape="id2" draw:end-glue-point="7" svg:d="M5000 18613l3261-16211" svg:viewBox="0 0 3262 16212">
          <text:p/>
        </draw:connector>
        <draw:connector draw:style-name="gr1" draw:text-style-name="P1" draw:layer="layout" draw:type="line" svg:x1="5cm" svg:y1="18.613cm" svg:x2="8.261cm" svg:y2="4.302cm" draw:start-shape="id27" draw:start-glue-point="1" draw:end-shape="id3" draw:end-glue-point="7" svg:d="M5000 18613l3261-14311" svg:viewBox="0 0 3262 14312">
          <text:p/>
        </draw:connector>
        <draw:connector draw:style-name="gr1" draw:text-style-name="P1" draw:layer="layout" draw:type="line" svg:x1="5cm" svg:y1="18.613cm" svg:x2="8.261cm" svg:y2="6.302cm" draw:start-shape="id27" draw:start-glue-point="1" draw:end-shape="id4" draw:end-glue-point="7" svg:d="M5000 18613l3261-12311" svg:viewBox="0 0 3262 12312">
          <text:p/>
        </draw:connector>
        <draw:connector draw:style-name="gr1" draw:text-style-name="P1" draw:layer="layout" draw:type="line" svg:x1="5cm" svg:y1="18.613cm" svg:x2="8.261cm" svg:y2="8.302cm" draw:start-shape="id27" draw:start-glue-point="1" draw:end-shape="id5" draw:end-glue-point="7" svg:d="M5000 18613l3261-10311" svg:viewBox="0 0 3262 10312">
          <text:p/>
        </draw:connector>
        <draw:connector draw:style-name="gr1" draw:text-style-name="P1" draw:layer="layout" draw:type="line" svg:x1="5cm" svg:y1="18.613cm" svg:x2="8.261cm" svg:y2="10.202cm" draw:start-shape="id27" draw:start-glue-point="1" draw:end-shape="id6" draw:end-glue-point="7" svg:d="M5000 18613l3261-8411" svg:viewBox="0 0 3262 8412">
          <text:p/>
        </draw:connector>
        <draw:connector draw:style-name="gr1" draw:text-style-name="P1" draw:layer="layout" draw:type="line" svg:x1="5cm" svg:y1="18.613cm" svg:x2="8.228cm" svg:y2="12.102cm" draw:start-shape="id27" draw:start-glue-point="1" draw:end-shape="id7" draw:end-glue-point="7" svg:d="M5000 18613l3228-6511" svg:viewBox="0 0 3229 6512">
          <text:p/>
        </draw:connector>
        <draw:connector draw:style-name="gr1" draw:text-style-name="P1" draw:layer="layout" draw:type="line" svg:x1="5cm" svg:y1="18.613cm" svg:x2="8.261cm" svg:y2="14.002cm" draw:start-shape="id27" draw:start-glue-point="1" draw:end-shape="id8" draw:end-glue-point="7" svg:d="M5000 18613l3261-4611" svg:viewBox="0 0 3262 4612">
          <text:p/>
        </draw:connector>
        <draw:connector draw:style-name="gr1" draw:text-style-name="P1" draw:layer="layout" draw:type="line" svg:x1="5cm" svg:y1="18.613cm" svg:x2="8.261cm" svg:y2="15.902cm" draw:start-shape="id27" draw:start-glue-point="1" draw:end-shape="id9" draw:end-glue-point="7" svg:d="M5000 18613l3261-2711" svg:viewBox="0 0 3262 2712">
          <text:p/>
        </draw:connector>
        <draw:connector draw:style-name="gr1" draw:text-style-name="P1" draw:layer="layout" draw:type="line" svg:x1="5cm" svg:y1="18.613cm" svg:x2="8.261cm" svg:y2="17.802cm" draw:start-shape="id27" draw:start-glue-point="1" draw:end-shape="id10" draw:end-glue-point="7" svg:d="M5000 18613l3261-811" svg:viewBox="0 0 3262 812">
          <text:p/>
        </draw:connector>
        <draw:connector draw:style-name="gr1" draw:text-style-name="P1" draw:layer="layout" draw:type="line" svg:x1="9.2cm" svg:y1="2.013cm" svg:x2="10.633cm" svg:y2="2.013cm" draw:start-shape="id2" draw:start-glue-point="10" draw:end-shape="id28" draw:end-glue-point="6" svg:d="M9200 2013h1433" svg:viewBox="0 0 1434 1">
          <text:p/>
        </draw:connector>
        <draw:connector draw:style-name="gr1" draw:text-style-name="P1" draw:layer="layout" draw:type="line" svg:x1="9.2cm" svg:y1="2.013cm" svg:x2="10.633cm" svg:y2="3.913cm" draw:start-shape="id2" draw:start-glue-point="10" draw:end-shape="id29" draw:end-glue-point="6" svg:d="M9200 2013l1433 1900" svg:viewBox="0 0 1434 1901">
          <text:p/>
        </draw:connector>
        <draw:connector draw:style-name="gr1" draw:text-style-name="P1" draw:layer="layout" draw:type="line" svg:x1="9.2cm" svg:y1="2.013cm" svg:x2="10.633cm" svg:y2="3.913cm" draw:start-shape="id2" draw:start-glue-point="10" draw:end-shape="id29" draw:end-glue-point="6" svg:d="M9200 2013l1433 1900" svg:viewBox="0 0 1434 1901">
          <text:p/>
        </draw:connector>
        <draw:connector draw:style-name="gr1" draw:text-style-name="P1" draw:layer="layout" draw:type="line" svg:x1="9.2cm" svg:y1="2.013cm" svg:x2="10.633cm" svg:y2="5.913cm" draw:start-shape="id2" draw:start-glue-point="10" draw:end-shape="id30" draw:end-glue-point="6" svg:d="M9200 2013l1433 3900" svg:viewBox="0 0 1434 3901">
          <text:p/>
        </draw:connector>
        <draw:connector draw:style-name="gr1" draw:text-style-name="P1" draw:layer="layout" draw:type="line" svg:x1="9.2cm" svg:y1="2.013cm" svg:x2="10.633cm" svg:y2="7.913cm" draw:start-shape="id2" draw:start-glue-point="10" draw:end-shape="id31" draw:end-glue-point="6" svg:d="M9200 2013l1433 5900" svg:viewBox="0 0 1434 5901">
          <text:p/>
        </draw:connector>
        <draw:connector draw:style-name="gr1" draw:text-style-name="P1" draw:layer="layout" draw:type="line" svg:x1="9.2cm" svg:y1="2.013cm" svg:x2="10.633cm" svg:y2="9.813cm" draw:start-shape="id2" draw:start-glue-point="10" draw:end-shape="id32" draw:end-glue-point="6" svg:d="M9200 2013l1433 7800" svg:viewBox="0 0 1434 7801">
          <text:p/>
        </draw:connector>
        <draw:connector draw:style-name="gr1" draw:text-style-name="P1" draw:layer="layout" draw:type="line" svg:x1="9.2cm" svg:y1="2.013cm" svg:x2="10.6cm" svg:y2="11.713cm" draw:start-shape="id2" draw:start-glue-point="10" draw:end-shape="id33" draw:end-glue-point="6" svg:d="M9200 2013l1400 9700" svg:viewBox="0 0 1401 9701">
          <text:p/>
        </draw:connector>
        <draw:connector draw:style-name="gr1" draw:text-style-name="P1" draw:layer="layout" draw:type="line" svg:x1="9.2cm" svg:y1="2.013cm" svg:x2="10.633cm" svg:y2="13.613cm" draw:start-shape="id2" draw:start-glue-point="10" draw:end-shape="id34" draw:end-glue-point="6" svg:d="M9200 2013l1433 11600" svg:viewBox="0 0 1434 11601">
          <text:p/>
        </draw:connector>
        <draw:connector draw:style-name="gr1" draw:text-style-name="P1" draw:layer="layout" draw:type="line" svg:x1="9.2cm" svg:y1="2.013cm" svg:x2="10.633cm" svg:y2="15.513cm" draw:start-shape="id2" draw:start-glue-point="10" draw:end-shape="id35" draw:end-glue-point="6" svg:d="M9200 2013l1433 13500" svg:viewBox="0 0 1434 13501">
          <text:p/>
        </draw:connector>
        <draw:connector draw:style-name="gr1" draw:text-style-name="P1" draw:layer="layout" draw:type="line" svg:x1="9.2cm" svg:y1="2.013cm" svg:x2="10.633cm" svg:y2="17.413cm" draw:start-shape="id2" draw:start-glue-point="10" draw:end-shape="id36" draw:end-glue-point="6" svg:d="M9200 2013l1433 15400" svg:viewBox="0 0 1434 15401">
          <text:p/>
        </draw:connector>
        <draw:connector draw:style-name="gr1" draw:text-style-name="P1" draw:layer="layout" draw:type="line" svg:x1="9.2cm" svg:y1="3.913cm" svg:x2="10.633cm" svg:y2="2.013cm" draw:start-shape="id3" draw:start-glue-point="10" draw:end-shape="id28" draw:end-glue-point="6" svg:d="M9200 3913l1433-1900" svg:viewBox="0 0 1434 1901">
          <text:p/>
        </draw:connector>
        <draw:connector draw:style-name="gr1" draw:text-style-name="P1" draw:layer="layout" draw:type="line" svg:x1="9.2cm" svg:y1="3.913cm" svg:x2="10.633cm" svg:y2="3.913cm" draw:start-shape="id3" draw:start-glue-point="10" draw:end-shape="id29" draw:end-glue-point="6" svg:d="M9200 3913h1433" svg:viewBox="0 0 1434 1">
          <text:p/>
        </draw:connector>
        <draw:connector draw:style-name="gr1" draw:text-style-name="P1" draw:layer="layout" draw:type="line" svg:x1="9.2cm" svg:y1="3.913cm" svg:x2="10.633cm" svg:y2="5.913cm" draw:start-shape="id3" draw:start-glue-point="10" draw:end-shape="id30" draw:end-glue-point="6" svg:d="M9200 3913l1433 2000" svg:viewBox="0 0 1434 2001">
          <text:p/>
        </draw:connector>
        <draw:connector draw:style-name="gr1" draw:text-style-name="P1" draw:layer="layout" draw:type="line" svg:x1="9.2cm" svg:y1="3.913cm" svg:x2="10.633cm" svg:y2="7.913cm" draw:start-shape="id3" draw:start-glue-point="10" draw:end-shape="id31" draw:end-glue-point="6" svg:d="M9200 3913l1433 4000" svg:viewBox="0 0 1434 4001">
          <text:p/>
        </draw:connector>
        <draw:connector draw:style-name="gr1" draw:text-style-name="P1" draw:layer="layout" draw:type="line" svg:x1="9.2cm" svg:y1="5.913cm" svg:x2="10.633cm" svg:y2="5.913cm" draw:start-shape="id4" draw:start-glue-point="10" draw:end-shape="id30" draw:end-glue-point="6" svg:d="M9200 5913h1433" svg:viewBox="0 0 1434 1">
          <text:p/>
        </draw:connector>
        <draw:connector draw:style-name="gr1" draw:text-style-name="P1" draw:layer="layout" draw:type="line" svg:x1="9.2cm" svg:y1="3.913cm" svg:x2="10.6cm" svg:y2="11.713cm" draw:start-shape="id3" draw:start-glue-point="10" draw:end-shape="id33" draw:end-glue-point="6" svg:d="M9200 3913l1400 7800" svg:viewBox="0 0 1401 7801">
          <text:p/>
        </draw:connector>
        <draw:connector draw:style-name="gr1" draw:text-style-name="P1" draw:layer="layout" draw:type="line" svg:x1="9.2cm" svg:y1="3.913cm" svg:x2="10.633cm" svg:y2="5.913cm" draw:start-shape="id3" draw:start-glue-point="10" draw:end-shape="id30" draw:end-glue-point="6" svg:d="M9200 3913l1433 2000" svg:viewBox="0 0 1434 2001">
          <text:p/>
        </draw:connector>
        <draw:connector draw:style-name="gr1" draw:text-style-name="P1" draw:layer="layout" draw:type="line" svg:x1="9.2cm" svg:y1="3.913cm" svg:x2="10.633cm" svg:y2="9.813cm" draw:start-shape="id3" draw:start-glue-point="10" draw:end-shape="id32" draw:end-glue-point="6" svg:d="M9200 3913l1433 5900" svg:viewBox="0 0 1434 5901">
          <text:p/>
        </draw:connector>
        <draw:connector draw:style-name="gr1" draw:text-style-name="P1" draw:layer="layout" draw:type="line" svg:x1="9.2cm" svg:y1="3.913cm" svg:x2="10.633cm" svg:y2="13.613cm" draw:start-shape="id3" draw:start-glue-point="10" draw:end-shape="id34" draw:end-glue-point="6" svg:d="M9200 3913l1433 9700" svg:viewBox="0 0 1434 9701">
          <text:p/>
        </draw:connector>
        <draw:connector draw:style-name="gr1" draw:text-style-name="P1" draw:layer="layout" draw:type="line" svg:x1="9.2cm" svg:y1="3.913cm" svg:x2="10.633cm" svg:y2="15.513cm" draw:start-shape="id3" draw:start-glue-point="10" draw:end-shape="id35" draw:end-glue-point="6" svg:d="M9200 3913l1433 11600" svg:viewBox="0 0 1434 11601">
          <text:p/>
        </draw:connector>
        <draw:connector draw:style-name="gr1" draw:text-style-name="P1" draw:layer="layout" draw:type="line" svg:x1="9.2cm" svg:y1="2.013cm" svg:x2="10.633cm" svg:y2="17.413cm" draw:start-shape="id2" draw:start-glue-point="10" draw:end-shape="id36" draw:end-glue-point="6" svg:d="M9200 2013l1433 15400" svg:viewBox="0 0 1434 15401">
          <text:p/>
        </draw:connector>
        <draw:connector draw:style-name="gr1" draw:text-style-name="P1" draw:layer="layout" draw:type="line" svg:x1="9.2cm" svg:y1="5.913cm" svg:x2="10.633cm" svg:y2="2.013cm" draw:start-shape="id4" draw:start-glue-point="10" draw:end-shape="id28" draw:end-glue-point="6" svg:d="M9200 5913l1433-3900" svg:viewBox="0 0 1434 3901">
          <text:p/>
        </draw:connector>
        <draw:connector draw:style-name="gr1" draw:text-style-name="P1" draw:layer="layout" draw:type="line" svg:x1="9.2cm" svg:y1="5.913cm" svg:x2="10.633cm" svg:y2="3.913cm" draw:start-shape="id4" draw:start-glue-point="10" draw:end-shape="id29" draw:end-glue-point="6" svg:d="M9200 5913l1433-2000" svg:viewBox="0 0 1434 2001">
          <text:p/>
        </draw:connector>
        <draw:connector draw:style-name="gr1" draw:text-style-name="P1" draw:layer="layout" draw:type="line" svg:x1="9.2cm" svg:y1="5.913cm" svg:x2="10.633cm" svg:y2="7.913cm" draw:start-shape="id4" draw:start-glue-point="10" draw:end-shape="id31" draw:end-glue-point="6" svg:d="M9200 5913l1433 2000" svg:viewBox="0 0 1434 2001">
          <text:p/>
        </draw:connector>
        <draw:connector draw:style-name="gr1" draw:text-style-name="P1" draw:layer="layout" draw:type="line" svg:x1="9.2cm" svg:y1="5.913cm" svg:x2="10.633cm" svg:y2="9.813cm" draw:start-shape="id4" draw:start-glue-point="10" draw:end-shape="id32" draw:end-glue-point="6" svg:d="M9200 5913l1433 3900" svg:viewBox="0 0 1434 3901">
          <text:p/>
        </draw:connector>
        <draw:connector draw:style-name="gr1" draw:text-style-name="P1" draw:layer="layout" draw:type="line" svg:x1="9.2cm" svg:y1="5.913cm" svg:x2="10.6cm" svg:y2="11.713cm" draw:start-shape="id4" draw:start-glue-point="10" draw:end-shape="id33" draw:end-glue-point="6" svg:d="M9200 5913l1400 5800" svg:viewBox="0 0 1401 5801">
          <text:p/>
        </draw:connector>
        <draw:connector draw:style-name="gr1" draw:text-style-name="P1" draw:layer="layout" draw:type="line" svg:x1="9.2cm" svg:y1="5.913cm" svg:x2="10.633cm" svg:y2="13.613cm" draw:start-shape="id4" draw:start-glue-point="10" draw:end-shape="id34" draw:end-glue-point="6" svg:d="M9200 5913l1433 7700" svg:viewBox="0 0 1434 7701">
          <text:p/>
        </draw:connector>
        <draw:connector draw:style-name="gr1" draw:text-style-name="P1" draw:layer="layout" draw:type="line" svg:x1="9.2cm" svg:y1="5.913cm" svg:x2="10.633cm" svg:y2="15.513cm" draw:start-shape="id4" draw:start-glue-point="10" draw:end-shape="id35" draw:end-glue-point="6" svg:d="M9200 5913l1433 9600" svg:viewBox="0 0 1434 9601">
          <text:p/>
        </draw:connector>
        <draw:connector draw:style-name="gr1" draw:text-style-name="P1" draw:layer="layout" draw:type="line" svg:x1="9.2cm" svg:y1="5.913cm" svg:x2="10.633cm" svg:y2="17.413cm" draw:start-shape="id4" draw:start-glue-point="10" draw:end-shape="id36" draw:end-glue-point="6" svg:d="M9200 5913l1433 11500" svg:viewBox="0 0 1434 11501">
          <text:p/>
        </draw:connector>
        <draw:connector draw:style-name="gr1" draw:text-style-name="P1" draw:layer="layout" draw:type="line" svg:x1="9.2cm" svg:y1="7.913cm" svg:x2="10.633cm" svg:y2="2.013cm" draw:start-shape="id5" draw:start-glue-point="10" draw:end-shape="id28" draw:end-glue-point="6" svg:d="M9200 7913l1433-5900" svg:viewBox="0 0 1434 5901">
          <text:p/>
        </draw:connector>
        <draw:connector draw:style-name="gr1" draw:text-style-name="P1" draw:layer="layout" draw:type="line" svg:x1="9.2cm" svg:y1="7.913cm" svg:x2="10.633cm" svg:y2="3.913cm" draw:start-shape="id5" draw:start-glue-point="10" draw:end-shape="id29" draw:end-glue-point="6" svg:d="M9200 7913l1433-4000" svg:viewBox="0 0 1434 4001">
          <text:p/>
        </draw:connector>
        <draw:connector draw:style-name="gr1" draw:text-style-name="P1" draw:layer="layout" draw:type="line" svg:x1="9.2cm" svg:y1="7.913cm" svg:x2="10.633cm" svg:y2="5.913cm" draw:start-shape="id5" draw:start-glue-point="10" draw:end-shape="id30" draw:end-glue-point="6" svg:d="M9200 7913l1433-2000" svg:viewBox="0 0 1434 2001">
          <text:p/>
        </draw:connector>
        <draw:connector draw:style-name="gr1" draw:text-style-name="P1" draw:layer="layout" draw:type="line" svg:x1="9.2cm" svg:y1="7.913cm" svg:x2="10.633cm" svg:y2="7.913cm" draw:start-shape="id5" draw:start-glue-point="10" draw:end-shape="id31" draw:end-glue-point="6" svg:d="M9200 7913h1433" svg:viewBox="0 0 1434 1">
          <text:p/>
        </draw:connector>
        <draw:connector draw:style-name="gr1" draw:text-style-name="P1" draw:layer="layout" draw:type="line" svg:x1="9.2cm" svg:y1="7.913cm" svg:x2="10.633cm" svg:y2="9.813cm" draw:start-shape="id5" draw:start-glue-point="10" draw:end-shape="id32" draw:end-glue-point="6" svg:d="M9200 7913l1433 1900" svg:viewBox="0 0 1434 1901">
          <text:p/>
        </draw:connector>
        <draw:connector draw:style-name="gr1" draw:text-style-name="P1" draw:layer="layout" draw:type="line" svg:x1="9.2cm" svg:y1="7.913cm" svg:x2="10.6cm" svg:y2="11.713cm" draw:start-shape="id5" draw:start-glue-point="10" draw:end-shape="id33" draw:end-glue-point="6" svg:d="M9200 7913l1400 3800" svg:viewBox="0 0 1401 3801">
          <text:p/>
        </draw:connector>
        <draw:connector draw:style-name="gr1" draw:text-style-name="P1" draw:layer="layout" draw:type="line" svg:x1="9.2cm" svg:y1="7.913cm" svg:x2="10.633cm" svg:y2="13.613cm" draw:start-shape="id5" draw:start-glue-point="10" draw:end-shape="id34" draw:end-glue-point="6" svg:d="M9200 7913l1433 5700" svg:viewBox="0 0 1434 5701">
          <text:p/>
        </draw:connector>
        <draw:connector draw:style-name="gr1" draw:text-style-name="P1" draw:layer="layout" draw:type="line" svg:x1="9.2cm" svg:y1="7.913cm" svg:x2="10.633cm" svg:y2="15.513cm" draw:start-shape="id5" draw:start-glue-point="10" draw:end-shape="id35" draw:end-glue-point="6" svg:d="M9200 7913l1433 7600" svg:viewBox="0 0 1434 7601">
          <text:p/>
        </draw:connector>
        <draw:connector draw:style-name="gr1" draw:text-style-name="P1" draw:layer="layout" draw:type="line" svg:x1="9.2cm" svg:y1="7.913cm" svg:x2="10.633cm" svg:y2="17.413cm" draw:start-shape="id5" draw:start-glue-point="10" draw:end-shape="id36" draw:end-glue-point="6" svg:d="M9200 7913l1433 9500" svg:viewBox="0 0 1434 9501">
          <text:p/>
        </draw:connector>
        <draw:connector draw:style-name="gr1" draw:text-style-name="P1" draw:layer="layout" draw:type="line" svg:x1="9.2cm" svg:y1="9.813cm" svg:x2="10.633cm" svg:y2="2.013cm" draw:start-shape="id6" draw:start-glue-point="10" draw:end-shape="id28" draw:end-glue-point="6" svg:d="M9200 9813l1433-7800" svg:viewBox="0 0 1434 7801">
          <text:p/>
        </draw:connector>
        <draw:connector draw:style-name="gr1" draw:text-style-name="P1" draw:layer="layout" draw:type="line" svg:x1="9.2cm" svg:y1="9.813cm" svg:x2="10.633cm" svg:y2="3.913cm" draw:start-shape="id6" draw:start-glue-point="10" draw:end-shape="id29" draw:end-glue-point="6" svg:d="M9200 9813l1433-5900" svg:viewBox="0 0 1434 5901">
          <text:p/>
        </draw:connector>
        <draw:connector draw:style-name="gr1" draw:text-style-name="P1" draw:layer="layout" draw:type="line" svg:x1="9.2cm" svg:y1="9.813cm" svg:x2="10.633cm" svg:y2="5.913cm" draw:start-shape="id6" draw:start-glue-point="10" draw:end-shape="id30" draw:end-glue-point="6" svg:d="M9200 9813l1433-3900" svg:viewBox="0 0 1434 3901">
          <text:p/>
        </draw:connector>
        <draw:connector draw:style-name="gr1" draw:text-style-name="P1" draw:layer="layout" draw:type="line" svg:x1="9.2cm" svg:y1="9.813cm" svg:x2="10.633cm" svg:y2="7.913cm" draw:start-shape="id6" draw:start-glue-point="10" draw:end-shape="id31" draw:end-glue-point="6" svg:d="M9200 9813l1433-1900" svg:viewBox="0 0 1434 1901">
          <text:p/>
        </draw:connector>
        <draw:connector draw:style-name="gr1" draw:text-style-name="P1" draw:layer="layout" draw:type="line" svg:x1="9.2cm" svg:y1="9.813cm" svg:x2="10.633cm" svg:y2="9.813cm" draw:start-shape="id6" draw:start-glue-point="10" draw:end-shape="id32" draw:end-glue-point="6" svg:d="M9200 9813h1433" svg:viewBox="0 0 1434 1">
          <text:p/>
        </draw:connector>
        <draw:connector draw:style-name="gr1" draw:text-style-name="P1" draw:layer="layout" draw:type="line" svg:x1="9.2cm" svg:y1="9.813cm" svg:x2="10.6cm" svg:y2="11.713cm" draw:start-shape="id6" draw:start-glue-point="10" draw:end-shape="id33" draw:end-glue-point="6" svg:d="M9200 9813l1400 1900" svg:viewBox="0 0 1401 1901">
          <text:p/>
        </draw:connector>
        <draw:connector draw:style-name="gr1" draw:text-style-name="P1" draw:layer="layout" draw:type="line" svg:x1="9.2cm" svg:y1="9.813cm" svg:x2="10.633cm" svg:y2="13.613cm" draw:start-shape="id6" draw:start-glue-point="10" draw:end-shape="id34" draw:end-glue-point="6" svg:d="M9200 9813l1433 3800" svg:viewBox="0 0 1434 3801">
          <text:p/>
        </draw:connector>
        <draw:connector draw:style-name="gr1" draw:text-style-name="P1" draw:layer="layout" draw:type="line" svg:x1="9.2cm" svg:y1="9.813cm" svg:x2="10.633cm" svg:y2="15.513cm" draw:start-shape="id6" draw:start-glue-point="10" draw:end-shape="id35" draw:end-glue-point="6" svg:d="M9200 9813l1433 5700" svg:viewBox="0 0 1434 5701">
          <text:p/>
        </draw:connector>
        <draw:connector draw:style-name="gr1" draw:text-style-name="P1" draw:layer="layout" draw:type="line" svg:x1="9.2cm" svg:y1="9.813cm" svg:x2="10.633cm" svg:y2="17.413cm" draw:start-shape="id6" draw:start-glue-point="10" draw:end-shape="id36" draw:end-glue-point="6" svg:d="M9200 9813l1433 7600" svg:viewBox="0 0 1434 7601">
          <text:p/>
        </draw:connector>
        <draw:connector draw:style-name="gr1" draw:text-style-name="P1" draw:layer="layout" draw:type="line" svg:x1="9.167cm" svg:y1="11.713cm" svg:x2="10.633cm" svg:y2="2.013cm" draw:start-shape="id7" draw:start-glue-point="10" draw:end-shape="id28" draw:end-glue-point="6" svg:d="M9167 11713l1466-9700" svg:viewBox="0 0 1467 9701">
          <text:p/>
        </draw:connector>
        <draw:connector draw:style-name="gr1" draw:text-style-name="P1" draw:layer="layout" draw:type="line" svg:x1="9.167cm" svg:y1="11.713cm" svg:x2="10.633cm" svg:y2="3.913cm" draw:start-shape="id7" draw:start-glue-point="10" draw:end-shape="id29" draw:end-glue-point="6" svg:d="M9167 11713l1466-7800" svg:viewBox="0 0 1467 7801">
          <text:p/>
        </draw:connector>
        <draw:connector draw:style-name="gr1" draw:text-style-name="P1" draw:layer="layout" draw:type="line" svg:x1="9.167cm" svg:y1="11.713cm" svg:x2="10.633cm" svg:y2="5.913cm" draw:start-shape="id7" draw:start-glue-point="10" draw:end-shape="id30" draw:end-glue-point="6" svg:d="M9167 11713l1466-5800" svg:viewBox="0 0 1467 5801">
          <text:p/>
        </draw:connector>
        <draw:connector draw:style-name="gr1" draw:text-style-name="P1" draw:layer="layout" draw:type="line" svg:x1="9.006cm" svg:y1="11.324cm" svg:x2="10.633cm" svg:y2="7.913cm" draw:start-shape="id7" draw:start-glue-point="11" draw:end-shape="id31" draw:end-glue-point="6" svg:d="M9006 11324l1627-3411" svg:viewBox="0 0 1628 3412">
          <text:p/>
        </draw:connector>
        <draw:connector draw:style-name="gr1" draw:text-style-name="P1" draw:layer="layout" draw:type="line" svg:x1="9.167cm" svg:y1="11.713cm" svg:x2="10.633cm" svg:y2="9.813cm" draw:start-shape="id7" draw:start-glue-point="10" draw:end-shape="id32" draw:end-glue-point="6" svg:d="M9167 11713l1466-1900" svg:viewBox="0 0 1467 1901">
          <text:p/>
        </draw:connector>
        <draw:connector draw:style-name="gr1" draw:text-style-name="P1" draw:layer="layout" draw:type="line" svg:x1="9.167cm" svg:y1="11.713cm" svg:x2="10.6cm" svg:y2="11.713cm" draw:start-shape="id7" draw:start-glue-point="10" draw:end-shape="id33" draw:end-glue-point="6" svg:d="M9167 11713h1433" svg:viewBox="0 0 1434 1">
          <text:p/>
        </draw:connector>
        <draw:connector draw:style-name="gr1" draw:text-style-name="P1" draw:layer="layout" draw:type="line" svg:x1="9.167cm" svg:y1="11.713cm" svg:x2="10.633cm" svg:y2="13.613cm" draw:start-shape="id7" draw:start-glue-point="10" draw:end-shape="id34" draw:end-glue-point="6" svg:d="M9167 11713l1466 1900" svg:viewBox="0 0 1467 1901">
          <text:p/>
        </draw:connector>
        <draw:connector draw:style-name="gr1" draw:text-style-name="P1" draw:layer="layout" draw:type="line" svg:x1="9.167cm" svg:y1="11.713cm" svg:x2="10.633cm" svg:y2="15.513cm" draw:start-shape="id7" draw:start-glue-point="10" draw:end-shape="id35" draw:end-glue-point="6" svg:d="M9167 11713l1466 3800" svg:viewBox="0 0 1467 3801">
          <text:p/>
        </draw:connector>
        <draw:connector draw:style-name="gr1" draw:text-style-name="P1" draw:layer="layout" draw:type="line" svg:x1="9.167cm" svg:y1="11.713cm" svg:x2="10.633cm" svg:y2="17.413cm" draw:start-shape="id7" draw:start-glue-point="10" draw:end-shape="id36" draw:end-glue-point="6" svg:d="M9167 11713l1466 5700" svg:viewBox="0 0 1467 5701">
          <text:p/>
        </draw:connector>
        <draw:connector draw:style-name="gr1" draw:text-style-name="P1" draw:layer="layout" draw:type="line" svg:x1="9.2cm" svg:y1="13.613cm" svg:x2="10.633cm" svg:y2="2.013cm" draw:start-shape="id8" draw:start-glue-point="10" draw:end-shape="id28" draw:end-glue-point="6" svg:d="M9200 13613l1433-11600" svg:viewBox="0 0 1434 11601">
          <text:p/>
        </draw:connector>
        <draw:connector draw:style-name="gr1" draw:text-style-name="P1" draw:layer="layout" draw:type="line" svg:x1="9.2cm" svg:y1="13.613cm" svg:x2="10.633cm" svg:y2="3.913cm" draw:start-shape="id8" draw:start-glue-point="10" draw:end-shape="id29" draw:end-glue-point="6" svg:d="M9200 13613l1433-9700" svg:viewBox="0 0 1434 9701">
          <text:p/>
        </draw:connector>
        <draw:connector draw:style-name="gr1" draw:text-style-name="P1" draw:layer="layout" draw:type="line" svg:x1="9.2cm" svg:y1="13.613cm" svg:x2="10.633cm" svg:y2="5.913cm" draw:start-shape="id8" draw:start-glue-point="10" draw:end-shape="id30" draw:end-glue-point="6" svg:d="M9200 13613l1433-7700" svg:viewBox="0 0 1434 7701">
          <text:p/>
        </draw:connector>
        <draw:connector draw:style-name="gr1" draw:text-style-name="P1" draw:layer="layout" draw:type="line" svg:x1="9.2cm" svg:y1="13.613cm" svg:x2="10.633cm" svg:y2="7.913cm" draw:start-shape="id8" draw:start-glue-point="10" draw:end-shape="id31" draw:end-glue-point="6" svg:d="M9200 13613l1433-5700" svg:viewBox="0 0 1434 5701">
          <text:p/>
        </draw:connector>
        <draw:connector draw:style-name="gr1" draw:text-style-name="P1" draw:layer="layout" draw:type="line" svg:x1="9.2cm" svg:y1="13.613cm" svg:x2="10.633cm" svg:y2="9.813cm" draw:start-shape="id8" draw:start-glue-point="10" draw:end-shape="id32" draw:end-glue-point="6" svg:d="M9200 13613l1433-3800" svg:viewBox="0 0 1434 3801">
          <text:p/>
        </draw:connector>
        <draw:connector draw:style-name="gr1" draw:text-style-name="P1" draw:layer="layout" draw:type="line" svg:x1="9.2cm" svg:y1="13.613cm" svg:x2="10.6cm" svg:y2="11.713cm" draw:start-shape="id8" draw:start-glue-point="10" draw:end-shape="id33" draw:end-glue-point="6" svg:d="M9200 13613l1400-1900" svg:viewBox="0 0 1401 1901">
          <text:p/>
        </draw:connector>
        <draw:connector draw:style-name="gr1" draw:text-style-name="P1" draw:layer="layout" draw:type="line" svg:x1="9.2cm" svg:y1="13.613cm" svg:x2="10.633cm" svg:y2="13.613cm" draw:start-shape="id8" draw:start-glue-point="10" draw:end-shape="id34" draw:end-glue-point="6" svg:d="M9200 13613h1433" svg:viewBox="0 0 1434 1">
          <text:p/>
        </draw:connector>
        <draw:connector draw:style-name="gr1" draw:text-style-name="P1" draw:layer="layout" draw:type="line" svg:x1="9.2cm" svg:y1="13.613cm" svg:x2="10.633cm" svg:y2="15.513cm" draw:start-shape="id8" draw:start-glue-point="10" draw:end-shape="id35" draw:end-glue-point="6" svg:d="M9200 13613l1433 1900" svg:viewBox="0 0 1434 1901">
          <text:p/>
        </draw:connector>
        <draw:connector draw:style-name="gr1" draw:text-style-name="P1" draw:layer="layout" draw:type="line" svg:x1="9.2cm" svg:y1="13.613cm" svg:x2="10.633cm" svg:y2="17.413cm" draw:start-shape="id8" draw:start-glue-point="10" draw:end-shape="id36" draw:end-glue-point="6" svg:d="M9200 13613l1433 3800" svg:viewBox="0 0 1434 3801">
          <text:p/>
        </draw:connector>
        <draw:connector draw:style-name="gr1" draw:text-style-name="P1" draw:layer="layout" draw:type="line" svg:x1="9.2cm" svg:y1="15.513cm" svg:x2="10.633cm" svg:y2="2.013cm" draw:start-shape="id9" draw:start-glue-point="10" draw:end-shape="id28" draw:end-glue-point="6" svg:d="M9200 15513l1433-13500" svg:viewBox="0 0 1434 13501">
          <text:p/>
        </draw:connector>
        <draw:connector draw:style-name="gr1" draw:text-style-name="P1" draw:layer="layout" draw:type="line" svg:x1="9.2cm" svg:y1="15.513cm" svg:x2="10.633cm" svg:y2="3.913cm" draw:start-shape="id9" draw:start-glue-point="10" draw:end-shape="id29" draw:end-glue-point="6" svg:d="M9200 15513l1433-11600" svg:viewBox="0 0 1434 11601">
          <text:p/>
        </draw:connector>
        <draw:connector draw:style-name="gr1" draw:text-style-name="P1" draw:layer="layout" draw:type="line" svg:x1="9.2cm" svg:y1="15.513cm" svg:x2="10.633cm" svg:y2="5.913cm" draw:start-shape="id9" draw:start-glue-point="10" draw:end-shape="id30" draw:end-glue-point="6" svg:d="M9200 15513l1433-9600" svg:viewBox="0 0 1434 9601">
          <text:p/>
        </draw:connector>
        <draw:connector draw:style-name="gr1" draw:text-style-name="P1" draw:layer="layout" draw:type="line" svg:x1="9.2cm" svg:y1="15.513cm" svg:x2="10.633cm" svg:y2="7.913cm" draw:start-shape="id9" draw:start-glue-point="10" draw:end-shape="id31" draw:end-glue-point="6" svg:d="M9200 15513l1433-7600" svg:viewBox="0 0 1434 7601">
          <text:p/>
        </draw:connector>
        <draw:connector draw:style-name="gr1" draw:text-style-name="P1" draw:layer="layout" draw:type="line" svg:x1="9.2cm" svg:y1="15.513cm" svg:x2="10.633cm" svg:y2="9.813cm" draw:start-shape="id9" draw:start-glue-point="10" draw:end-shape="id32" draw:end-glue-point="6" svg:d="M9200 15513l1433-5700" svg:viewBox="0 0 1434 5701">
          <text:p/>
        </draw:connector>
        <draw:connector draw:style-name="gr1" draw:text-style-name="P1" draw:layer="layout" draw:type="line" svg:x1="9.2cm" svg:y1="15.513cm" svg:x2="10.6cm" svg:y2="11.713cm" draw:start-shape="id9" draw:start-glue-point="10" draw:end-shape="id33" draw:end-glue-point="6" svg:d="M9200 15513l1400-3800" svg:viewBox="0 0 1401 3801">
          <text:p/>
        </draw:connector>
        <draw:connector draw:style-name="gr1" draw:text-style-name="P1" draw:layer="layout" draw:type="line" svg:x1="9.2cm" svg:y1="15.513cm" svg:x2="10.633cm" svg:y2="9.813cm" draw:start-shape="id9" draw:start-glue-point="10" draw:end-shape="id32" draw:end-glue-point="6" svg:d="M9200 15513l1433-5700" svg:viewBox="0 0 1434 5701">
          <text:p/>
        </draw:connector>
        <draw:connector draw:style-name="gr1" draw:text-style-name="P1" draw:layer="layout" draw:type="line" svg:x1="9.2cm" svg:y1="15.513cm" svg:x2="10.633cm" svg:y2="13.613cm" draw:start-shape="id9" draw:start-glue-point="10" draw:end-shape="id34" draw:end-glue-point="6" svg:d="M9200 15513l1433-1900" svg:viewBox="0 0 1434 1901">
          <text:p/>
        </draw:connector>
        <draw:connector draw:style-name="gr1" draw:text-style-name="P1" draw:layer="layout" draw:type="line" svg:x1="9.2cm" svg:y1="15.513cm" svg:x2="10.633cm" svg:y2="15.513cm" draw:start-shape="id9" draw:start-glue-point="10" draw:end-shape="id35" draw:end-glue-point="6" svg:d="M9200 15513h1433" svg:viewBox="0 0 1434 1">
          <text:p/>
        </draw:connector>
        <draw:connector draw:style-name="gr1" draw:text-style-name="P1" draw:layer="layout" draw:type="line" svg:x1="9.2cm" svg:y1="15.513cm" svg:x2="10.633cm" svg:y2="17.413cm" draw:start-shape="id9" draw:start-glue-point="10" draw:end-shape="id36" draw:end-glue-point="6" svg:d="M9200 15513l1433 1900" svg:viewBox="0 0 1434 1901">
          <text:p/>
        </draw:connector>
        <draw:connector draw:style-name="gr1" draw:text-style-name="P1" draw:layer="layout" draw:type="line" svg:x1="9.2cm" svg:y1="17.413cm" svg:x2="10.633cm" svg:y2="2.013cm" draw:start-shape="id10" draw:start-glue-point="10" draw:end-shape="id28" draw:end-glue-point="6" svg:d="M9200 17413l1433-15400" svg:viewBox="0 0 1434 15401">
          <text:p/>
        </draw:connector>
        <draw:connector draw:style-name="gr1" draw:text-style-name="P1" draw:layer="layout" draw:type="line" svg:x1="9.2cm" svg:y1="17.413cm" svg:x2="10.633cm" svg:y2="3.913cm" draw:start-shape="id10" draw:start-glue-point="10" draw:end-shape="id29" draw:end-glue-point="6" svg:d="M9200 17413l1433-13500" svg:viewBox="0 0 1434 13501">
          <text:p/>
        </draw:connector>
        <draw:connector draw:style-name="gr1" draw:text-style-name="P1" draw:layer="layout" draw:type="line" svg:x1="9.2cm" svg:y1="17.413cm" svg:x2="10.633cm" svg:y2="5.913cm" draw:start-shape="id10" draw:start-glue-point="10" draw:end-shape="id30" draw:end-glue-point="6" svg:d="M9200 17413l1433-11500" svg:viewBox="0 0 1434 11501">
          <text:p/>
        </draw:connector>
        <draw:connector draw:style-name="gr1" draw:text-style-name="P1" draw:layer="layout" draw:type="line" svg:x1="9.2cm" svg:y1="17.413cm" svg:x2="10.633cm" svg:y2="7.913cm" draw:start-shape="id10" draw:start-glue-point="10" draw:end-shape="id31" draw:end-glue-point="6" svg:d="M9200 17413l1433-9500" svg:viewBox="0 0 1434 9501">
          <text:p/>
        </draw:connector>
        <draw:connector draw:style-name="gr1" draw:text-style-name="P1" draw:layer="layout" draw:type="line" svg:x1="9.2cm" svg:y1="17.413cm" svg:x2="10.633cm" svg:y2="9.813cm" draw:start-shape="id10" draw:start-glue-point="10" draw:end-shape="id32" draw:end-glue-point="6" svg:d="M9200 17413l1433-7600" svg:viewBox="0 0 1434 7601">
          <text:p/>
        </draw:connector>
        <draw:connector draw:style-name="gr1" draw:text-style-name="P1" draw:layer="layout" draw:type="line" svg:x1="9.2cm" svg:y1="17.413cm" svg:x2="10.633cm" svg:y2="9.813cm" draw:start-shape="id10" draw:start-glue-point="10" draw:end-shape="id32" draw:end-glue-point="6" svg:d="M9200 17413l1433-7600" svg:viewBox="0 0 1434 7601">
          <text:p/>
        </draw:connector>
        <draw:connector draw:style-name="gr1" draw:text-style-name="P1" draw:layer="layout" draw:type="line" svg:x1="9.2cm" svg:y1="17.413cm" svg:x2="10.6cm" svg:y2="11.713cm" draw:start-shape="id10" draw:start-glue-point="10" draw:end-shape="id33" draw:end-glue-point="6" svg:d="M9200 17413l1400-5700" svg:viewBox="0 0 1401 5701">
          <text:p/>
        </draw:connector>
        <draw:connector draw:style-name="gr1" draw:text-style-name="P1" draw:layer="layout" draw:type="line" svg:x1="9.2cm" svg:y1="17.413cm" svg:x2="10.633cm" svg:y2="13.613cm" draw:start-shape="id10" draw:start-glue-point="10" draw:end-shape="id34" draw:end-glue-point="6" svg:d="M9200 17413l1433-3800" svg:viewBox="0 0 1434 3801">
          <text:p/>
        </draw:connector>
        <draw:connector draw:style-name="gr1" draw:text-style-name="P1" draw:layer="layout" draw:type="line" svg:x1="9.2cm" svg:y1="17.413cm" svg:x2="10.633cm" svg:y2="15.513cm" draw:start-shape="id10" draw:start-glue-point="10" draw:end-shape="id35" draw:end-glue-point="6" svg:d="M9200 17413l1433-1900" svg:viewBox="0 0 1434 1901">
          <text:p/>
        </draw:connector>
        <draw:connector draw:style-name="gr1" draw:text-style-name="P1" draw:layer="layout" draw:type="line" svg:x1="9.2cm" svg:y1="17.413cm" svg:x2="10.633cm" svg:y2="17.413cm" draw:start-shape="id10" draw:start-glue-point="10" draw:end-shape="id36" draw:end-glue-point="6" svg:d="M9200 17413h1433" svg:viewBox="0 0 1434 1">
          <text:p/>
        </draw:connector>
        <draw:custom-shape draw:style-name="gr2" draw:text-style-name="P2" xml:id="id38" draw:id="id38" draw:layer="layout" svg:width="1.1cm" svg:height="1.1cm" svg:x="13.166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1.1cm" svg:height="1.1cm" svg:x="13.166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1.1cm" svg:height="1.1cm" svg:x="13.166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1.1cm" svg:height="1.1cm" svg:x="13.166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1.1cm" svg:height="1.1cm" svg:x="13.166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1.1cm" svg:height="1.1cm" svg:x="13.133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1.1cm" svg:height="1.1cm" svg:x="13.166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1.1cm" svg:height="1.1cm" svg:x="13.166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1.1cm" svg:height="1.1cm" svg:x="13.166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1.733cm" svg:y1="2.013cm" svg:x2="13.166cm" svg:y2="2.013cm" draw:start-shape="id37" draw:start-glue-point="10" draw:end-shape="id38" draw:end-glue-point="6" svg:d="M11733 2013h1433" svg:viewBox="0 0 1434 1">
          <text:p/>
        </draw:connector>
        <draw:connector draw:style-name="gr1" draw:text-style-name="P1" draw:layer="layout" draw:type="line" svg:x1="11.733cm" svg:y1="2.013cm" svg:x2="13.166cm" svg:y2="3.913cm" draw:start-shape="id37" draw:start-glue-point="10" draw:end-shape="id39" draw:end-glue-point="6" svg:d="M11733 2013l1433 1900" svg:viewBox="0 0 1434 1901">
          <text:p/>
        </draw:connector>
        <draw:connector draw:style-name="gr1" draw:text-style-name="P1" draw:layer="layout" draw:type="line" svg:x1="11.733cm" svg:y1="2.013cm" svg:x2="13.166cm" svg:y2="3.913cm" draw:start-shape="id37" draw:start-glue-point="10" draw:end-shape="id39" draw:end-glue-point="6" svg:d="M11733 2013l1433 1900" svg:viewBox="0 0 1434 1901">
          <text:p/>
        </draw:connector>
        <draw:connector draw:style-name="gr1" draw:text-style-name="P1" draw:layer="layout" draw:type="line" svg:x1="11.733cm" svg:y1="2.013cm" svg:x2="13.166cm" svg:y2="5.913cm" draw:start-shape="id37" draw:start-glue-point="10" draw:end-shape="id40" draw:end-glue-point="6" svg:d="M11733 2013l1433 3900" svg:viewBox="0 0 1434 3901">
          <text:p/>
        </draw:connector>
        <draw:connector draw:style-name="gr1" draw:text-style-name="P1" draw:layer="layout" draw:type="line" svg:x1="11.733cm" svg:y1="2.013cm" svg:x2="13.166cm" svg:y2="7.913cm" draw:start-shape="id37" draw:start-glue-point="10" draw:end-shape="id41" draw:end-glue-point="6" svg:d="M11733 2013l1433 5900" svg:viewBox="0 0 1434 5901">
          <text:p/>
        </draw:connector>
        <draw:connector draw:style-name="gr1" draw:text-style-name="P1" draw:layer="layout" draw:type="line" svg:x1="11.733cm" svg:y1="2.013cm" svg:x2="13.166cm" svg:y2="9.813cm" draw:start-shape="id37" draw:start-glue-point="10" draw:end-shape="id42" draw:end-glue-point="6" svg:d="M11733 2013l1433 7800" svg:viewBox="0 0 1434 7801">
          <text:p/>
        </draw:connector>
        <draw:connector draw:style-name="gr1" draw:text-style-name="P1" draw:layer="layout" draw:type="line" svg:x1="11.733cm" svg:y1="2.013cm" svg:x2="13.133cm" svg:y2="11.713cm" draw:start-shape="id37" draw:start-glue-point="10" draw:end-shape="id43" draw:end-glue-point="6" svg:d="M11733 2013l1400 9700" svg:viewBox="0 0 1401 9701">
          <text:p/>
        </draw:connector>
        <draw:connector draw:style-name="gr1" draw:text-style-name="P1" draw:layer="layout" draw:type="line" svg:x1="11.733cm" svg:y1="2.013cm" svg:x2="13.166cm" svg:y2="13.613cm" draw:start-shape="id37" draw:start-glue-point="10" draw:end-shape="id44" draw:end-glue-point="6" svg:d="M11733 2013l1433 11600" svg:viewBox="0 0 1434 11601">
          <text:p/>
        </draw:connector>
        <draw:connector draw:style-name="gr1" draw:text-style-name="P1" draw:layer="layout" draw:type="line" svg:x1="11.733cm" svg:y1="2.013cm" svg:x2="13.166cm" svg:y2="15.513cm" draw:start-shape="id37" draw:start-glue-point="10" draw:end-shape="id45" draw:end-glue-point="6" svg:d="M11733 2013l1433 13500" svg:viewBox="0 0 1434 13501">
          <text:p/>
        </draw:connector>
        <draw:connector draw:style-name="gr1" draw:text-style-name="P1" draw:layer="layout" draw:type="line" svg:x1="11.733cm" svg:y1="2.013cm" svg:x2="13.166cm" svg:y2="17.413cm" draw:start-shape="id37" draw:start-glue-point="10" draw:end-shape="id46" draw:end-glue-point="6" svg:d="M11733 2013l1433 15400" svg:viewBox="0 0 1434 15401">
          <text:p/>
        </draw:connector>
        <draw:connector draw:style-name="gr1" draw:text-style-name="P1" draw:layer="layout" draw:type="line" svg:x1="11.733cm" svg:y1="3.913cm" svg:x2="13.166cm" svg:y2="2.013cm" draw:start-shape="id47" draw:start-glue-point="10" draw:end-shape="id38" draw:end-glue-point="6" svg:d="M11733 3913l1433-1900" svg:viewBox="0 0 1434 1901">
          <text:p/>
        </draw:connector>
        <draw:connector draw:style-name="gr1" draw:text-style-name="P1" draw:layer="layout" draw:type="line" svg:x1="11.733cm" svg:y1="3.913cm" svg:x2="13.166cm" svg:y2="3.913cm" draw:start-shape="id47" draw:start-glue-point="10" draw:end-shape="id39" draw:end-glue-point="6" svg:d="M11733 3913h1433" svg:viewBox="0 0 1434 1">
          <text:p/>
        </draw:connector>
        <draw:connector draw:style-name="gr1" draw:text-style-name="P1" draw:layer="layout" draw:type="line" svg:x1="11.733cm" svg:y1="3.913cm" svg:x2="13.166cm" svg:y2="5.913cm" draw:start-shape="id47" draw:start-glue-point="10" draw:end-shape="id40" draw:end-glue-point="6" svg:d="M11733 3913l1433 2000" svg:viewBox="0 0 1434 2001">
          <text:p/>
        </draw:connector>
        <draw:connector draw:style-name="gr1" draw:text-style-name="P1" draw:layer="layout" draw:type="line" svg:x1="11.733cm" svg:y1="3.913cm" svg:x2="13.166cm" svg:y2="7.913cm" draw:start-shape="id47" draw:start-glue-point="10" draw:end-shape="id41" draw:end-glue-point="6" svg:d="M11733 3913l1433 4000" svg:viewBox="0 0 1434 4001">
          <text:p/>
        </draw:connector>
        <draw:connector draw:style-name="gr1" draw:text-style-name="P1" draw:layer="layout" draw:type="line" svg:x1="11.733cm" svg:y1="5.913cm" svg:x2="13.166cm" svg:y2="5.913cm" draw:start-shape="id48" draw:start-glue-point="10" draw:end-shape="id40" draw:end-glue-point="6" svg:d="M11733 5913h1433" svg:viewBox="0 0 1434 1">
          <text:p/>
        </draw:connector>
        <draw:connector draw:style-name="gr1" draw:text-style-name="P1" draw:layer="layout" draw:type="line" svg:x1="11.733cm" svg:y1="3.913cm" svg:x2="13.133cm" svg:y2="11.713cm" draw:start-shape="id47" draw:start-glue-point="10" draw:end-shape="id43" draw:end-glue-point="6" svg:d="M11733 3913l1400 7800" svg:viewBox="0 0 1401 7801">
          <text:p/>
        </draw:connector>
        <draw:connector draw:style-name="gr1" draw:text-style-name="P1" draw:layer="layout" draw:type="line" svg:x1="11.733cm" svg:y1="3.913cm" svg:x2="13.166cm" svg:y2="5.913cm" draw:start-shape="id47" draw:start-glue-point="10" draw:end-shape="id40" draw:end-glue-point="6" svg:d="M11733 3913l1433 2000" svg:viewBox="0 0 1434 2001">
          <text:p/>
        </draw:connector>
        <draw:connector draw:style-name="gr1" draw:text-style-name="P1" draw:layer="layout" draw:type="line" svg:x1="11.733cm" svg:y1="3.913cm" svg:x2="13.166cm" svg:y2="9.813cm" draw:start-shape="id47" draw:start-glue-point="10" draw:end-shape="id42" draw:end-glue-point="6" svg:d="M11733 3913l1433 5900" svg:viewBox="0 0 1434 5901">
          <text:p/>
        </draw:connector>
        <draw:connector draw:style-name="gr1" draw:text-style-name="P1" draw:layer="layout" draw:type="line" svg:x1="11.733cm" svg:y1="3.913cm" svg:x2="13.166cm" svg:y2="13.613cm" draw:start-shape="id47" draw:start-glue-point="10" draw:end-shape="id44" draw:end-glue-point="6" svg:d="M11733 3913l1433 9700" svg:viewBox="0 0 1434 9701">
          <text:p/>
        </draw:connector>
        <draw:connector draw:style-name="gr1" draw:text-style-name="P1" draw:layer="layout" draw:type="line" svg:x1="11.733cm" svg:y1="3.913cm" svg:x2="13.166cm" svg:y2="15.513cm" draw:start-shape="id47" draw:start-glue-point="10" draw:end-shape="id45" draw:end-glue-point="6" svg:d="M11733 3913l1433 11600" svg:viewBox="0 0 1434 11601">
          <text:p/>
        </draw:connector>
        <draw:connector draw:style-name="gr1" draw:text-style-name="P1" draw:layer="layout" draw:type="line" svg:x1="11.733cm" svg:y1="2.013cm" svg:x2="13.166cm" svg:y2="17.413cm" draw:start-shape="id37" draw:start-glue-point="10" draw:end-shape="id46" draw:end-glue-point="6" svg:d="M11733 2013l1433 15400" svg:viewBox="0 0 1434 15401">
          <text:p/>
        </draw:connector>
        <draw:connector draw:style-name="gr1" draw:text-style-name="P1" draw:layer="layout" draw:type="line" svg:x1="11.733cm" svg:y1="5.913cm" svg:x2="13.166cm" svg:y2="2.013cm" draw:start-shape="id48" draw:start-glue-point="10" draw:end-shape="id38" draw:end-glue-point="6" svg:d="M11733 5913l1433-3900" svg:viewBox="0 0 1434 3901">
          <text:p/>
        </draw:connector>
        <draw:connector draw:style-name="gr1" draw:text-style-name="P1" draw:layer="layout" draw:type="line" svg:x1="11.733cm" svg:y1="5.913cm" svg:x2="13.166cm" svg:y2="3.913cm" draw:start-shape="id48" draw:start-glue-point="10" draw:end-shape="id39" draw:end-glue-point="6" svg:d="M11733 5913l1433-2000" svg:viewBox="0 0 1434 2001">
          <text:p/>
        </draw:connector>
        <draw:connector draw:style-name="gr1" draw:text-style-name="P1" draw:layer="layout" draw:type="line" svg:x1="11.733cm" svg:y1="5.913cm" svg:x2="13.166cm" svg:y2="7.913cm" draw:start-shape="id48" draw:start-glue-point="10" draw:end-shape="id41" draw:end-glue-point="6" svg:d="M11733 5913l1433 2000" svg:viewBox="0 0 1434 2001">
          <text:p/>
        </draw:connector>
        <draw:connector draw:style-name="gr1" draw:text-style-name="P1" draw:layer="layout" draw:type="line" svg:x1="11.733cm" svg:y1="5.913cm" svg:x2="13.166cm" svg:y2="9.813cm" draw:start-shape="id48" draw:start-glue-point="10" draw:end-shape="id42" draw:end-glue-point="6" svg:d="M11733 5913l1433 3900" svg:viewBox="0 0 1434 3901">
          <text:p/>
        </draw:connector>
        <draw:connector draw:style-name="gr1" draw:text-style-name="P1" draw:layer="layout" draw:type="line" svg:x1="11.733cm" svg:y1="5.913cm" svg:x2="13.133cm" svg:y2="11.713cm" draw:start-shape="id48" draw:start-glue-point="10" draw:end-shape="id43" draw:end-glue-point="6" svg:d="M11733 5913l1400 5800" svg:viewBox="0 0 1401 5801">
          <text:p/>
        </draw:connector>
        <draw:connector draw:style-name="gr1" draw:text-style-name="P1" draw:layer="layout" draw:type="line" svg:x1="11.733cm" svg:y1="5.913cm" svg:x2="13.166cm" svg:y2="13.613cm" draw:start-shape="id48" draw:start-glue-point="10" draw:end-shape="id44" draw:end-glue-point="6" svg:d="M11733 5913l1433 7700" svg:viewBox="0 0 1434 7701">
          <text:p/>
        </draw:connector>
        <draw:connector draw:style-name="gr1" draw:text-style-name="P1" draw:layer="layout" draw:type="line" svg:x1="11.733cm" svg:y1="5.913cm" svg:x2="13.166cm" svg:y2="15.513cm" draw:start-shape="id48" draw:start-glue-point="10" draw:end-shape="id45" draw:end-glue-point="6" svg:d="M11733 5913l1433 9600" svg:viewBox="0 0 1434 9601">
          <text:p/>
        </draw:connector>
        <draw:connector draw:style-name="gr1" draw:text-style-name="P1" draw:layer="layout" draw:type="line" svg:x1="11.733cm" svg:y1="5.913cm" svg:x2="13.166cm" svg:y2="17.413cm" draw:start-shape="id48" draw:start-glue-point="10" draw:end-shape="id46" draw:end-glue-point="6" svg:d="M11733 5913l1433 11500" svg:viewBox="0 0 1434 11501">
          <text:p/>
        </draw:connector>
        <draw:connector draw:style-name="gr1" draw:text-style-name="P1" draw:layer="layout" draw:type="line" svg:x1="11.733cm" svg:y1="7.913cm" svg:x2="13.166cm" svg:y2="2.013cm" draw:start-shape="id49" draw:start-glue-point="10" draw:end-shape="id38" draw:end-glue-point="6" svg:d="M11733 7913l1433-5900" svg:viewBox="0 0 1434 5901">
          <text:p/>
        </draw:connector>
        <draw:connector draw:style-name="gr1" draw:text-style-name="P1" draw:layer="layout" draw:type="line" svg:x1="11.733cm" svg:y1="7.913cm" svg:x2="13.166cm" svg:y2="3.913cm" draw:start-shape="id49" draw:start-glue-point="10" draw:end-shape="id39" draw:end-glue-point="6" svg:d="M11733 7913l1433-4000" svg:viewBox="0 0 1434 4001">
          <text:p/>
        </draw:connector>
        <draw:connector draw:style-name="gr1" draw:text-style-name="P1" draw:layer="layout" draw:type="line" svg:x1="11.733cm" svg:y1="7.913cm" svg:x2="13.166cm" svg:y2="5.913cm" draw:start-shape="id49" draw:start-glue-point="10" draw:end-shape="id40" draw:end-glue-point="6" svg:d="M11733 7913l1433-2000" svg:viewBox="0 0 1434 2001">
          <text:p/>
        </draw:connector>
        <draw:connector draw:style-name="gr1" draw:text-style-name="P1" draw:layer="layout" draw:type="line" svg:x1="11.733cm" svg:y1="7.913cm" svg:x2="13.166cm" svg:y2="7.913cm" draw:start-shape="id49" draw:start-glue-point="10" draw:end-shape="id41" draw:end-glue-point="6" svg:d="M11733 7913h1433" svg:viewBox="0 0 1434 1">
          <text:p/>
        </draw:connector>
        <draw:connector draw:style-name="gr1" draw:text-style-name="P1" draw:layer="layout" draw:type="line" svg:x1="11.733cm" svg:y1="7.913cm" svg:x2="13.166cm" svg:y2="9.813cm" draw:start-shape="id49" draw:start-glue-point="10" draw:end-shape="id42" draw:end-glue-point="6" svg:d="M11733 7913l1433 1900" svg:viewBox="0 0 1434 1901">
          <text:p/>
        </draw:connector>
        <draw:connector draw:style-name="gr1" draw:text-style-name="P1" draw:layer="layout" draw:type="line" svg:x1="11.733cm" svg:y1="7.913cm" svg:x2="13.133cm" svg:y2="11.713cm" draw:start-shape="id49" draw:start-glue-point="10" draw:end-shape="id43" draw:end-glue-point="6" svg:d="M11733 7913l1400 3800" svg:viewBox="0 0 1401 3801">
          <text:p/>
        </draw:connector>
        <draw:connector draw:style-name="gr1" draw:text-style-name="P1" draw:layer="layout" draw:type="line" svg:x1="11.733cm" svg:y1="7.913cm" svg:x2="13.166cm" svg:y2="13.613cm" draw:start-shape="id49" draw:start-glue-point="10" draw:end-shape="id44" draw:end-glue-point="6" svg:d="M11733 7913l1433 5700" svg:viewBox="0 0 1434 5701">
          <text:p/>
        </draw:connector>
        <draw:connector draw:style-name="gr1" draw:text-style-name="P1" draw:layer="layout" draw:type="line" svg:x1="11.733cm" svg:y1="7.913cm" svg:x2="13.166cm" svg:y2="15.513cm" draw:start-shape="id49" draw:start-glue-point="10" draw:end-shape="id45" draw:end-glue-point="6" svg:d="M11733 7913l1433 7600" svg:viewBox="0 0 1434 7601">
          <text:p/>
        </draw:connector>
        <draw:connector draw:style-name="gr1" draw:text-style-name="P1" draw:layer="layout" draw:type="line" svg:x1="11.733cm" svg:y1="7.913cm" svg:x2="13.166cm" svg:y2="17.413cm" draw:start-shape="id49" draw:start-glue-point="10" draw:end-shape="id46" draw:end-glue-point="6" svg:d="M11733 7913l1433 9500" svg:viewBox="0 0 1434 9501">
          <text:p/>
        </draw:connector>
        <draw:connector draw:style-name="gr1" draw:text-style-name="P1" draw:layer="layout" draw:type="line" svg:x1="11.733cm" svg:y1="9.813cm" svg:x2="13.166cm" svg:y2="2.013cm" draw:start-shape="id50" draw:start-glue-point="10" draw:end-shape="id38" draw:end-glue-point="6" svg:d="M11733 9813l1433-7800" svg:viewBox="0 0 1434 7801">
          <text:p/>
        </draw:connector>
        <draw:connector draw:style-name="gr1" draw:text-style-name="P1" draw:layer="layout" draw:type="line" svg:x1="11.733cm" svg:y1="9.813cm" svg:x2="13.166cm" svg:y2="3.913cm" draw:start-shape="id50" draw:start-glue-point="10" draw:end-shape="id39" draw:end-glue-point="6" svg:d="M11733 9813l1433-5900" svg:viewBox="0 0 1434 5901">
          <text:p/>
        </draw:connector>
        <draw:connector draw:style-name="gr1" draw:text-style-name="P1" draw:layer="layout" draw:type="line" svg:x1="11.733cm" svg:y1="9.813cm" svg:x2="13.166cm" svg:y2="5.913cm" draw:start-shape="id50" draw:start-glue-point="10" draw:end-shape="id40" draw:end-glue-point="6" svg:d="M11733 9813l1433-3900" svg:viewBox="0 0 1434 3901">
          <text:p/>
        </draw:connector>
        <draw:connector draw:style-name="gr1" draw:text-style-name="P1" draw:layer="layout" draw:type="line" svg:x1="11.733cm" svg:y1="9.813cm" svg:x2="13.166cm" svg:y2="7.913cm" draw:start-shape="id50" draw:start-glue-point="10" draw:end-shape="id41" draw:end-glue-point="6" svg:d="M11733 9813l1433-1900" svg:viewBox="0 0 1434 1901">
          <text:p/>
        </draw:connector>
        <draw:connector draw:style-name="gr1" draw:text-style-name="P1" draw:layer="layout" draw:type="line" svg:x1="11.733cm" svg:y1="9.813cm" svg:x2="13.166cm" svg:y2="9.813cm" draw:start-shape="id50" draw:start-glue-point="10" draw:end-shape="id42" draw:end-glue-point="6" svg:d="M11733 9813h1433" svg:viewBox="0 0 1434 1">
          <text:p/>
        </draw:connector>
        <draw:connector draw:style-name="gr1" draw:text-style-name="P1" draw:layer="layout" draw:type="line" svg:x1="11.733cm" svg:y1="9.813cm" svg:x2="13.133cm" svg:y2="11.713cm" draw:start-shape="id50" draw:start-glue-point="10" draw:end-shape="id43" draw:end-glue-point="6" svg:d="M11733 9813l1400 1900" svg:viewBox="0 0 1401 1901">
          <text:p/>
        </draw:connector>
        <draw:connector draw:style-name="gr1" draw:text-style-name="P1" draw:layer="layout" draw:type="line" svg:x1="11.733cm" svg:y1="9.813cm" svg:x2="13.166cm" svg:y2="13.613cm" draw:start-shape="id50" draw:start-glue-point="10" draw:end-shape="id44" draw:end-glue-point="6" svg:d="M11733 9813l1433 3800" svg:viewBox="0 0 1434 3801">
          <text:p/>
        </draw:connector>
        <draw:connector draw:style-name="gr1" draw:text-style-name="P1" draw:layer="layout" draw:type="line" svg:x1="11.733cm" svg:y1="9.813cm" svg:x2="13.166cm" svg:y2="15.513cm" draw:start-shape="id50" draw:start-glue-point="10" draw:end-shape="id45" draw:end-glue-point="6" svg:d="M11733 9813l1433 5700" svg:viewBox="0 0 1434 5701">
          <text:p/>
        </draw:connector>
        <draw:connector draw:style-name="gr1" draw:text-style-name="P1" draw:layer="layout" draw:type="line" svg:x1="11.733cm" svg:y1="9.813cm" svg:x2="13.166cm" svg:y2="17.413cm" draw:start-shape="id50" draw:start-glue-point="10" draw:end-shape="id46" draw:end-glue-point="6" svg:d="M11733 9813l1433 7600" svg:viewBox="0 0 1434 7601">
          <text:p/>
        </draw:connector>
        <draw:connector draw:style-name="gr1" draw:text-style-name="P1" draw:layer="layout" draw:type="line" svg:x1="11.7cm" svg:y1="11.713cm" svg:x2="13.166cm" svg:y2="2.013cm" draw:start-shape="id51" draw:start-glue-point="10" draw:end-shape="id38" draw:end-glue-point="6" svg:d="M11700 11713l1466-9700" svg:viewBox="0 0 1467 9701">
          <text:p/>
        </draw:connector>
        <draw:connector draw:style-name="gr1" draw:text-style-name="P1" draw:layer="layout" draw:type="line" svg:x1="11.7cm" svg:y1="11.713cm" svg:x2="13.166cm" svg:y2="3.913cm" draw:start-shape="id51" draw:start-glue-point="10" draw:end-shape="id39" draw:end-glue-point="6" svg:d="M11700 11713l1466-7800" svg:viewBox="0 0 1467 7801">
          <text:p/>
        </draw:connector>
        <draw:connector draw:style-name="gr1" draw:text-style-name="P1" draw:layer="layout" draw:type="line" svg:x1="11.7cm" svg:y1="11.713cm" svg:x2="13.166cm" svg:y2="5.913cm" draw:start-shape="id51" draw:start-glue-point="10" draw:end-shape="id40" draw:end-glue-point="6" svg:d="M11700 11713l1466-5800" svg:viewBox="0 0 1467 5801">
          <text:p/>
        </draw:connector>
        <draw:connector draw:style-name="gr1" draw:text-style-name="P1" draw:layer="layout" draw:type="line" svg:x1="11.539cm" svg:y1="11.324cm" svg:x2="13.166cm" svg:y2="7.913cm" draw:start-shape="id51" draw:start-glue-point="11" draw:end-shape="id41" draw:end-glue-point="6" svg:d="M11539 11324l1627-3411" svg:viewBox="0 0 1628 3412">
          <text:p/>
        </draw:connector>
        <draw:connector draw:style-name="gr1" draw:text-style-name="P1" draw:layer="layout" draw:type="line" svg:x1="11.7cm" svg:y1="11.713cm" svg:x2="13.166cm" svg:y2="9.813cm" draw:start-shape="id51" draw:start-glue-point="10" draw:end-shape="id42" draw:end-glue-point="6" svg:d="M11700 11713l1466-1900" svg:viewBox="0 0 1467 1901">
          <text:p/>
        </draw:connector>
        <draw:connector draw:style-name="gr1" draw:text-style-name="P1" draw:layer="layout" draw:type="line" svg:x1="11.7cm" svg:y1="11.713cm" svg:x2="13.133cm" svg:y2="11.713cm" draw:start-shape="id51" draw:start-glue-point="10" draw:end-shape="id43" draw:end-glue-point="6" svg:d="M11700 11713h1433" svg:viewBox="0 0 1434 1">
          <text:p/>
        </draw:connector>
        <draw:connector draw:style-name="gr1" draw:text-style-name="P1" draw:layer="layout" draw:type="line" svg:x1="11.7cm" svg:y1="11.713cm" svg:x2="13.166cm" svg:y2="13.613cm" draw:start-shape="id51" draw:start-glue-point="10" draw:end-shape="id44" draw:end-glue-point="6" svg:d="M11700 11713l1466 1900" svg:viewBox="0 0 1467 1901">
          <text:p/>
        </draw:connector>
        <draw:connector draw:style-name="gr1" draw:text-style-name="P1" draw:layer="layout" draw:type="line" svg:x1="11.7cm" svg:y1="11.713cm" svg:x2="13.166cm" svg:y2="15.513cm" draw:start-shape="id51" draw:start-glue-point="10" draw:end-shape="id45" draw:end-glue-point="6" svg:d="M11700 11713l1466 3800" svg:viewBox="0 0 1467 3801">
          <text:p/>
        </draw:connector>
        <draw:connector draw:style-name="gr1" draw:text-style-name="P1" draw:layer="layout" draw:type="line" svg:x1="11.7cm" svg:y1="11.713cm" svg:x2="13.166cm" svg:y2="17.413cm" draw:start-shape="id51" draw:start-glue-point="10" draw:end-shape="id46" draw:end-glue-point="6" svg:d="M11700 11713l1466 5700" svg:viewBox="0 0 1467 5701">
          <text:p/>
        </draw:connector>
        <draw:connector draw:style-name="gr1" draw:text-style-name="P1" draw:layer="layout" draw:type="line" svg:x1="11.733cm" svg:y1="13.613cm" svg:x2="13.166cm" svg:y2="2.013cm" draw:start-shape="id52" draw:start-glue-point="10" draw:end-shape="id38" draw:end-glue-point="6" svg:d="M11733 13613l1433-11600" svg:viewBox="0 0 1434 11601">
          <text:p/>
        </draw:connector>
        <draw:connector draw:style-name="gr1" draw:text-style-name="P1" draw:layer="layout" draw:type="line" svg:x1="11.733cm" svg:y1="13.613cm" svg:x2="13.166cm" svg:y2="3.913cm" draw:start-shape="id52" draw:start-glue-point="10" draw:end-shape="id39" draw:end-glue-point="6" svg:d="M11733 13613l1433-9700" svg:viewBox="0 0 1434 9701">
          <text:p/>
        </draw:connector>
        <draw:connector draw:style-name="gr1" draw:text-style-name="P1" draw:layer="layout" draw:type="line" svg:x1="11.733cm" svg:y1="13.613cm" svg:x2="13.166cm" svg:y2="5.913cm" draw:start-shape="id52" draw:start-glue-point="10" draw:end-shape="id40" draw:end-glue-point="6" svg:d="M11733 13613l1433-7700" svg:viewBox="0 0 1434 7701">
          <text:p/>
        </draw:connector>
        <draw:connector draw:style-name="gr1" draw:text-style-name="P1" draw:layer="layout" draw:type="line" svg:x1="11.733cm" svg:y1="13.613cm" svg:x2="13.166cm" svg:y2="7.913cm" draw:start-shape="id52" draw:start-glue-point="10" draw:end-shape="id41" draw:end-glue-point="6" svg:d="M11733 13613l1433-5700" svg:viewBox="0 0 1434 5701">
          <text:p/>
        </draw:connector>
        <draw:connector draw:style-name="gr1" draw:text-style-name="P1" draw:layer="layout" draw:type="line" svg:x1="11.733cm" svg:y1="13.613cm" svg:x2="13.166cm" svg:y2="9.813cm" draw:start-shape="id52" draw:start-glue-point="10" draw:end-shape="id42" draw:end-glue-point="6" svg:d="M11733 13613l1433-3800" svg:viewBox="0 0 1434 3801">
          <text:p/>
        </draw:connector>
        <draw:connector draw:style-name="gr1" draw:text-style-name="P1" draw:layer="layout" draw:type="line" svg:x1="11.733cm" svg:y1="13.613cm" svg:x2="13.133cm" svg:y2="11.713cm" draw:start-shape="id52" draw:start-glue-point="10" draw:end-shape="id43" draw:end-glue-point="6" svg:d="M11733 13613l1400-1900" svg:viewBox="0 0 1401 1901">
          <text:p/>
        </draw:connector>
        <draw:connector draw:style-name="gr1" draw:text-style-name="P1" draw:layer="layout" draw:type="line" svg:x1="11.733cm" svg:y1="13.613cm" svg:x2="13.166cm" svg:y2="13.613cm" draw:start-shape="id52" draw:start-glue-point="10" draw:end-shape="id44" draw:end-glue-point="6" svg:d="M11733 13613h1433" svg:viewBox="0 0 1434 1">
          <text:p/>
        </draw:connector>
        <draw:connector draw:style-name="gr1" draw:text-style-name="P1" draw:layer="layout" draw:type="line" svg:x1="11.733cm" svg:y1="13.613cm" svg:x2="13.166cm" svg:y2="15.513cm" draw:start-shape="id52" draw:start-glue-point="10" draw:end-shape="id45" draw:end-glue-point="6" svg:d="M11733 13613l1433 1900" svg:viewBox="0 0 1434 1901">
          <text:p/>
        </draw:connector>
        <draw:connector draw:style-name="gr1" draw:text-style-name="P1" draw:layer="layout" draw:type="line" svg:x1="11.733cm" svg:y1="13.613cm" svg:x2="13.166cm" svg:y2="17.413cm" draw:start-shape="id52" draw:start-glue-point="10" draw:end-shape="id46" draw:end-glue-point="6" svg:d="M11733 13613l1433 3800" svg:viewBox="0 0 1434 3801">
          <text:p/>
        </draw:connector>
        <draw:connector draw:style-name="gr1" draw:text-style-name="P1" draw:layer="layout" draw:type="line" svg:x1="11.733cm" svg:y1="15.513cm" svg:x2="13.166cm" svg:y2="2.013cm" draw:start-shape="id53" draw:start-glue-point="10" draw:end-shape="id38" draw:end-glue-point="6" svg:d="M11733 15513l1433-13500" svg:viewBox="0 0 1434 13501">
          <text:p/>
        </draw:connector>
        <draw:connector draw:style-name="gr1" draw:text-style-name="P1" draw:layer="layout" draw:type="line" svg:x1="11.733cm" svg:y1="15.513cm" svg:x2="13.166cm" svg:y2="3.913cm" draw:start-shape="id53" draw:start-glue-point="10" draw:end-shape="id39" draw:end-glue-point="6" svg:d="M11733 15513l1433-11600" svg:viewBox="0 0 1434 11601">
          <text:p/>
        </draw:connector>
        <draw:connector draw:style-name="gr1" draw:text-style-name="P1" draw:layer="layout" draw:type="line" svg:x1="11.733cm" svg:y1="15.513cm" svg:x2="13.166cm" svg:y2="5.913cm" draw:start-shape="id53" draw:start-glue-point="10" draw:end-shape="id40" draw:end-glue-point="6" svg:d="M11733 15513l1433-9600" svg:viewBox="0 0 1434 9601">
          <text:p/>
        </draw:connector>
        <draw:connector draw:style-name="gr1" draw:text-style-name="P1" draw:layer="layout" draw:type="line" svg:x1="11.733cm" svg:y1="15.513cm" svg:x2="13.166cm" svg:y2="7.913cm" draw:start-shape="id53" draw:start-glue-point="10" draw:end-shape="id41" draw:end-glue-point="6" svg:d="M11733 15513l1433-7600" svg:viewBox="0 0 1434 7601">
          <text:p/>
        </draw:connector>
        <draw:connector draw:style-name="gr1" draw:text-style-name="P1" draw:layer="layout" draw:type="line" svg:x1="11.733cm" svg:y1="15.513cm" svg:x2="13.166cm" svg:y2="9.813cm" draw:start-shape="id53" draw:start-glue-point="10" draw:end-shape="id42" draw:end-glue-point="6" svg:d="M11733 15513l1433-5700" svg:viewBox="0 0 1434 5701">
          <text:p/>
        </draw:connector>
        <draw:connector draw:style-name="gr1" draw:text-style-name="P1" draw:layer="layout" draw:type="line" svg:x1="11.733cm" svg:y1="15.513cm" svg:x2="13.133cm" svg:y2="11.713cm" draw:start-shape="id53" draw:start-glue-point="10" draw:end-shape="id43" draw:end-glue-point="6" svg:d="M11733 15513l1400-3800" svg:viewBox="0 0 1401 3801">
          <text:p/>
        </draw:connector>
        <draw:connector draw:style-name="gr1" draw:text-style-name="P1" draw:layer="layout" draw:type="line" svg:x1="11.733cm" svg:y1="15.513cm" svg:x2="13.166cm" svg:y2="9.813cm" draw:start-shape="id53" draw:start-glue-point="10" draw:end-shape="id42" draw:end-glue-point="6" svg:d="M11733 15513l1433-5700" svg:viewBox="0 0 1434 5701">
          <text:p/>
        </draw:connector>
        <draw:connector draw:style-name="gr1" draw:text-style-name="P1" draw:layer="layout" draw:type="line" svg:x1="11.733cm" svg:y1="15.513cm" svg:x2="13.166cm" svg:y2="13.613cm" draw:start-shape="id53" draw:start-glue-point="10" draw:end-shape="id44" draw:end-glue-point="6" svg:d="M11733 15513l1433-1900" svg:viewBox="0 0 1434 1901">
          <text:p/>
        </draw:connector>
        <draw:connector draw:style-name="gr1" draw:text-style-name="P1" draw:layer="layout" draw:type="line" svg:x1="11.733cm" svg:y1="15.513cm" svg:x2="13.166cm" svg:y2="15.513cm" draw:start-shape="id53" draw:start-glue-point="10" draw:end-shape="id45" draw:end-glue-point="6" svg:d="M11733 15513h1433" svg:viewBox="0 0 1434 1">
          <text:p/>
        </draw:connector>
        <draw:connector draw:style-name="gr1" draw:text-style-name="P1" draw:layer="layout" draw:type="line" svg:x1="11.733cm" svg:y1="15.513cm" svg:x2="13.166cm" svg:y2="17.413cm" draw:start-shape="id53" draw:start-glue-point="10" draw:end-shape="id46" draw:end-glue-point="6" svg:d="M11733 15513l1433 1900" svg:viewBox="0 0 1434 1901">
          <text:p/>
        </draw:connector>
        <draw:connector draw:style-name="gr1" draw:text-style-name="P1" draw:layer="layout" draw:type="line" svg:x1="11.733cm" svg:y1="17.413cm" svg:x2="13.166cm" svg:y2="2.013cm" draw:start-shape="id54" draw:start-glue-point="10" draw:end-shape="id38" draw:end-glue-point="6" svg:d="M11733 17413l1433-15400" svg:viewBox="0 0 1434 15401">
          <text:p/>
        </draw:connector>
        <draw:connector draw:style-name="gr1" draw:text-style-name="P1" draw:layer="layout" draw:type="line" svg:x1="11.733cm" svg:y1="17.413cm" svg:x2="13.166cm" svg:y2="3.913cm" draw:start-shape="id54" draw:start-glue-point="10" draw:end-shape="id39" draw:end-glue-point="6" svg:d="M11733 17413l1433-13500" svg:viewBox="0 0 1434 13501">
          <text:p/>
        </draw:connector>
        <draw:connector draw:style-name="gr1" draw:text-style-name="P1" draw:layer="layout" draw:type="line" svg:x1="11.733cm" svg:y1="17.413cm" svg:x2="13.166cm" svg:y2="5.913cm" draw:start-shape="id54" draw:start-glue-point="10" draw:end-shape="id40" draw:end-glue-point="6" svg:d="M11733 17413l1433-11500" svg:viewBox="0 0 1434 11501">
          <text:p/>
        </draw:connector>
        <draw:connector draw:style-name="gr1" draw:text-style-name="P1" draw:layer="layout" draw:type="line" svg:x1="11.733cm" svg:y1="17.413cm" svg:x2="13.166cm" svg:y2="7.913cm" draw:start-shape="id54" draw:start-glue-point="10" draw:end-shape="id41" draw:end-glue-point="6" svg:d="M11733 17413l1433-9500" svg:viewBox="0 0 1434 9501">
          <text:p/>
        </draw:connector>
        <draw:connector draw:style-name="gr1" draw:text-style-name="P1" draw:layer="layout" draw:type="line" svg:x1="11.733cm" svg:y1="17.413cm" svg:x2="13.166cm" svg:y2="9.813cm" draw:start-shape="id54" draw:start-glue-point="10" draw:end-shape="id42" draw:end-glue-point="6" svg:d="M11733 17413l1433-7600" svg:viewBox="0 0 1434 7601">
          <text:p/>
        </draw:connector>
        <draw:connector draw:style-name="gr1" draw:text-style-name="P1" draw:layer="layout" draw:type="line" svg:x1="11.733cm" svg:y1="17.413cm" svg:x2="13.166cm" svg:y2="9.813cm" draw:start-shape="id54" draw:start-glue-point="10" draw:end-shape="id42" draw:end-glue-point="6" svg:d="M11733 17413l1433-7600" svg:viewBox="0 0 1434 7601">
          <text:p/>
        </draw:connector>
        <draw:connector draw:style-name="gr1" draw:text-style-name="P1" draw:layer="layout" draw:type="line" svg:x1="11.733cm" svg:y1="17.413cm" svg:x2="13.133cm" svg:y2="11.713cm" draw:start-shape="id54" draw:start-glue-point="10" draw:end-shape="id43" draw:end-glue-point="6" svg:d="M11733 17413l1400-5700" svg:viewBox="0 0 1401 5701">
          <text:p/>
        </draw:connector>
        <draw:connector draw:style-name="gr1" draw:text-style-name="P1" draw:layer="layout" draw:type="line" svg:x1="11.733cm" svg:y1="17.413cm" svg:x2="13.166cm" svg:y2="13.613cm" draw:start-shape="id54" draw:start-glue-point="10" draw:end-shape="id44" draw:end-glue-point="6" svg:d="M11733 17413l1433-3800" svg:viewBox="0 0 1434 3801">
          <text:p/>
        </draw:connector>
        <draw:connector draw:style-name="gr1" draw:text-style-name="P1" draw:layer="layout" draw:type="line" svg:x1="11.733cm" svg:y1="17.413cm" svg:x2="13.166cm" svg:y2="15.513cm" draw:start-shape="id54" draw:start-glue-point="10" draw:end-shape="id45" draw:end-glue-point="6" svg:d="M11733 17413l1433-1900" svg:viewBox="0 0 1434 1901">
          <text:p/>
        </draw:connector>
        <draw:connector draw:style-name="gr1" draw:text-style-name="P1" draw:layer="layout" draw:type="line" svg:x1="11.733cm" svg:y1="17.413cm" svg:x2="13.166cm" svg:y2="17.413cm" draw:start-shape="id54" draw:start-glue-point="10" draw:end-shape="id46" draw:end-glue-point="6" svg:d="M11733 17413h1433" svg:viewBox="0 0 1434 1">
          <text:p/>
        </draw:connector>
        <draw:custom-shape draw:style-name="gr2" draw:text-style-name="P2" xml:id="id55" draw:id="id55" draw:layer="layout" svg:width="1.1cm" svg:height="1.1cm" svg:x="13.167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1.1cm" svg:height="1.1cm" svg:x="13.167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1.1cm" svg:height="1.1cm" svg:x="13.167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1.1cm" svg:height="1.1cm" svg:x="13.167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1.1cm" svg:height="1.1cm" svg:x="13.167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1.1cm" svg:height="1.1cm" svg:x="13.134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1.1cm" svg:height="1.1cm" svg:x="13.167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1.1cm" svg:height="1.1cm" svg:x="13.167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1.1cm" svg:height="1.1cm" svg:x="13.167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1.1cm" svg:height="1.1cm" svg:x="15.7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1.1cm" svg:height="1.1cm" svg:x="15.7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1.1cm" svg:height="1.1cm" svg:x="15.7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1.1cm" svg:height="1.1cm" svg:x="15.7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1.1cm" svg:height="1.1cm" svg:x="15.7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1.1cm" svg:height="1.1cm" svg:x="15.667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layout" svg:width="1.1cm" svg:height="1.1cm" svg:x="15.7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1.1cm" svg:height="1.1cm" svg:x="15.7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1.1cm" svg:height="1.1cm" svg:x="15.7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267cm" svg:y1="2.013cm" svg:x2="15.7cm" svg:y2="2.013cm" draw:start-shape="id55" draw:start-glue-point="10" draw:end-shape="id56" draw:end-glue-point="6" svg:d="M14267 2013h1433" svg:viewBox="0 0 1434 1">
          <text:p/>
        </draw:connector>
        <draw:connector draw:style-name="gr1" draw:text-style-name="P1" draw:layer="layout" draw:type="line" svg:x1="14.267cm" svg:y1="2.013cm" svg:x2="15.7cm" svg:y2="3.913cm" draw:start-shape="id55" draw:start-glue-point="10" draw:end-shape="id57" draw:end-glue-point="6" svg:d="M14267 2013l1433 1900" svg:viewBox="0 0 1434 1901">
          <text:p/>
        </draw:connector>
        <draw:connector draw:style-name="gr1" draw:text-style-name="P1" draw:layer="layout" draw:type="line" svg:x1="14.267cm" svg:y1="2.013cm" svg:x2="15.7cm" svg:y2="3.913cm" draw:start-shape="id55" draw:start-glue-point="10" draw:end-shape="id57" draw:end-glue-point="6" svg:d="M14267 2013l1433 1900" svg:viewBox="0 0 1434 1901">
          <text:p/>
        </draw:connector>
        <draw:connector draw:style-name="gr1" draw:text-style-name="P1" draw:layer="layout" draw:type="line" svg:x1="14.267cm" svg:y1="2.013cm" svg:x2="15.7cm" svg:y2="5.913cm" draw:start-shape="id55" draw:start-glue-point="10" draw:end-shape="id58" draw:end-glue-point="6" svg:d="M14267 2013l1433 3900" svg:viewBox="0 0 1434 3901">
          <text:p/>
        </draw:connector>
        <draw:connector draw:style-name="gr1" draw:text-style-name="P1" draw:layer="layout" draw:type="line" svg:x1="14.267cm" svg:y1="2.013cm" svg:x2="15.7cm" svg:y2="7.913cm" draw:start-shape="id55" draw:start-glue-point="10" draw:end-shape="id59" draw:end-glue-point="6" svg:d="M14267 2013l1433 5900" svg:viewBox="0 0 1434 5901">
          <text:p/>
        </draw:connector>
        <draw:connector draw:style-name="gr1" draw:text-style-name="P1" draw:layer="layout" draw:type="line" svg:x1="14.267cm" svg:y1="2.013cm" svg:x2="15.7cm" svg:y2="9.813cm" draw:start-shape="id55" draw:start-glue-point="10" draw:end-shape="id60" draw:end-glue-point="6" svg:d="M14267 2013l1433 7800" svg:viewBox="0 0 1434 7801">
          <text:p/>
        </draw:connector>
        <draw:connector draw:style-name="gr1" draw:text-style-name="P1" draw:layer="layout" draw:type="line" svg:x1="14.267cm" svg:y1="2.013cm" svg:x2="15.667cm" svg:y2="11.713cm" draw:start-shape="id55" draw:start-glue-point="10" draw:end-shape="id61" draw:end-glue-point="6" svg:d="M14267 2013l1400 9700" svg:viewBox="0 0 1401 9701">
          <text:p/>
        </draw:connector>
        <draw:connector draw:style-name="gr1" draw:text-style-name="P1" draw:layer="layout" draw:type="line" svg:x1="14.267cm" svg:y1="2.013cm" svg:x2="15.7cm" svg:y2="13.613cm" draw:start-shape="id55" draw:start-glue-point="10" draw:end-shape="id62" draw:end-glue-point="6" svg:d="M14267 2013l1433 11600" svg:viewBox="0 0 1434 11601">
          <text:p/>
        </draw:connector>
        <draw:connector draw:style-name="gr1" draw:text-style-name="P1" draw:layer="layout" draw:type="line" svg:x1="14.267cm" svg:y1="2.013cm" svg:x2="15.7cm" svg:y2="15.513cm" draw:start-shape="id55" draw:start-glue-point="10" draw:end-shape="id63" draw:end-glue-point="6" svg:d="M14267 2013l1433 13500" svg:viewBox="0 0 1434 13501">
          <text:p/>
        </draw:connector>
        <draw:connector draw:style-name="gr1" draw:text-style-name="P1" draw:layer="layout" draw:type="line" svg:x1="14.267cm" svg:y1="2.013cm" svg:x2="15.7cm" svg:y2="17.413cm" draw:start-shape="id55" draw:start-glue-point="10" draw:end-shape="id64" draw:end-glue-point="6" svg:d="M14267 2013l1433 15400" svg:viewBox="0 0 1434 15401">
          <text:p/>
        </draw:connector>
        <draw:connector draw:style-name="gr1" draw:text-style-name="P1" draw:layer="layout" draw:type="line" svg:x1="14.267cm" svg:y1="3.913cm" svg:x2="15.7cm" svg:y2="2.013cm" draw:start-shape="id65" draw:start-glue-point="10" draw:end-shape="id56" draw:end-glue-point="6" svg:d="M14267 3913l1433-1900" svg:viewBox="0 0 1434 1901">
          <text:p/>
        </draw:connector>
        <draw:connector draw:style-name="gr1" draw:text-style-name="P1" draw:layer="layout" draw:type="line" svg:x1="14.267cm" svg:y1="3.913cm" svg:x2="15.7cm" svg:y2="3.913cm" draw:start-shape="id65" draw:start-glue-point="10" draw:end-shape="id57" draw:end-glue-point="6" svg:d="M14267 3913h1433" svg:viewBox="0 0 1434 1">
          <text:p/>
        </draw:connector>
        <draw:connector draw:style-name="gr1" draw:text-style-name="P1" draw:layer="layout" draw:type="line" svg:x1="14.267cm" svg:y1="3.913cm" svg:x2="15.7cm" svg:y2="5.913cm" draw:start-shape="id65" draw:start-glue-point="10" draw:end-shape="id58" draw:end-glue-point="6" svg:d="M14267 3913l1433 2000" svg:viewBox="0 0 1434 2001">
          <text:p/>
        </draw:connector>
        <draw:connector draw:style-name="gr1" draw:text-style-name="P1" draw:layer="layout" draw:type="line" svg:x1="14.267cm" svg:y1="3.913cm" svg:x2="15.7cm" svg:y2="7.913cm" draw:start-shape="id65" draw:start-glue-point="10" draw:end-shape="id59" draw:end-glue-point="6" svg:d="M14267 3913l1433 4000" svg:viewBox="0 0 1434 4001">
          <text:p/>
        </draw:connector>
        <draw:connector draw:style-name="gr1" draw:text-style-name="P1" draw:layer="layout" draw:type="line" svg:x1="14.267cm" svg:y1="5.913cm" svg:x2="15.7cm" svg:y2="5.913cm" draw:start-shape="id66" draw:start-glue-point="10" draw:end-shape="id58" draw:end-glue-point="6" svg:d="M14267 5913h1433" svg:viewBox="0 0 1434 1">
          <text:p/>
        </draw:connector>
        <draw:connector draw:style-name="gr1" draw:text-style-name="P1" draw:layer="layout" draw:type="line" svg:x1="14.267cm" svg:y1="3.913cm" svg:x2="15.667cm" svg:y2="11.713cm" draw:start-shape="id65" draw:start-glue-point="10" draw:end-shape="id61" draw:end-glue-point="6" svg:d="M14267 3913l1400 7800" svg:viewBox="0 0 1401 7801">
          <text:p/>
        </draw:connector>
        <draw:connector draw:style-name="gr1" draw:text-style-name="P1" draw:layer="layout" draw:type="line" svg:x1="14.267cm" svg:y1="3.913cm" svg:x2="15.7cm" svg:y2="5.913cm" draw:start-shape="id65" draw:start-glue-point="10" draw:end-shape="id58" draw:end-glue-point="6" svg:d="M14267 3913l1433 2000" svg:viewBox="0 0 1434 2001">
          <text:p/>
        </draw:connector>
        <draw:connector draw:style-name="gr1" draw:text-style-name="P1" draw:layer="layout" draw:type="line" svg:x1="14.267cm" svg:y1="3.913cm" svg:x2="15.7cm" svg:y2="9.813cm" draw:start-shape="id65" draw:start-glue-point="10" draw:end-shape="id60" draw:end-glue-point="6" svg:d="M14267 3913l1433 5900" svg:viewBox="0 0 1434 5901">
          <text:p/>
        </draw:connector>
        <draw:connector draw:style-name="gr1" draw:text-style-name="P1" draw:layer="layout" draw:type="line" svg:x1="14.267cm" svg:y1="3.913cm" svg:x2="15.7cm" svg:y2="13.613cm" draw:start-shape="id65" draw:start-glue-point="10" draw:end-shape="id62" draw:end-glue-point="6" svg:d="M14267 3913l1433 9700" svg:viewBox="0 0 1434 9701">
          <text:p/>
        </draw:connector>
        <draw:connector draw:style-name="gr1" draw:text-style-name="P1" draw:layer="layout" draw:type="line" svg:x1="14.267cm" svg:y1="3.913cm" svg:x2="15.7cm" svg:y2="15.513cm" draw:start-shape="id65" draw:start-glue-point="10" draw:end-shape="id63" draw:end-glue-point="6" svg:d="M14267 3913l1433 11600" svg:viewBox="0 0 1434 11601">
          <text:p/>
        </draw:connector>
        <draw:connector draw:style-name="gr1" draw:text-style-name="P1" draw:layer="layout" draw:type="line" svg:x1="14.267cm" svg:y1="2.013cm" svg:x2="15.7cm" svg:y2="17.413cm" draw:start-shape="id55" draw:start-glue-point="10" draw:end-shape="id64" draw:end-glue-point="6" svg:d="M14267 2013l1433 15400" svg:viewBox="0 0 1434 15401">
          <text:p/>
        </draw:connector>
        <draw:connector draw:style-name="gr1" draw:text-style-name="P1" draw:layer="layout" draw:type="line" svg:x1="14.267cm" svg:y1="5.913cm" svg:x2="15.7cm" svg:y2="2.013cm" draw:start-shape="id66" draw:start-glue-point="10" draw:end-shape="id56" draw:end-glue-point="6" svg:d="M14267 5913l1433-3900" svg:viewBox="0 0 1434 3901">
          <text:p/>
        </draw:connector>
        <draw:connector draw:style-name="gr1" draw:text-style-name="P1" draw:layer="layout" draw:type="line" svg:x1="14.267cm" svg:y1="5.913cm" svg:x2="15.7cm" svg:y2="3.913cm" draw:start-shape="id66" draw:start-glue-point="10" draw:end-shape="id57" draw:end-glue-point="6" svg:d="M14267 5913l1433-2000" svg:viewBox="0 0 1434 2001">
          <text:p/>
        </draw:connector>
        <draw:connector draw:style-name="gr1" draw:text-style-name="P1" draw:layer="layout" draw:type="line" svg:x1="14.267cm" svg:y1="5.913cm" svg:x2="15.7cm" svg:y2="7.913cm" draw:start-shape="id66" draw:start-glue-point="10" draw:end-shape="id59" draw:end-glue-point="6" svg:d="M14267 5913l1433 2000" svg:viewBox="0 0 1434 2001">
          <text:p/>
        </draw:connector>
        <draw:connector draw:style-name="gr1" draw:text-style-name="P1" draw:layer="layout" draw:type="line" svg:x1="14.267cm" svg:y1="5.913cm" svg:x2="15.7cm" svg:y2="9.813cm" draw:start-shape="id66" draw:start-glue-point="10" draw:end-shape="id60" draw:end-glue-point="6" svg:d="M14267 5913l1433 3900" svg:viewBox="0 0 1434 3901">
          <text:p/>
        </draw:connector>
        <draw:connector draw:style-name="gr1" draw:text-style-name="P1" draw:layer="layout" draw:type="line" svg:x1="14.267cm" svg:y1="5.913cm" svg:x2="15.667cm" svg:y2="11.713cm" draw:start-shape="id66" draw:start-glue-point="10" draw:end-shape="id61" draw:end-glue-point="6" svg:d="M14267 5913l1400 5800" svg:viewBox="0 0 1401 5801">
          <text:p/>
        </draw:connector>
        <draw:connector draw:style-name="gr1" draw:text-style-name="P1" draw:layer="layout" draw:type="line" svg:x1="14.267cm" svg:y1="5.913cm" svg:x2="15.7cm" svg:y2="13.613cm" draw:start-shape="id66" draw:start-glue-point="10" draw:end-shape="id62" draw:end-glue-point="6" svg:d="M14267 5913l1433 7700" svg:viewBox="0 0 1434 7701">
          <text:p/>
        </draw:connector>
        <draw:connector draw:style-name="gr1" draw:text-style-name="P1" draw:layer="layout" draw:type="line" svg:x1="14.267cm" svg:y1="5.913cm" svg:x2="15.7cm" svg:y2="15.513cm" draw:start-shape="id66" draw:start-glue-point="10" draw:end-shape="id63" draw:end-glue-point="6" svg:d="M14267 5913l1433 9600" svg:viewBox="0 0 1434 9601">
          <text:p/>
        </draw:connector>
        <draw:connector draw:style-name="gr1" draw:text-style-name="P1" draw:layer="layout" draw:type="line" svg:x1="14.267cm" svg:y1="5.913cm" svg:x2="15.7cm" svg:y2="17.413cm" draw:start-shape="id66" draw:start-glue-point="10" draw:end-shape="id64" draw:end-glue-point="6" svg:d="M14267 5913l1433 11500" svg:viewBox="0 0 1434 11501">
          <text:p/>
        </draw:connector>
        <draw:connector draw:style-name="gr1" draw:text-style-name="P1" draw:layer="layout" draw:type="line" svg:x1="14.267cm" svg:y1="7.913cm" svg:x2="15.7cm" svg:y2="2.013cm" draw:start-shape="id67" draw:start-glue-point="10" draw:end-shape="id56" draw:end-glue-point="6" svg:d="M14267 7913l1433-5900" svg:viewBox="0 0 1434 5901">
          <text:p/>
        </draw:connector>
        <draw:connector draw:style-name="gr1" draw:text-style-name="P1" draw:layer="layout" draw:type="line" svg:x1="14.267cm" svg:y1="7.913cm" svg:x2="15.7cm" svg:y2="3.913cm" draw:start-shape="id67" draw:start-glue-point="10" draw:end-shape="id57" draw:end-glue-point="6" svg:d="M14267 7913l1433-4000" svg:viewBox="0 0 1434 4001">
          <text:p/>
        </draw:connector>
        <draw:connector draw:style-name="gr1" draw:text-style-name="P1" draw:layer="layout" draw:type="line" svg:x1="14.267cm" svg:y1="7.913cm" svg:x2="15.7cm" svg:y2="5.913cm" draw:start-shape="id67" draw:start-glue-point="10" draw:end-shape="id58" draw:end-glue-point="6" svg:d="M14267 7913l1433-2000" svg:viewBox="0 0 1434 2001">
          <text:p/>
        </draw:connector>
        <draw:connector draw:style-name="gr1" draw:text-style-name="P1" draw:layer="layout" draw:type="line" svg:x1="14.267cm" svg:y1="7.913cm" svg:x2="15.7cm" svg:y2="7.913cm" draw:start-shape="id67" draw:start-glue-point="10" draw:end-shape="id59" draw:end-glue-point="6" svg:d="M14267 7913h1433" svg:viewBox="0 0 1434 1">
          <text:p/>
        </draw:connector>
        <draw:connector draw:style-name="gr1" draw:text-style-name="P1" draw:layer="layout" draw:type="line" svg:x1="14.267cm" svg:y1="7.913cm" svg:x2="15.7cm" svg:y2="9.813cm" draw:start-shape="id67" draw:start-glue-point="10" draw:end-shape="id60" draw:end-glue-point="6" svg:d="M14267 7913l1433 1900" svg:viewBox="0 0 1434 1901">
          <text:p/>
        </draw:connector>
        <draw:connector draw:style-name="gr1" draw:text-style-name="P1" draw:layer="layout" draw:type="line" svg:x1="14.267cm" svg:y1="7.913cm" svg:x2="15.667cm" svg:y2="11.713cm" draw:start-shape="id67" draw:start-glue-point="10" draw:end-shape="id61" draw:end-glue-point="6" svg:d="M14267 7913l1400 3800" svg:viewBox="0 0 1401 3801">
          <text:p/>
        </draw:connector>
        <draw:connector draw:style-name="gr1" draw:text-style-name="P1" draw:layer="layout" draw:type="line" svg:x1="14.267cm" svg:y1="7.913cm" svg:x2="15.7cm" svg:y2="13.613cm" draw:start-shape="id67" draw:start-glue-point="10" draw:end-shape="id62" draw:end-glue-point="6" svg:d="M14267 7913l1433 5700" svg:viewBox="0 0 1434 5701">
          <text:p/>
        </draw:connector>
        <draw:connector draw:style-name="gr1" draw:text-style-name="P1" draw:layer="layout" draw:type="line" svg:x1="14.267cm" svg:y1="7.913cm" svg:x2="15.7cm" svg:y2="15.513cm" draw:start-shape="id67" draw:start-glue-point="10" draw:end-shape="id63" draw:end-glue-point="6" svg:d="M14267 7913l1433 7600" svg:viewBox="0 0 1434 7601">
          <text:p/>
        </draw:connector>
        <draw:connector draw:style-name="gr1" draw:text-style-name="P1" draw:layer="layout" draw:type="line" svg:x1="14.267cm" svg:y1="7.913cm" svg:x2="15.7cm" svg:y2="17.413cm" draw:start-shape="id67" draw:start-glue-point="10" draw:end-shape="id64" draw:end-glue-point="6" svg:d="M14267 7913l1433 9500" svg:viewBox="0 0 1434 9501">
          <text:p/>
        </draw:connector>
        <draw:connector draw:style-name="gr1" draw:text-style-name="P1" draw:layer="layout" draw:type="line" svg:x1="14.267cm" svg:y1="9.813cm" svg:x2="15.7cm" svg:y2="2.013cm" draw:start-shape="id68" draw:start-glue-point="10" draw:end-shape="id56" draw:end-glue-point="6" svg:d="M14267 9813l1433-7800" svg:viewBox="0 0 1434 7801">
          <text:p/>
        </draw:connector>
        <draw:connector draw:style-name="gr1" draw:text-style-name="P1" draw:layer="layout" draw:type="line" svg:x1="14.267cm" svg:y1="9.813cm" svg:x2="15.7cm" svg:y2="3.913cm" draw:start-shape="id68" draw:start-glue-point="10" draw:end-shape="id57" draw:end-glue-point="6" svg:d="M14267 9813l1433-5900" svg:viewBox="0 0 1434 5901">
          <text:p/>
        </draw:connector>
        <draw:connector draw:style-name="gr1" draw:text-style-name="P1" draw:layer="layout" draw:type="line" svg:x1="14.267cm" svg:y1="9.813cm" svg:x2="15.7cm" svg:y2="5.913cm" draw:start-shape="id68" draw:start-glue-point="10" draw:end-shape="id58" draw:end-glue-point="6" svg:d="M14267 9813l1433-3900" svg:viewBox="0 0 1434 3901">
          <text:p/>
        </draw:connector>
        <draw:connector draw:style-name="gr1" draw:text-style-name="P1" draw:layer="layout" draw:type="line" svg:x1="14.267cm" svg:y1="9.813cm" svg:x2="15.7cm" svg:y2="7.913cm" draw:start-shape="id68" draw:start-glue-point="10" draw:end-shape="id59" draw:end-glue-point="6" svg:d="M14267 9813l1433-1900" svg:viewBox="0 0 1434 1901">
          <text:p/>
        </draw:connector>
        <draw:connector draw:style-name="gr1" draw:text-style-name="P1" draw:layer="layout" draw:type="line" svg:x1="14.267cm" svg:y1="9.813cm" svg:x2="15.7cm" svg:y2="9.813cm" draw:start-shape="id68" draw:start-glue-point="10" draw:end-shape="id60" draw:end-glue-point="6" svg:d="M14267 9813h1433" svg:viewBox="0 0 1434 1">
          <text:p/>
        </draw:connector>
        <draw:connector draw:style-name="gr1" draw:text-style-name="P1" draw:layer="layout" draw:type="line" svg:x1="14.267cm" svg:y1="9.813cm" svg:x2="15.667cm" svg:y2="11.713cm" draw:start-shape="id68" draw:start-glue-point="10" draw:end-shape="id61" draw:end-glue-point="6" svg:d="M14267 9813l1400 1900" svg:viewBox="0 0 1401 1901">
          <text:p/>
        </draw:connector>
        <draw:connector draw:style-name="gr1" draw:text-style-name="P1" draw:layer="layout" draw:type="line" svg:x1="14.267cm" svg:y1="9.813cm" svg:x2="15.7cm" svg:y2="13.613cm" draw:start-shape="id68" draw:start-glue-point="10" draw:end-shape="id62" draw:end-glue-point="6" svg:d="M14267 9813l1433 3800" svg:viewBox="0 0 1434 3801">
          <text:p/>
        </draw:connector>
        <draw:connector draw:style-name="gr1" draw:text-style-name="P1" draw:layer="layout" draw:type="line" svg:x1="14.267cm" svg:y1="9.813cm" svg:x2="15.7cm" svg:y2="15.513cm" draw:start-shape="id68" draw:start-glue-point="10" draw:end-shape="id63" draw:end-glue-point="6" svg:d="M14267 9813l1433 5700" svg:viewBox="0 0 1434 5701">
          <text:p/>
        </draw:connector>
        <draw:connector draw:style-name="gr1" draw:text-style-name="P1" draw:layer="layout" draw:type="line" svg:x1="14.267cm" svg:y1="9.813cm" svg:x2="15.7cm" svg:y2="17.413cm" draw:start-shape="id68" draw:start-glue-point="10" draw:end-shape="id64" draw:end-glue-point="6" svg:d="M14267 9813l1433 7600" svg:viewBox="0 0 1434 7601">
          <text:p/>
        </draw:connector>
        <draw:connector draw:style-name="gr1" draw:text-style-name="P1" draw:layer="layout" draw:type="line" svg:x1="14.234cm" svg:y1="11.713cm" svg:x2="15.7cm" svg:y2="2.013cm" draw:start-shape="id69" draw:start-glue-point="10" draw:end-shape="id56" draw:end-glue-point="6" svg:d="M14234 11713l1466-9700" svg:viewBox="0 0 1467 9701">
          <text:p/>
        </draw:connector>
        <draw:connector draw:style-name="gr1" draw:text-style-name="P1" draw:layer="layout" draw:type="line" svg:x1="14.234cm" svg:y1="11.713cm" svg:x2="15.7cm" svg:y2="3.913cm" draw:start-shape="id69" draw:start-glue-point="10" draw:end-shape="id57" draw:end-glue-point="6" svg:d="M14234 11713l1466-7800" svg:viewBox="0 0 1467 7801">
          <text:p/>
        </draw:connector>
        <draw:connector draw:style-name="gr1" draw:text-style-name="P1" draw:layer="layout" draw:type="line" svg:x1="14.234cm" svg:y1="11.713cm" svg:x2="15.7cm" svg:y2="5.913cm" draw:start-shape="id69" draw:start-glue-point="10" draw:end-shape="id58" draw:end-glue-point="6" svg:d="M14234 11713l1466-5800" svg:viewBox="0 0 1467 5801">
          <text:p/>
        </draw:connector>
        <draw:connector draw:style-name="gr1" draw:text-style-name="P1" draw:layer="layout" draw:type="line" svg:x1="14.073cm" svg:y1="11.324cm" svg:x2="15.7cm" svg:y2="7.913cm" draw:start-shape="id69" draw:start-glue-point="11" draw:end-shape="id59" draw:end-glue-point="6" svg:d="M14073 11324l1627-3411" svg:viewBox="0 0 1628 3412">
          <text:p/>
        </draw:connector>
        <draw:connector draw:style-name="gr1" draw:text-style-name="P1" draw:layer="layout" draw:type="line" svg:x1="14.234cm" svg:y1="11.713cm" svg:x2="15.7cm" svg:y2="9.813cm" draw:start-shape="id69" draw:start-glue-point="10" draw:end-shape="id60" draw:end-glue-point="6" svg:d="M14234 11713l1466-1900" svg:viewBox="0 0 1467 1901">
          <text:p/>
        </draw:connector>
        <draw:connector draw:style-name="gr1" draw:text-style-name="P1" draw:layer="layout" draw:type="line" svg:x1="14.234cm" svg:y1="11.713cm" svg:x2="15.667cm" svg:y2="11.713cm" draw:start-shape="id69" draw:start-glue-point="10" draw:end-shape="id61" draw:end-glue-point="6" svg:d="M14234 11713h1433" svg:viewBox="0 0 1434 1">
          <text:p/>
        </draw:connector>
        <draw:connector draw:style-name="gr1" draw:text-style-name="P1" draw:layer="layout" draw:type="line" svg:x1="14.234cm" svg:y1="11.713cm" svg:x2="15.7cm" svg:y2="13.613cm" draw:start-shape="id69" draw:start-glue-point="10" draw:end-shape="id62" draw:end-glue-point="6" svg:d="M14234 11713l1466 1900" svg:viewBox="0 0 1467 1901">
          <text:p/>
        </draw:connector>
        <draw:connector draw:style-name="gr1" draw:text-style-name="P1" draw:layer="layout" draw:type="line" svg:x1="14.234cm" svg:y1="11.713cm" svg:x2="15.7cm" svg:y2="15.513cm" draw:start-shape="id69" draw:start-glue-point="10" draw:end-shape="id63" draw:end-glue-point="6" svg:d="M14234 11713l1466 3800" svg:viewBox="0 0 1467 3801">
          <text:p/>
        </draw:connector>
        <draw:connector draw:style-name="gr1" draw:text-style-name="P1" draw:layer="layout" draw:type="line" svg:x1="14.234cm" svg:y1="11.713cm" svg:x2="15.7cm" svg:y2="17.413cm" draw:start-shape="id69" draw:start-glue-point="10" draw:end-shape="id64" draw:end-glue-point="6" svg:d="M14234 11713l1466 5700" svg:viewBox="0 0 1467 5701">
          <text:p/>
        </draw:connector>
        <draw:connector draw:style-name="gr1" draw:text-style-name="P1" draw:layer="layout" draw:type="line" svg:x1="14.267cm" svg:y1="13.613cm" svg:x2="15.7cm" svg:y2="2.013cm" draw:start-shape="id70" draw:start-glue-point="10" draw:end-shape="id56" draw:end-glue-point="6" svg:d="M14267 13613l1433-11600" svg:viewBox="0 0 1434 11601">
          <text:p/>
        </draw:connector>
        <draw:connector draw:style-name="gr1" draw:text-style-name="P1" draw:layer="layout" draw:type="line" svg:x1="14.267cm" svg:y1="13.613cm" svg:x2="15.7cm" svg:y2="3.913cm" draw:start-shape="id70" draw:start-glue-point="10" draw:end-shape="id57" draw:end-glue-point="6" svg:d="M14267 13613l1433-9700" svg:viewBox="0 0 1434 9701">
          <text:p/>
        </draw:connector>
        <draw:connector draw:style-name="gr1" draw:text-style-name="P1" draw:layer="layout" draw:type="line" svg:x1="14.267cm" svg:y1="13.613cm" svg:x2="15.7cm" svg:y2="5.913cm" draw:start-shape="id70" draw:start-glue-point="10" draw:end-shape="id58" draw:end-glue-point="6" svg:d="M14267 13613l1433-7700" svg:viewBox="0 0 1434 7701">
          <text:p/>
        </draw:connector>
        <draw:connector draw:style-name="gr1" draw:text-style-name="P1" draw:layer="layout" draw:type="line" svg:x1="14.267cm" svg:y1="13.613cm" svg:x2="15.7cm" svg:y2="7.913cm" draw:start-shape="id70" draw:start-glue-point="10" draw:end-shape="id59" draw:end-glue-point="6" svg:d="M14267 13613l1433-5700" svg:viewBox="0 0 1434 5701">
          <text:p/>
        </draw:connector>
        <draw:connector draw:style-name="gr1" draw:text-style-name="P1" draw:layer="layout" draw:type="line" svg:x1="14.267cm" svg:y1="13.613cm" svg:x2="15.7cm" svg:y2="9.813cm" draw:start-shape="id70" draw:start-glue-point="10" draw:end-shape="id60" draw:end-glue-point="6" svg:d="M14267 13613l1433-3800" svg:viewBox="0 0 1434 3801">
          <text:p/>
        </draw:connector>
        <draw:connector draw:style-name="gr1" draw:text-style-name="P1" draw:layer="layout" draw:type="line" svg:x1="14.267cm" svg:y1="13.613cm" svg:x2="15.667cm" svg:y2="11.713cm" draw:start-shape="id70" draw:start-glue-point="10" draw:end-shape="id61" draw:end-glue-point="6" svg:d="M14267 13613l1400-1900" svg:viewBox="0 0 1401 1901">
          <text:p/>
        </draw:connector>
        <draw:connector draw:style-name="gr1" draw:text-style-name="P1" draw:layer="layout" draw:type="line" svg:x1="14.267cm" svg:y1="13.613cm" svg:x2="15.7cm" svg:y2="13.613cm" draw:start-shape="id70" draw:start-glue-point="10" draw:end-shape="id62" draw:end-glue-point="6" svg:d="M14267 13613h1433" svg:viewBox="0 0 1434 1">
          <text:p/>
        </draw:connector>
        <draw:connector draw:style-name="gr1" draw:text-style-name="P1" draw:layer="layout" draw:type="line" svg:x1="14.267cm" svg:y1="13.613cm" svg:x2="15.7cm" svg:y2="15.513cm" draw:start-shape="id70" draw:start-glue-point="10" draw:end-shape="id63" draw:end-glue-point="6" svg:d="M14267 13613l1433 1900" svg:viewBox="0 0 1434 1901">
          <text:p/>
        </draw:connector>
        <draw:connector draw:style-name="gr1" draw:text-style-name="P1" draw:layer="layout" draw:type="line" svg:x1="14.267cm" svg:y1="13.613cm" svg:x2="15.7cm" svg:y2="17.413cm" draw:start-shape="id70" draw:start-glue-point="10" draw:end-shape="id64" draw:end-glue-point="6" svg:d="M14267 13613l1433 3800" svg:viewBox="0 0 1434 3801">
          <text:p/>
        </draw:connector>
        <draw:connector draw:style-name="gr1" draw:text-style-name="P1" draw:layer="layout" draw:type="line" svg:x1="14.267cm" svg:y1="15.513cm" svg:x2="15.7cm" svg:y2="2.013cm" draw:start-shape="id71" draw:start-glue-point="10" draw:end-shape="id56" draw:end-glue-point="6" svg:d="M14267 15513l1433-13500" svg:viewBox="0 0 1434 13501">
          <text:p/>
        </draw:connector>
        <draw:connector draw:style-name="gr1" draw:text-style-name="P1" draw:layer="layout" draw:type="line" svg:x1="14.267cm" svg:y1="15.513cm" svg:x2="15.7cm" svg:y2="3.913cm" draw:start-shape="id71" draw:start-glue-point="10" draw:end-shape="id57" draw:end-glue-point="6" svg:d="M14267 15513l1433-11600" svg:viewBox="0 0 1434 11601">
          <text:p/>
        </draw:connector>
        <draw:connector draw:style-name="gr1" draw:text-style-name="P1" draw:layer="layout" draw:type="line" svg:x1="14.267cm" svg:y1="15.513cm" svg:x2="15.7cm" svg:y2="5.913cm" draw:start-shape="id71" draw:start-glue-point="10" draw:end-shape="id58" draw:end-glue-point="6" svg:d="M14267 15513l1433-9600" svg:viewBox="0 0 1434 9601">
          <text:p/>
        </draw:connector>
        <draw:connector draw:style-name="gr1" draw:text-style-name="P1" draw:layer="layout" draw:type="line" svg:x1="14.267cm" svg:y1="15.513cm" svg:x2="15.7cm" svg:y2="7.913cm" draw:start-shape="id71" draw:start-glue-point="10" draw:end-shape="id59" draw:end-glue-point="6" svg:d="M14267 15513l1433-7600" svg:viewBox="0 0 1434 7601">
          <text:p/>
        </draw:connector>
        <draw:connector draw:style-name="gr1" draw:text-style-name="P1" draw:layer="layout" draw:type="line" svg:x1="14.267cm" svg:y1="15.513cm" svg:x2="15.7cm" svg:y2="9.813cm" draw:start-shape="id71" draw:start-glue-point="10" draw:end-shape="id60" draw:end-glue-point="6" svg:d="M14267 15513l1433-5700" svg:viewBox="0 0 1434 5701">
          <text:p/>
        </draw:connector>
        <draw:connector draw:style-name="gr1" draw:text-style-name="P1" draw:layer="layout" draw:type="line" svg:x1="14.267cm" svg:y1="15.513cm" svg:x2="15.667cm" svg:y2="11.713cm" draw:start-shape="id71" draw:start-glue-point="10" draw:end-shape="id61" draw:end-glue-point="6" svg:d="M14267 15513l1400-3800" svg:viewBox="0 0 1401 3801">
          <text:p/>
        </draw:connector>
        <draw:connector draw:style-name="gr1" draw:text-style-name="P1" draw:layer="layout" draw:type="line" svg:x1="14.267cm" svg:y1="15.513cm" svg:x2="15.7cm" svg:y2="9.813cm" draw:start-shape="id71" draw:start-glue-point="10" draw:end-shape="id60" draw:end-glue-point="6" svg:d="M14267 15513l1433-5700" svg:viewBox="0 0 1434 5701">
          <text:p/>
        </draw:connector>
        <draw:connector draw:style-name="gr1" draw:text-style-name="P1" draw:layer="layout" draw:type="line" svg:x1="14.267cm" svg:y1="15.513cm" svg:x2="15.7cm" svg:y2="13.613cm" draw:start-shape="id71" draw:start-glue-point="10" draw:end-shape="id62" draw:end-glue-point="6" svg:d="M14267 15513l1433-1900" svg:viewBox="0 0 1434 1901">
          <text:p/>
        </draw:connector>
        <draw:connector draw:style-name="gr1" draw:text-style-name="P1" draw:layer="layout" draw:type="line" svg:x1="14.267cm" svg:y1="15.513cm" svg:x2="15.7cm" svg:y2="15.513cm" draw:start-shape="id71" draw:start-glue-point="10" draw:end-shape="id63" draw:end-glue-point="6" svg:d="M14267 15513h1433" svg:viewBox="0 0 1434 1">
          <text:p/>
        </draw:connector>
        <draw:connector draw:style-name="gr1" draw:text-style-name="P1" draw:layer="layout" draw:type="line" svg:x1="14.267cm" svg:y1="15.513cm" svg:x2="15.7cm" svg:y2="17.413cm" draw:start-shape="id71" draw:start-glue-point="10" draw:end-shape="id64" draw:end-glue-point="6" svg:d="M14267 15513l1433 1900" svg:viewBox="0 0 1434 1901">
          <text:p/>
        </draw:connector>
        <draw:connector draw:style-name="gr1" draw:text-style-name="P1" draw:layer="layout" draw:type="line" svg:x1="14.267cm" svg:y1="17.413cm" svg:x2="15.7cm" svg:y2="2.013cm" draw:start-shape="id72" draw:start-glue-point="10" draw:end-shape="id56" draw:end-glue-point="6" svg:d="M14267 17413l1433-15400" svg:viewBox="0 0 1434 15401">
          <text:p/>
        </draw:connector>
        <draw:connector draw:style-name="gr1" draw:text-style-name="P1" draw:layer="layout" draw:type="line" svg:x1="14.267cm" svg:y1="17.413cm" svg:x2="15.7cm" svg:y2="3.913cm" draw:start-shape="id72" draw:start-glue-point="10" draw:end-shape="id57" draw:end-glue-point="6" svg:d="M14267 17413l1433-13500" svg:viewBox="0 0 1434 13501">
          <text:p/>
        </draw:connector>
        <draw:connector draw:style-name="gr1" draw:text-style-name="P1" draw:layer="layout" draw:type="line" svg:x1="14.267cm" svg:y1="17.413cm" svg:x2="15.7cm" svg:y2="5.913cm" draw:start-shape="id72" draw:start-glue-point="10" draw:end-shape="id58" draw:end-glue-point="6" svg:d="M14267 17413l1433-11500" svg:viewBox="0 0 1434 11501">
          <text:p/>
        </draw:connector>
        <draw:connector draw:style-name="gr1" draw:text-style-name="P1" draw:layer="layout" draw:type="line" svg:x1="14.267cm" svg:y1="17.413cm" svg:x2="15.7cm" svg:y2="7.913cm" draw:start-shape="id72" draw:start-glue-point="10" draw:end-shape="id59" draw:end-glue-point="6" svg:d="M14267 17413l1433-9500" svg:viewBox="0 0 1434 9501">
          <text:p/>
        </draw:connector>
        <draw:connector draw:style-name="gr1" draw:text-style-name="P1" draw:layer="layout" draw:type="line" svg:x1="14.267cm" svg:y1="17.413cm" svg:x2="15.7cm" svg:y2="9.813cm" draw:start-shape="id72" draw:start-glue-point="10" draw:end-shape="id60" draw:end-glue-point="6" svg:d="M14267 17413l1433-7600" svg:viewBox="0 0 1434 7601">
          <text:p/>
        </draw:connector>
        <draw:connector draw:style-name="gr1" draw:text-style-name="P1" draw:layer="layout" draw:type="line" svg:x1="14.267cm" svg:y1="17.413cm" svg:x2="15.7cm" svg:y2="9.813cm" draw:start-shape="id72" draw:start-glue-point="10" draw:end-shape="id60" draw:end-glue-point="6" svg:d="M14267 17413l1433-7600" svg:viewBox="0 0 1434 7601">
          <text:p/>
        </draw:connector>
        <draw:connector draw:style-name="gr1" draw:text-style-name="P1" draw:layer="layout" draw:type="line" svg:x1="14.267cm" svg:y1="17.413cm" svg:x2="15.667cm" svg:y2="11.713cm" draw:start-shape="id72" draw:start-glue-point="10" draw:end-shape="id61" draw:end-glue-point="6" svg:d="M14267 17413l1400-5700" svg:viewBox="0 0 1401 5701">
          <text:p/>
        </draw:connector>
        <draw:connector draw:style-name="gr1" draw:text-style-name="P1" draw:layer="layout" draw:type="line" svg:x1="14.267cm" svg:y1="17.413cm" svg:x2="15.7cm" svg:y2="13.613cm" draw:start-shape="id72" draw:start-glue-point="10" draw:end-shape="id62" draw:end-glue-point="6" svg:d="M14267 17413l1433-3800" svg:viewBox="0 0 1434 3801">
          <text:p/>
        </draw:connector>
        <draw:connector draw:style-name="gr1" draw:text-style-name="P1" draw:layer="layout" draw:type="line" svg:x1="14.267cm" svg:y1="17.413cm" svg:x2="15.7cm" svg:y2="15.513cm" draw:start-shape="id72" draw:start-glue-point="10" draw:end-shape="id63" draw:end-glue-point="6" svg:d="M14267 17413l1433-1900" svg:viewBox="0 0 1434 1901">
          <text:p/>
        </draw:connector>
        <draw:connector draw:style-name="gr1" draw:text-style-name="P1" draw:layer="layout" draw:type="line" svg:x1="14.267cm" svg:y1="17.413cm" svg:x2="15.7cm" svg:y2="17.413cm" draw:start-shape="id72" draw:start-glue-point="10" draw:end-shape="id64" draw:end-glue-point="6" svg:d="M14267 17413h1433" svg:viewBox="0 0 1434 1">
          <text:p/>
        </draw:connector>
        <draw:custom-shape draw:style-name="gr2" draw:text-style-name="P2" draw:layer="layout" svg:width="1.1cm" svg:height="1.1cm" svg:x="15.733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5.733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1.1cm" svg:height="1.1cm" svg:x="15.734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layout" svg:width="1.1cm" svg:height="1.1cm" svg:x="15.734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1.1cm" svg:height="1.1cm" svg:x="15.734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1.1cm" svg:height="1.1cm" svg:x="15.734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1.1cm" svg:height="1.1cm" svg:x="15.734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layout" svg:width="1.1cm" svg:height="1.1cm" svg:x="15.701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1.1cm" svg:height="1.1cm" svg:x="15.734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1.1cm" svg:height="1.1cm" svg:x="15.734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0" draw:id="id90" draw:layer="layout" svg:width="1.1cm" svg:height="1.1cm" svg:x="15.734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1.1cm" svg:height="1.1cm" svg:x="18.267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1.1cm" svg:height="1.1cm" svg:x="18.267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1.1cm" svg:height="1.1cm" svg:x="18.267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1.1cm" svg:height="1.1cm" svg:x="18.267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1.1cm" svg:height="1.1cm" svg:x="18.267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9" draw:id="id79" draw:layer="layout" svg:width="1.1cm" svg:height="1.1cm" svg:x="18.234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1.1cm" svg:height="1.1cm" svg:x="18.267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1.1cm" svg:height="1.1cm" svg:x="18.267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1.1cm" svg:height="1.1cm" svg:x="18.267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834cm" svg:y1="2.013cm" svg:x2="18.267cm" svg:y2="2.013cm" draw:start-shape="id73" draw:start-glue-point="10" draw:end-shape="id74" draw:end-glue-point="6" svg:d="M16834 2013h1433" svg:viewBox="0 0 1434 1">
          <text:p/>
        </draw:connector>
        <draw:connector draw:style-name="gr1" draw:text-style-name="P1" draw:layer="layout" draw:type="line" svg:x1="16.834cm" svg:y1="2.013cm" svg:x2="18.267cm" svg:y2="3.913cm" draw:start-shape="id73" draw:start-glue-point="10" draw:end-shape="id75" draw:end-glue-point="6" svg:d="M16834 2013l1433 1900" svg:viewBox="0 0 1434 1901">
          <text:p/>
        </draw:connector>
        <draw:connector draw:style-name="gr1" draw:text-style-name="P1" draw:layer="layout" draw:type="line" svg:x1="16.834cm" svg:y1="2.013cm" svg:x2="18.267cm" svg:y2="3.913cm" draw:start-shape="id73" draw:start-glue-point="10" draw:end-shape="id75" draw:end-glue-point="6" svg:d="M16834 2013l1433 1900" svg:viewBox="0 0 1434 1901">
          <text:p/>
        </draw:connector>
        <draw:connector draw:style-name="gr1" draw:text-style-name="P1" draw:layer="layout" draw:type="line" svg:x1="16.834cm" svg:y1="2.013cm" svg:x2="18.267cm" svg:y2="5.913cm" draw:start-shape="id73" draw:start-glue-point="10" draw:end-shape="id76" draw:end-glue-point="6" svg:d="M16834 2013l1433 3900" svg:viewBox="0 0 1434 3901">
          <text:p/>
        </draw:connector>
        <draw:connector draw:style-name="gr1" draw:text-style-name="P1" draw:layer="layout" draw:type="line" svg:x1="16.834cm" svg:y1="2.013cm" svg:x2="18.267cm" svg:y2="7.913cm" draw:start-shape="id73" draw:start-glue-point="10" draw:end-shape="id77" draw:end-glue-point="6" svg:d="M16834 2013l1433 5900" svg:viewBox="0 0 1434 5901">
          <text:p/>
        </draw:connector>
        <draw:connector draw:style-name="gr1" draw:text-style-name="P1" draw:layer="layout" draw:type="line" svg:x1="16.834cm" svg:y1="2.013cm" svg:x2="18.267cm" svg:y2="9.813cm" draw:start-shape="id73" draw:start-glue-point="10" draw:end-shape="id78" draw:end-glue-point="6" svg:d="M16834 2013l1433 7800" svg:viewBox="0 0 1434 7801">
          <text:p/>
        </draw:connector>
        <draw:connector draw:style-name="gr1" draw:text-style-name="P1" draw:layer="layout" draw:type="line" svg:x1="16.834cm" svg:y1="2.013cm" svg:x2="18.234cm" svg:y2="11.713cm" draw:start-shape="id73" draw:start-glue-point="10" draw:end-shape="id79" draw:end-glue-point="6" svg:d="M16834 2013l1400 9700" svg:viewBox="0 0 1401 9701">
          <text:p/>
        </draw:connector>
        <draw:connector draw:style-name="gr1" draw:text-style-name="P1" draw:layer="layout" draw:type="line" svg:x1="16.834cm" svg:y1="2.013cm" svg:x2="18.267cm" svg:y2="13.613cm" draw:start-shape="id73" draw:start-glue-point="10" draw:end-shape="id80" draw:end-glue-point="6" svg:d="M16834 2013l1433 11600" svg:viewBox="0 0 1434 11601">
          <text:p/>
        </draw:connector>
        <draw:connector draw:style-name="gr1" draw:text-style-name="P1" draw:layer="layout" draw:type="line" svg:x1="16.834cm" svg:y1="2.013cm" svg:x2="18.267cm" svg:y2="15.513cm" draw:start-shape="id73" draw:start-glue-point="10" draw:end-shape="id81" draw:end-glue-point="6" svg:d="M16834 2013l1433 13500" svg:viewBox="0 0 1434 13501">
          <text:p/>
        </draw:connector>
        <draw:connector draw:style-name="gr1" draw:text-style-name="P1" draw:layer="layout" draw:type="line" svg:x1="16.834cm" svg:y1="2.013cm" svg:x2="18.267cm" svg:y2="17.413cm" draw:start-shape="id73" draw:start-glue-point="10" draw:end-shape="id82" draw:end-glue-point="6" svg:d="M16834 2013l1433 15400" svg:viewBox="0 0 1434 15401">
          <text:p/>
        </draw:connector>
        <draw:connector draw:style-name="gr1" draw:text-style-name="P1" draw:layer="layout" draw:type="line" svg:x1="16.834cm" svg:y1="3.913cm" svg:x2="18.267cm" svg:y2="2.013cm" draw:start-shape="id83" draw:start-glue-point="10" draw:end-shape="id74" draw:end-glue-point="6" svg:d="M16834 3913l1433-1900" svg:viewBox="0 0 1434 1901">
          <text:p/>
        </draw:connector>
        <draw:connector draw:style-name="gr1" draw:text-style-name="P1" draw:layer="layout" draw:type="line" svg:x1="16.834cm" svg:y1="3.913cm" svg:x2="18.267cm" svg:y2="3.913cm" draw:start-shape="id83" draw:start-glue-point="10" draw:end-shape="id75" draw:end-glue-point="6" svg:d="M16834 3913h1433" svg:viewBox="0 0 1434 1">
          <text:p/>
        </draw:connector>
        <draw:connector draw:style-name="gr1" draw:text-style-name="P1" draw:layer="layout" draw:type="line" svg:x1="16.834cm" svg:y1="3.913cm" svg:x2="18.267cm" svg:y2="5.913cm" draw:start-shape="id83" draw:start-glue-point="10" draw:end-shape="id76" draw:end-glue-point="6" svg:d="M16834 3913l1433 2000" svg:viewBox="0 0 1434 2001">
          <text:p/>
        </draw:connector>
        <draw:connector draw:style-name="gr1" draw:text-style-name="P1" draw:layer="layout" draw:type="line" svg:x1="16.834cm" svg:y1="3.913cm" svg:x2="18.267cm" svg:y2="7.913cm" draw:start-shape="id83" draw:start-glue-point="10" draw:end-shape="id77" draw:end-glue-point="6" svg:d="M16834 3913l1433 4000" svg:viewBox="0 0 1434 4001">
          <text:p/>
        </draw:connector>
        <draw:connector draw:style-name="gr1" draw:text-style-name="P1" draw:layer="layout" draw:type="line" svg:x1="16.834cm" svg:y1="5.913cm" svg:x2="18.267cm" svg:y2="5.913cm" draw:start-shape="id84" draw:start-glue-point="10" draw:end-shape="id76" draw:end-glue-point="6" svg:d="M16834 5913h1433" svg:viewBox="0 0 1434 1">
          <text:p/>
        </draw:connector>
        <draw:connector draw:style-name="gr1" draw:text-style-name="P1" draw:layer="layout" draw:type="line" svg:x1="16.834cm" svg:y1="3.913cm" svg:x2="18.234cm" svg:y2="11.713cm" draw:start-shape="id83" draw:start-glue-point="10" draw:end-shape="id79" draw:end-glue-point="6" svg:d="M16834 3913l1400 7800" svg:viewBox="0 0 1401 7801">
          <text:p/>
        </draw:connector>
        <draw:connector draw:style-name="gr1" draw:text-style-name="P1" draw:layer="layout" draw:type="line" svg:x1="16.834cm" svg:y1="3.913cm" svg:x2="18.267cm" svg:y2="5.913cm" draw:start-shape="id83" draw:start-glue-point="10" draw:end-shape="id76" draw:end-glue-point="6" svg:d="M16834 3913l1433 2000" svg:viewBox="0 0 1434 2001">
          <text:p/>
        </draw:connector>
        <draw:connector draw:style-name="gr1" draw:text-style-name="P1" draw:layer="layout" draw:type="line" svg:x1="16.834cm" svg:y1="3.913cm" svg:x2="18.267cm" svg:y2="9.813cm" draw:start-shape="id83" draw:start-glue-point="10" draw:end-shape="id78" draw:end-glue-point="6" svg:d="M16834 3913l1433 5900" svg:viewBox="0 0 1434 5901">
          <text:p/>
        </draw:connector>
        <draw:connector draw:style-name="gr1" draw:text-style-name="P1" draw:layer="layout" draw:type="line" svg:x1="16.834cm" svg:y1="3.913cm" svg:x2="18.267cm" svg:y2="13.613cm" draw:start-shape="id83" draw:start-glue-point="10" draw:end-shape="id80" draw:end-glue-point="6" svg:d="M16834 3913l1433 9700" svg:viewBox="0 0 1434 9701">
          <text:p/>
        </draw:connector>
        <draw:connector draw:style-name="gr1" draw:text-style-name="P1" draw:layer="layout" draw:type="line" svg:x1="16.834cm" svg:y1="3.913cm" svg:x2="18.267cm" svg:y2="15.513cm" draw:start-shape="id83" draw:start-glue-point="10" draw:end-shape="id81" draw:end-glue-point="6" svg:d="M16834 3913l1433 11600" svg:viewBox="0 0 1434 11601">
          <text:p/>
        </draw:connector>
        <draw:connector draw:style-name="gr1" draw:text-style-name="P1" draw:layer="layout" draw:type="line" svg:x1="16.834cm" svg:y1="2.013cm" svg:x2="18.267cm" svg:y2="17.413cm" draw:start-shape="id73" draw:start-glue-point="10" draw:end-shape="id82" draw:end-glue-point="6" svg:d="M16834 2013l1433 15400" svg:viewBox="0 0 1434 15401">
          <text:p/>
        </draw:connector>
        <draw:connector draw:style-name="gr1" draw:text-style-name="P1" draw:layer="layout" draw:type="line" svg:x1="16.834cm" svg:y1="5.913cm" svg:x2="18.267cm" svg:y2="2.013cm" draw:start-shape="id84" draw:start-glue-point="10" draw:end-shape="id74" draw:end-glue-point="6" svg:d="M16834 5913l1433-3900" svg:viewBox="0 0 1434 3901">
          <text:p/>
        </draw:connector>
        <draw:connector draw:style-name="gr1" draw:text-style-name="P1" draw:layer="layout" draw:type="line" svg:x1="16.834cm" svg:y1="5.913cm" svg:x2="18.267cm" svg:y2="3.913cm" draw:start-shape="id84" draw:start-glue-point="10" draw:end-shape="id75" draw:end-glue-point="6" svg:d="M16834 5913l1433-2000" svg:viewBox="0 0 1434 2001">
          <text:p/>
        </draw:connector>
        <draw:connector draw:style-name="gr1" draw:text-style-name="P1" draw:layer="layout" draw:type="line" svg:x1="16.834cm" svg:y1="5.913cm" svg:x2="18.267cm" svg:y2="7.913cm" draw:start-shape="id84" draw:start-glue-point="10" draw:end-shape="id77" draw:end-glue-point="6" svg:d="M16834 5913l1433 2000" svg:viewBox="0 0 1434 2001">
          <text:p/>
        </draw:connector>
        <draw:connector draw:style-name="gr1" draw:text-style-name="P1" draw:layer="layout" draw:type="line" svg:x1="16.834cm" svg:y1="5.913cm" svg:x2="18.267cm" svg:y2="9.813cm" draw:start-shape="id84" draw:start-glue-point="10" draw:end-shape="id78" draw:end-glue-point="6" svg:d="M16834 5913l1433 3900" svg:viewBox="0 0 1434 3901">
          <text:p/>
        </draw:connector>
        <draw:connector draw:style-name="gr1" draw:text-style-name="P1" draw:layer="layout" draw:type="line" svg:x1="16.834cm" svg:y1="5.913cm" svg:x2="18.234cm" svg:y2="11.713cm" draw:start-shape="id84" draw:start-glue-point="10" draw:end-shape="id79" draw:end-glue-point="6" svg:d="M16834 5913l1400 5800" svg:viewBox="0 0 1401 5801">
          <text:p/>
        </draw:connector>
        <draw:connector draw:style-name="gr1" draw:text-style-name="P1" draw:layer="layout" draw:type="line" svg:x1="16.834cm" svg:y1="5.913cm" svg:x2="18.267cm" svg:y2="13.613cm" draw:start-shape="id84" draw:start-glue-point="10" draw:end-shape="id80" draw:end-glue-point="6" svg:d="M16834 5913l1433 7700" svg:viewBox="0 0 1434 7701">
          <text:p/>
        </draw:connector>
        <draw:connector draw:style-name="gr1" draw:text-style-name="P1" draw:layer="layout" draw:type="line" svg:x1="16.834cm" svg:y1="5.913cm" svg:x2="18.267cm" svg:y2="15.513cm" draw:start-shape="id84" draw:start-glue-point="10" draw:end-shape="id81" draw:end-glue-point="6" svg:d="M16834 5913l1433 9600" svg:viewBox="0 0 1434 9601">
          <text:p/>
        </draw:connector>
        <draw:connector draw:style-name="gr1" draw:text-style-name="P1" draw:layer="layout" draw:type="line" svg:x1="16.834cm" svg:y1="5.913cm" svg:x2="18.267cm" svg:y2="17.413cm" draw:start-shape="id84" draw:start-glue-point="10" draw:end-shape="id82" draw:end-glue-point="6" svg:d="M16834 5913l1433 11500" svg:viewBox="0 0 1434 11501">
          <text:p/>
        </draw:connector>
        <draw:connector draw:style-name="gr1" draw:text-style-name="P1" draw:layer="layout" draw:type="line" svg:x1="16.834cm" svg:y1="7.913cm" svg:x2="18.267cm" svg:y2="2.013cm" draw:start-shape="id85" draw:start-glue-point="10" draw:end-shape="id74" draw:end-glue-point="6" svg:d="M16834 7913l1433-5900" svg:viewBox="0 0 1434 5901">
          <text:p/>
        </draw:connector>
        <draw:connector draw:style-name="gr1" draw:text-style-name="P1" draw:layer="layout" draw:type="line" svg:x1="16.834cm" svg:y1="7.913cm" svg:x2="18.267cm" svg:y2="3.913cm" draw:start-shape="id85" draw:start-glue-point="10" draw:end-shape="id75" draw:end-glue-point="6" svg:d="M16834 7913l1433-4000" svg:viewBox="0 0 1434 4001">
          <text:p/>
        </draw:connector>
        <draw:connector draw:style-name="gr1" draw:text-style-name="P1" draw:layer="layout" draw:type="line" svg:x1="16.834cm" svg:y1="7.913cm" svg:x2="18.267cm" svg:y2="5.913cm" draw:start-shape="id85" draw:start-glue-point="10" draw:end-shape="id76" draw:end-glue-point="6" svg:d="M16834 7913l1433-2000" svg:viewBox="0 0 1434 2001">
          <text:p/>
        </draw:connector>
        <draw:connector draw:style-name="gr1" draw:text-style-name="P1" draw:layer="layout" draw:type="line" svg:x1="16.834cm" svg:y1="7.913cm" svg:x2="18.267cm" svg:y2="7.913cm" draw:start-shape="id85" draw:start-glue-point="10" draw:end-shape="id77" draw:end-glue-point="6" svg:d="M16834 7913h1433" svg:viewBox="0 0 1434 1">
          <text:p/>
        </draw:connector>
        <draw:connector draw:style-name="gr1" draw:text-style-name="P1" draw:layer="layout" draw:type="line" svg:x1="16.834cm" svg:y1="7.913cm" svg:x2="18.267cm" svg:y2="9.813cm" draw:start-shape="id85" draw:start-glue-point="10" draw:end-shape="id78" draw:end-glue-point="6" svg:d="M16834 7913l1433 1900" svg:viewBox="0 0 1434 1901">
          <text:p/>
        </draw:connector>
        <draw:connector draw:style-name="gr1" draw:text-style-name="P1" draw:layer="layout" draw:type="line" svg:x1="16.834cm" svg:y1="7.913cm" svg:x2="18.234cm" svg:y2="11.713cm" draw:start-shape="id85" draw:start-glue-point="10" draw:end-shape="id79" draw:end-glue-point="6" svg:d="M16834 7913l1400 3800" svg:viewBox="0 0 1401 3801">
          <text:p/>
        </draw:connector>
        <draw:connector draw:style-name="gr1" draw:text-style-name="P1" draw:layer="layout" draw:type="line" svg:x1="16.834cm" svg:y1="7.913cm" svg:x2="18.267cm" svg:y2="13.613cm" draw:start-shape="id85" draw:start-glue-point="10" draw:end-shape="id80" draw:end-glue-point="6" svg:d="M16834 7913l1433 5700" svg:viewBox="0 0 1434 5701">
          <text:p/>
        </draw:connector>
        <draw:connector draw:style-name="gr1" draw:text-style-name="P1" draw:layer="layout" draw:type="line" svg:x1="16.834cm" svg:y1="7.913cm" svg:x2="18.267cm" svg:y2="15.513cm" draw:start-shape="id85" draw:start-glue-point="10" draw:end-shape="id81" draw:end-glue-point="6" svg:d="M16834 7913l1433 7600" svg:viewBox="0 0 1434 7601">
          <text:p/>
        </draw:connector>
        <draw:connector draw:style-name="gr1" draw:text-style-name="P1" draw:layer="layout" draw:type="line" svg:x1="16.834cm" svg:y1="7.913cm" svg:x2="18.267cm" svg:y2="17.413cm" draw:start-shape="id85" draw:start-glue-point="10" draw:end-shape="id82" draw:end-glue-point="6" svg:d="M16834 7913l1433 9500" svg:viewBox="0 0 1434 9501">
          <text:p/>
        </draw:connector>
        <draw:connector draw:style-name="gr1" draw:text-style-name="P1" draw:layer="layout" draw:type="line" svg:x1="16.834cm" svg:y1="9.813cm" svg:x2="18.267cm" svg:y2="2.013cm" draw:start-shape="id86" draw:start-glue-point="10" draw:end-shape="id74" draw:end-glue-point="6" svg:d="M16834 9813l1433-7800" svg:viewBox="0 0 1434 7801">
          <text:p/>
        </draw:connector>
        <draw:connector draw:style-name="gr1" draw:text-style-name="P1" draw:layer="layout" draw:type="line" svg:x1="16.834cm" svg:y1="9.813cm" svg:x2="18.267cm" svg:y2="3.913cm" draw:start-shape="id86" draw:start-glue-point="10" draw:end-shape="id75" draw:end-glue-point="6" svg:d="M16834 9813l1433-5900" svg:viewBox="0 0 1434 5901">
          <text:p/>
        </draw:connector>
        <draw:connector draw:style-name="gr1" draw:text-style-name="P1" draw:layer="layout" draw:type="line" svg:x1="16.834cm" svg:y1="9.813cm" svg:x2="18.267cm" svg:y2="5.913cm" draw:start-shape="id86" draw:start-glue-point="10" draw:end-shape="id76" draw:end-glue-point="6" svg:d="M16834 9813l1433-3900" svg:viewBox="0 0 1434 3901">
          <text:p/>
        </draw:connector>
        <draw:connector draw:style-name="gr1" draw:text-style-name="P1" draw:layer="layout" draw:type="line" svg:x1="16.834cm" svg:y1="9.813cm" svg:x2="18.267cm" svg:y2="7.913cm" draw:start-shape="id86" draw:start-glue-point="10" draw:end-shape="id77" draw:end-glue-point="6" svg:d="M16834 9813l1433-1900" svg:viewBox="0 0 1434 1901">
          <text:p/>
        </draw:connector>
        <draw:connector draw:style-name="gr1" draw:text-style-name="P1" draw:layer="layout" draw:type="line" svg:x1="16.834cm" svg:y1="9.813cm" svg:x2="18.267cm" svg:y2="9.813cm" draw:start-shape="id86" draw:start-glue-point="10" draw:end-shape="id78" draw:end-glue-point="6" svg:d="M16834 9813h1433" svg:viewBox="0 0 1434 1">
          <text:p/>
        </draw:connector>
        <draw:connector draw:style-name="gr1" draw:text-style-name="P1" draw:layer="layout" draw:type="line" svg:x1="16.834cm" svg:y1="9.813cm" svg:x2="18.234cm" svg:y2="11.713cm" draw:start-shape="id86" draw:start-glue-point="10" draw:end-shape="id79" draw:end-glue-point="6" svg:d="M16834 9813l1400 1900" svg:viewBox="0 0 1401 1901">
          <text:p/>
        </draw:connector>
        <draw:connector draw:style-name="gr1" draw:text-style-name="P1" draw:layer="layout" draw:type="line" svg:x1="16.834cm" svg:y1="9.813cm" svg:x2="18.267cm" svg:y2="13.613cm" draw:start-shape="id86" draw:start-glue-point="10" draw:end-shape="id80" draw:end-glue-point="6" svg:d="M16834 9813l1433 3800" svg:viewBox="0 0 1434 3801">
          <text:p/>
        </draw:connector>
        <draw:connector draw:style-name="gr1" draw:text-style-name="P1" draw:layer="layout" draw:type="line" svg:x1="16.834cm" svg:y1="9.813cm" svg:x2="18.267cm" svg:y2="15.513cm" draw:start-shape="id86" draw:start-glue-point="10" draw:end-shape="id81" draw:end-glue-point="6" svg:d="M16834 9813l1433 5700" svg:viewBox="0 0 1434 5701">
          <text:p/>
        </draw:connector>
        <draw:connector draw:style-name="gr1" draw:text-style-name="P1" draw:layer="layout" draw:type="line" svg:x1="16.834cm" svg:y1="9.813cm" svg:x2="18.267cm" svg:y2="17.413cm" draw:start-shape="id86" draw:start-glue-point="10" draw:end-shape="id82" draw:end-glue-point="6" svg:d="M16834 9813l1433 7600" svg:viewBox="0 0 1434 7601">
          <text:p/>
        </draw:connector>
        <draw:connector draw:style-name="gr1" draw:text-style-name="P1" draw:layer="layout" draw:type="line" svg:x1="16.801cm" svg:y1="11.713cm" svg:x2="18.267cm" svg:y2="2.013cm" draw:start-shape="id87" draw:start-glue-point="10" draw:end-shape="id74" draw:end-glue-point="6" svg:d="M16801 11713l1466-9700" svg:viewBox="0 0 1467 9701">
          <text:p/>
        </draw:connector>
        <draw:connector draw:style-name="gr1" draw:text-style-name="P1" draw:layer="layout" draw:type="line" svg:x1="16.801cm" svg:y1="11.713cm" svg:x2="18.267cm" svg:y2="3.913cm" draw:start-shape="id87" draw:start-glue-point="10" draw:end-shape="id75" draw:end-glue-point="6" svg:d="M16801 11713l1466-7800" svg:viewBox="0 0 1467 7801">
          <text:p/>
        </draw:connector>
        <draw:connector draw:style-name="gr1" draw:text-style-name="P1" draw:layer="layout" draw:type="line" svg:x1="16.801cm" svg:y1="11.713cm" svg:x2="18.267cm" svg:y2="5.913cm" draw:start-shape="id87" draw:start-glue-point="10" draw:end-shape="id76" draw:end-glue-point="6" svg:d="M16801 11713l1466-5800" svg:viewBox="0 0 1467 5801">
          <text:p/>
        </draw:connector>
        <draw:connector draw:style-name="gr1" draw:text-style-name="P1" draw:layer="layout" draw:type="line" svg:x1="16.64cm" svg:y1="11.324cm" svg:x2="18.267cm" svg:y2="7.913cm" draw:start-shape="id87" draw:start-glue-point="11" draw:end-shape="id77" draw:end-glue-point="6" svg:d="M16640 11324l1627-3411" svg:viewBox="0 0 1628 3412">
          <text:p/>
        </draw:connector>
        <draw:connector draw:style-name="gr1" draw:text-style-name="P1" draw:layer="layout" draw:type="line" svg:x1="16.801cm" svg:y1="11.713cm" svg:x2="18.267cm" svg:y2="9.813cm" draw:start-shape="id87" draw:start-glue-point="10" draw:end-shape="id78" draw:end-glue-point="6" svg:d="M16801 11713l1466-1900" svg:viewBox="0 0 1467 1901">
          <text:p/>
        </draw:connector>
        <draw:connector draw:style-name="gr1" draw:text-style-name="P1" draw:layer="layout" draw:type="line" svg:x1="16.801cm" svg:y1="11.713cm" svg:x2="18.234cm" svg:y2="11.713cm" draw:start-shape="id87" draw:start-glue-point="10" draw:end-shape="id79" draw:end-glue-point="6" svg:d="M16801 11713h1433" svg:viewBox="0 0 1434 1">
          <text:p/>
        </draw:connector>
        <draw:connector draw:style-name="gr1" draw:text-style-name="P1" draw:layer="layout" draw:type="line" svg:x1="16.801cm" svg:y1="11.713cm" svg:x2="18.267cm" svg:y2="13.613cm" draw:start-shape="id87" draw:start-glue-point="10" draw:end-shape="id80" draw:end-glue-point="6" svg:d="M16801 11713l1466 1900" svg:viewBox="0 0 1467 1901">
          <text:p/>
        </draw:connector>
        <draw:connector draw:style-name="gr1" draw:text-style-name="P1" draw:layer="layout" draw:type="line" svg:x1="16.801cm" svg:y1="11.713cm" svg:x2="18.267cm" svg:y2="15.513cm" draw:start-shape="id87" draw:start-glue-point="10" draw:end-shape="id81" draw:end-glue-point="6" svg:d="M16801 11713l1466 3800" svg:viewBox="0 0 1467 3801">
          <text:p/>
        </draw:connector>
        <draw:connector draw:style-name="gr1" draw:text-style-name="P1" draw:layer="layout" draw:type="line" svg:x1="16.801cm" svg:y1="11.713cm" svg:x2="18.267cm" svg:y2="17.413cm" draw:start-shape="id87" draw:start-glue-point="10" draw:end-shape="id82" draw:end-glue-point="6" svg:d="M16801 11713l1466 5700" svg:viewBox="0 0 1467 5701">
          <text:p/>
        </draw:connector>
        <draw:connector draw:style-name="gr1" draw:text-style-name="P1" draw:layer="layout" draw:type="line" svg:x1="16.834cm" svg:y1="13.613cm" svg:x2="18.267cm" svg:y2="2.013cm" draw:start-shape="id88" draw:start-glue-point="10" draw:end-shape="id74" draw:end-glue-point="6" svg:d="M16834 13613l1433-11600" svg:viewBox="0 0 1434 11601">
          <text:p/>
        </draw:connector>
        <draw:connector draw:style-name="gr1" draw:text-style-name="P1" draw:layer="layout" draw:type="line" svg:x1="16.834cm" svg:y1="13.613cm" svg:x2="18.267cm" svg:y2="3.913cm" draw:start-shape="id88" draw:start-glue-point="10" draw:end-shape="id75" draw:end-glue-point="6" svg:d="M16834 13613l1433-9700" svg:viewBox="0 0 1434 9701">
          <text:p/>
        </draw:connector>
        <draw:connector draw:style-name="gr1" draw:text-style-name="P1" draw:layer="layout" draw:type="line" svg:x1="16.834cm" svg:y1="13.613cm" svg:x2="18.267cm" svg:y2="5.913cm" draw:start-shape="id88" draw:start-glue-point="10" draw:end-shape="id76" draw:end-glue-point="6" svg:d="M16834 13613l1433-7700" svg:viewBox="0 0 1434 7701">
          <text:p/>
        </draw:connector>
        <draw:connector draw:style-name="gr1" draw:text-style-name="P1" draw:layer="layout" draw:type="line" svg:x1="16.834cm" svg:y1="13.613cm" svg:x2="18.267cm" svg:y2="7.913cm" draw:start-shape="id88" draw:start-glue-point="10" draw:end-shape="id77" draw:end-glue-point="6" svg:d="M16834 13613l1433-5700" svg:viewBox="0 0 1434 5701">
          <text:p/>
        </draw:connector>
        <draw:connector draw:style-name="gr1" draw:text-style-name="P1" draw:layer="layout" draw:type="line" svg:x1="16.834cm" svg:y1="13.613cm" svg:x2="18.267cm" svg:y2="9.813cm" draw:start-shape="id88" draw:start-glue-point="10" draw:end-shape="id78" draw:end-glue-point="6" svg:d="M16834 13613l1433-3800" svg:viewBox="0 0 1434 3801">
          <text:p/>
        </draw:connector>
        <draw:connector draw:style-name="gr1" draw:text-style-name="P1" draw:layer="layout" draw:type="line" svg:x1="16.834cm" svg:y1="13.613cm" svg:x2="18.234cm" svg:y2="11.713cm" draw:start-shape="id88" draw:start-glue-point="10" draw:end-shape="id79" draw:end-glue-point="6" svg:d="M16834 13613l1400-1900" svg:viewBox="0 0 1401 1901">
          <text:p/>
        </draw:connector>
        <draw:connector draw:style-name="gr1" draw:text-style-name="P1" draw:layer="layout" draw:type="line" svg:x1="16.834cm" svg:y1="13.613cm" svg:x2="18.267cm" svg:y2="13.613cm" draw:start-shape="id88" draw:start-glue-point="10" draw:end-shape="id80" draw:end-glue-point="6" svg:d="M16834 13613h1433" svg:viewBox="0 0 1434 1">
          <text:p/>
        </draw:connector>
        <draw:connector draw:style-name="gr1" draw:text-style-name="P1" draw:layer="layout" draw:type="line" svg:x1="16.834cm" svg:y1="13.613cm" svg:x2="18.267cm" svg:y2="15.513cm" draw:start-shape="id88" draw:start-glue-point="10" draw:end-shape="id81" draw:end-glue-point="6" svg:d="M16834 13613l1433 1900" svg:viewBox="0 0 1434 1901">
          <text:p/>
        </draw:connector>
        <draw:connector draw:style-name="gr1" draw:text-style-name="P1" draw:layer="layout" draw:type="line" svg:x1="16.834cm" svg:y1="13.613cm" svg:x2="18.267cm" svg:y2="17.413cm" draw:start-shape="id88" draw:start-glue-point="10" draw:end-shape="id82" draw:end-glue-point="6" svg:d="M16834 13613l1433 3800" svg:viewBox="0 0 1434 3801">
          <text:p/>
        </draw:connector>
        <draw:connector draw:style-name="gr1" draw:text-style-name="P1" draw:layer="layout" draw:type="line" svg:x1="16.834cm" svg:y1="15.513cm" svg:x2="18.267cm" svg:y2="2.013cm" draw:start-shape="id89" draw:start-glue-point="10" draw:end-shape="id74" draw:end-glue-point="6" svg:d="M16834 15513l1433-13500" svg:viewBox="0 0 1434 13501">
          <text:p/>
        </draw:connector>
        <draw:connector draw:style-name="gr1" draw:text-style-name="P1" draw:layer="layout" draw:type="line" svg:x1="16.834cm" svg:y1="15.513cm" svg:x2="18.267cm" svg:y2="3.913cm" draw:start-shape="id89" draw:start-glue-point="10" draw:end-shape="id75" draw:end-glue-point="6" svg:d="M16834 15513l1433-11600" svg:viewBox="0 0 1434 11601">
          <text:p/>
        </draw:connector>
        <draw:connector draw:style-name="gr1" draw:text-style-name="P1" draw:layer="layout" draw:type="line" svg:x1="16.834cm" svg:y1="15.513cm" svg:x2="18.267cm" svg:y2="5.913cm" draw:start-shape="id89" draw:start-glue-point="10" draw:end-shape="id76" draw:end-glue-point="6" svg:d="M16834 15513l1433-9600" svg:viewBox="0 0 1434 9601">
          <text:p/>
        </draw:connector>
        <draw:connector draw:style-name="gr1" draw:text-style-name="P1" draw:layer="layout" draw:type="line" svg:x1="16.834cm" svg:y1="15.513cm" svg:x2="18.267cm" svg:y2="7.913cm" draw:start-shape="id89" draw:start-glue-point="10" draw:end-shape="id77" draw:end-glue-point="6" svg:d="M16834 15513l1433-7600" svg:viewBox="0 0 1434 7601">
          <text:p/>
        </draw:connector>
        <draw:connector draw:style-name="gr1" draw:text-style-name="P1" draw:layer="layout" draw:type="line" svg:x1="16.834cm" svg:y1="15.513cm" svg:x2="18.267cm" svg:y2="9.813cm" draw:start-shape="id89" draw:start-glue-point="10" draw:end-shape="id78" draw:end-glue-point="6" svg:d="M16834 15513l1433-5700" svg:viewBox="0 0 1434 5701">
          <text:p/>
        </draw:connector>
        <draw:connector draw:style-name="gr1" draw:text-style-name="P1" draw:layer="layout" draw:type="line" svg:x1="16.834cm" svg:y1="15.513cm" svg:x2="18.234cm" svg:y2="11.713cm" draw:start-shape="id89" draw:start-glue-point="10" draw:end-shape="id79" draw:end-glue-point="6" svg:d="M16834 15513l1400-3800" svg:viewBox="0 0 1401 3801">
          <text:p/>
        </draw:connector>
        <draw:connector draw:style-name="gr1" draw:text-style-name="P1" draw:layer="layout" draw:type="line" svg:x1="16.834cm" svg:y1="15.513cm" svg:x2="18.267cm" svg:y2="9.813cm" draw:start-shape="id89" draw:start-glue-point="10" draw:end-shape="id78" draw:end-glue-point="6" svg:d="M16834 15513l1433-5700" svg:viewBox="0 0 1434 5701">
          <text:p/>
        </draw:connector>
        <draw:connector draw:style-name="gr1" draw:text-style-name="P1" draw:layer="layout" draw:type="line" svg:x1="16.834cm" svg:y1="15.513cm" svg:x2="18.267cm" svg:y2="13.613cm" draw:start-shape="id89" draw:start-glue-point="10" draw:end-shape="id80" draw:end-glue-point="6" svg:d="M16834 15513l1433-1900" svg:viewBox="0 0 1434 1901">
          <text:p/>
        </draw:connector>
        <draw:connector draw:style-name="gr1" draw:text-style-name="P1" draw:layer="layout" draw:type="line" svg:x1="16.834cm" svg:y1="15.513cm" svg:x2="18.267cm" svg:y2="15.513cm" draw:start-shape="id89" draw:start-glue-point="10" draw:end-shape="id81" draw:end-glue-point="6" svg:d="M16834 15513h1433" svg:viewBox="0 0 1434 1">
          <text:p/>
        </draw:connector>
        <draw:connector draw:style-name="gr1" draw:text-style-name="P1" draw:layer="layout" draw:type="line" svg:x1="16.834cm" svg:y1="15.513cm" svg:x2="18.267cm" svg:y2="17.413cm" draw:start-shape="id89" draw:start-glue-point="10" draw:end-shape="id82" draw:end-glue-point="6" svg:d="M16834 15513l1433 1900" svg:viewBox="0 0 1434 1901">
          <text:p/>
        </draw:connector>
        <draw:connector draw:style-name="gr1" draw:text-style-name="P1" draw:layer="layout" draw:type="line" svg:x1="16.834cm" svg:y1="17.413cm" svg:x2="18.267cm" svg:y2="2.013cm" draw:start-shape="id90" draw:start-glue-point="10" draw:end-shape="id74" draw:end-glue-point="6" svg:d="M16834 17413l1433-15400" svg:viewBox="0 0 1434 15401">
          <text:p/>
        </draw:connector>
        <draw:connector draw:style-name="gr1" draw:text-style-name="P1" draw:layer="layout" draw:type="line" svg:x1="16.834cm" svg:y1="17.413cm" svg:x2="18.267cm" svg:y2="3.913cm" draw:start-shape="id90" draw:start-glue-point="10" draw:end-shape="id75" draw:end-glue-point="6" svg:d="M16834 17413l1433-13500" svg:viewBox="0 0 1434 13501">
          <text:p/>
        </draw:connector>
        <draw:connector draw:style-name="gr1" draw:text-style-name="P1" draw:layer="layout" draw:type="line" svg:x1="16.834cm" svg:y1="17.413cm" svg:x2="18.267cm" svg:y2="5.913cm" draw:start-shape="id90" draw:start-glue-point="10" draw:end-shape="id76" draw:end-glue-point="6" svg:d="M16834 17413l1433-11500" svg:viewBox="0 0 1434 11501">
          <text:p/>
        </draw:connector>
        <draw:connector draw:style-name="gr1" draw:text-style-name="P1" draw:layer="layout" draw:type="line" svg:x1="16.834cm" svg:y1="17.413cm" svg:x2="18.267cm" svg:y2="7.913cm" draw:start-shape="id90" draw:start-glue-point="10" draw:end-shape="id77" draw:end-glue-point="6" svg:d="M16834 17413l1433-9500" svg:viewBox="0 0 1434 9501">
          <text:p/>
        </draw:connector>
        <draw:connector draw:style-name="gr1" draw:text-style-name="P1" draw:layer="layout" draw:type="line" svg:x1="16.834cm" svg:y1="17.413cm" svg:x2="18.267cm" svg:y2="9.813cm" draw:start-shape="id90" draw:start-glue-point="10" draw:end-shape="id78" draw:end-glue-point="6" svg:d="M16834 17413l1433-7600" svg:viewBox="0 0 1434 7601">
          <text:p/>
        </draw:connector>
        <draw:connector draw:style-name="gr1" draw:text-style-name="P1" draw:layer="layout" draw:type="line" svg:x1="16.834cm" svg:y1="17.413cm" svg:x2="18.267cm" svg:y2="9.813cm" draw:start-shape="id90" draw:start-glue-point="10" draw:end-shape="id78" draw:end-glue-point="6" svg:d="M16834 17413l1433-7600" svg:viewBox="0 0 1434 7601">
          <text:p/>
        </draw:connector>
        <draw:connector draw:style-name="gr1" draw:text-style-name="P1" draw:layer="layout" draw:type="line" svg:x1="16.834cm" svg:y1="17.413cm" svg:x2="18.234cm" svg:y2="11.713cm" draw:start-shape="id90" draw:start-glue-point="10" draw:end-shape="id79" draw:end-glue-point="6" svg:d="M16834 17413l1400-5700" svg:viewBox="0 0 1401 5701">
          <text:p/>
        </draw:connector>
        <draw:connector draw:style-name="gr1" draw:text-style-name="P1" draw:layer="layout" draw:type="line" svg:x1="16.834cm" svg:y1="17.413cm" svg:x2="18.267cm" svg:y2="13.613cm" draw:start-shape="id90" draw:start-glue-point="10" draw:end-shape="id80" draw:end-glue-point="6" svg:d="M16834 17413l1433-3800" svg:viewBox="0 0 1434 3801">
          <text:p/>
        </draw:connector>
        <draw:connector draw:style-name="gr1" draw:text-style-name="P1" draw:layer="layout" draw:type="line" svg:x1="16.834cm" svg:y1="17.413cm" svg:x2="18.267cm" svg:y2="15.513cm" draw:start-shape="id90" draw:start-glue-point="10" draw:end-shape="id81" draw:end-glue-point="6" svg:d="M16834 17413l1433-1900" svg:viewBox="0 0 1434 1901">
          <text:p/>
        </draw:connector>
        <draw:connector draw:style-name="gr1" draw:text-style-name="P1" draw:layer="layout" draw:type="line" svg:x1="16.834cm" svg:y1="17.413cm" svg:x2="18.267cm" svg:y2="17.413cm" draw:start-shape="id90" draw:start-glue-point="10" draw:end-shape="id82" draw:end-glue-point="6" svg:d="M16834 17413h1433" svg:viewBox="0 0 1434 1">
          <text:p/>
        </draw:connector>
        <draw:custom-shape draw:style-name="gr2" draw:text-style-name="P2" draw:layer="layout" svg:width="1.1cm" svg:height="1.1cm" svg:x="18.266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33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8.266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1.1cm" svg:height="1.1cm" svg:x="18.267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1" draw:id="id101" draw:layer="layout" svg:width="1.1cm" svg:height="1.1cm" svg:x="18.267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2" draw:id="id102" draw:layer="layout" svg:width="1.1cm" svg:height="1.1cm" svg:x="18.267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1.1cm" svg:height="1.1cm" svg:x="18.267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4" draw:id="id104" draw:layer="layout" svg:width="1.1cm" svg:height="1.1cm" svg:x="18.267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5" draw:id="id105" draw:layer="layout" svg:width="1.1cm" svg:height="1.1cm" svg:x="18.234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6" draw:id="id106" draw:layer="layout" svg:width="1.1cm" svg:height="1.1cm" svg:x="18.267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7" draw:id="id107" draw:layer="layout" svg:width="1.1cm" svg:height="1.1cm" svg:x="18.267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1.1cm" svg:height="1.1cm" svg:x="18.267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1.1cm" svg:height="1.1cm" svg:x="20.8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layout" svg:width="1.1cm" svg:height="1.1cm" svg:x="20.8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1.1cm" svg:height="1.1cm" svg:x="20.8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5" draw:id="id95" draw:layer="layout" svg:width="1.1cm" svg:height="1.1cm" svg:x="20.8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6" draw:id="id96" draw:layer="layout" svg:width="1.1cm" svg:height="1.1cm" svg:x="20.8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1.1cm" svg:height="1.1cm" svg:x="20.767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layout" svg:width="1.1cm" svg:height="1.1cm" svg:x="20.8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9" draw:id="id99" draw:layer="layout" svg:width="1.1cm" svg:height="1.1cm" svg:x="20.8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0" draw:id="id100" draw:layer="layout" svg:width="1.1cm" svg:height="1.1cm" svg:x="20.8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9.367cm" svg:y1="2.013cm" svg:x2="20.8cm" svg:y2="2.013cm" draw:start-shape="id91" draw:start-glue-point="10" draw:end-shape="id92" draw:end-glue-point="6" svg:d="M19367 2013h1433" svg:viewBox="0 0 1434 1">
          <text:p/>
        </draw:connector>
        <draw:connector draw:style-name="gr1" draw:text-style-name="P1" draw:layer="layout" draw:type="line" svg:x1="19.367cm" svg:y1="2.013cm" svg:x2="20.8cm" svg:y2="3.913cm" draw:start-shape="id91" draw:start-glue-point="10" draw:end-shape="id93" draw:end-glue-point="6" svg:d="M19367 2013l1433 1900" svg:viewBox="0 0 1434 1901">
          <text:p/>
        </draw:connector>
        <draw:connector draw:style-name="gr1" draw:text-style-name="P1" draw:layer="layout" draw:type="line" svg:x1="19.367cm" svg:y1="2.013cm" svg:x2="20.8cm" svg:y2="3.913cm" draw:start-shape="id91" draw:start-glue-point="10" draw:end-shape="id93" draw:end-glue-point="6" svg:d="M19367 2013l1433 1900" svg:viewBox="0 0 1434 1901">
          <text:p/>
        </draw:connector>
        <draw:connector draw:style-name="gr1" draw:text-style-name="P1" draw:layer="layout" draw:type="line" svg:x1="19.367cm" svg:y1="2.013cm" svg:x2="20.8cm" svg:y2="5.913cm" draw:start-shape="id91" draw:start-glue-point="10" draw:end-shape="id94" draw:end-glue-point="6" svg:d="M19367 2013l1433 3900" svg:viewBox="0 0 1434 3901">
          <text:p/>
        </draw:connector>
        <draw:connector draw:style-name="gr1" draw:text-style-name="P1" draw:layer="layout" draw:type="line" svg:x1="19.367cm" svg:y1="2.013cm" svg:x2="20.8cm" svg:y2="7.913cm" draw:start-shape="id91" draw:start-glue-point="10" draw:end-shape="id95" draw:end-glue-point="6" svg:d="M19367 2013l1433 5900" svg:viewBox="0 0 1434 5901">
          <text:p/>
        </draw:connector>
        <draw:connector draw:style-name="gr1" draw:text-style-name="P1" draw:layer="layout" draw:type="line" svg:x1="19.367cm" svg:y1="2.013cm" svg:x2="20.8cm" svg:y2="9.813cm" draw:start-shape="id91" draw:start-glue-point="10" draw:end-shape="id96" draw:end-glue-point="6" svg:d="M19367 2013l1433 7800" svg:viewBox="0 0 1434 7801">
          <text:p/>
        </draw:connector>
        <draw:connector draw:style-name="gr1" draw:text-style-name="P1" draw:layer="layout" draw:type="line" svg:x1="19.367cm" svg:y1="2.013cm" svg:x2="20.767cm" svg:y2="11.713cm" draw:start-shape="id91" draw:start-glue-point="10" draw:end-shape="id97" draw:end-glue-point="6" svg:d="M19367 2013l1400 9700" svg:viewBox="0 0 1401 9701">
          <text:p/>
        </draw:connector>
        <draw:connector draw:style-name="gr1" draw:text-style-name="P1" draw:layer="layout" draw:type="line" svg:x1="19.367cm" svg:y1="2.013cm" svg:x2="20.8cm" svg:y2="13.613cm" draw:start-shape="id91" draw:start-glue-point="10" draw:end-shape="id98" draw:end-glue-point="6" svg:d="M19367 2013l1433 11600" svg:viewBox="0 0 1434 11601">
          <text:p/>
        </draw:connector>
        <draw:connector draw:style-name="gr1" draw:text-style-name="P1" draw:layer="layout" draw:type="line" svg:x1="19.367cm" svg:y1="2.013cm" svg:x2="20.8cm" svg:y2="15.513cm" draw:start-shape="id91" draw:start-glue-point="10" draw:end-shape="id99" draw:end-glue-point="6" svg:d="M19367 2013l1433 13500" svg:viewBox="0 0 1434 13501">
          <text:p/>
        </draw:connector>
        <draw:connector draw:style-name="gr1" draw:text-style-name="P1" draw:layer="layout" draw:type="line" svg:x1="19.367cm" svg:y1="2.013cm" svg:x2="20.8cm" svg:y2="17.413cm" draw:start-shape="id91" draw:start-glue-point="10" draw:end-shape="id100" draw:end-glue-point="6" svg:d="M19367 2013l1433 15400" svg:viewBox="0 0 1434 15401">
          <text:p/>
        </draw:connector>
        <draw:connector draw:style-name="gr1" draw:text-style-name="P1" draw:layer="layout" draw:type="line" svg:x1="19.367cm" svg:y1="3.913cm" svg:x2="20.8cm" svg:y2="2.013cm" draw:start-shape="id101" draw:start-glue-point="10" draw:end-shape="id92" draw:end-glue-point="6" svg:d="M19367 3913l1433-1900" svg:viewBox="0 0 1434 1901">
          <text:p/>
        </draw:connector>
        <draw:connector draw:style-name="gr1" draw:text-style-name="P1" draw:layer="layout" draw:type="line" svg:x1="19.367cm" svg:y1="3.913cm" svg:x2="20.8cm" svg:y2="3.913cm" draw:start-shape="id101" draw:start-glue-point="10" draw:end-shape="id93" draw:end-glue-point="6" svg:d="M19367 3913h1433" svg:viewBox="0 0 1434 1">
          <text:p/>
        </draw:connector>
        <draw:connector draw:style-name="gr1" draw:text-style-name="P1" draw:layer="layout" draw:type="line" svg:x1="19.367cm" svg:y1="3.913cm" svg:x2="20.8cm" svg:y2="5.913cm" draw:start-shape="id101" draw:start-glue-point="10" draw:end-shape="id94" draw:end-glue-point="6" svg:d="M19367 3913l1433 2000" svg:viewBox="0 0 1434 2001">
          <text:p/>
        </draw:connector>
        <draw:connector draw:style-name="gr1" draw:text-style-name="P1" draw:layer="layout" draw:type="line" svg:x1="19.367cm" svg:y1="3.913cm" svg:x2="20.8cm" svg:y2="7.913cm" draw:start-shape="id101" draw:start-glue-point="10" draw:end-shape="id95" draw:end-glue-point="6" svg:d="M19367 3913l1433 4000" svg:viewBox="0 0 1434 4001">
          <text:p/>
        </draw:connector>
        <draw:connector draw:style-name="gr1" draw:text-style-name="P1" draw:layer="layout" draw:type="line" svg:x1="19.367cm" svg:y1="5.913cm" svg:x2="20.8cm" svg:y2="5.913cm" draw:start-shape="id102" draw:start-glue-point="10" draw:end-shape="id94" draw:end-glue-point="6" svg:d="M19367 5913h1433" svg:viewBox="0 0 1434 1">
          <text:p/>
        </draw:connector>
        <draw:connector draw:style-name="gr1" draw:text-style-name="P1" draw:layer="layout" draw:type="line" svg:x1="19.367cm" svg:y1="3.913cm" svg:x2="20.767cm" svg:y2="11.713cm" draw:start-shape="id101" draw:start-glue-point="10" draw:end-shape="id97" draw:end-glue-point="6" svg:d="M19367 3913l1400 7800" svg:viewBox="0 0 1401 7801">
          <text:p/>
        </draw:connector>
        <draw:connector draw:style-name="gr1" draw:text-style-name="P1" draw:layer="layout" draw:type="line" svg:x1="19.367cm" svg:y1="3.913cm" svg:x2="20.8cm" svg:y2="5.913cm" draw:start-shape="id101" draw:start-glue-point="10" draw:end-shape="id94" draw:end-glue-point="6" svg:d="M19367 3913l1433 2000" svg:viewBox="0 0 1434 2001">
          <text:p/>
        </draw:connector>
        <draw:connector draw:style-name="gr1" draw:text-style-name="P1" draw:layer="layout" draw:type="line" svg:x1="19.367cm" svg:y1="3.913cm" svg:x2="20.8cm" svg:y2="9.813cm" draw:start-shape="id101" draw:start-glue-point="10" draw:end-shape="id96" draw:end-glue-point="6" svg:d="M19367 3913l1433 5900" svg:viewBox="0 0 1434 5901">
          <text:p/>
        </draw:connector>
        <draw:connector draw:style-name="gr1" draw:text-style-name="P1" draw:layer="layout" draw:type="line" svg:x1="19.367cm" svg:y1="3.913cm" svg:x2="20.8cm" svg:y2="13.613cm" draw:start-shape="id101" draw:start-glue-point="10" draw:end-shape="id98" draw:end-glue-point="6" svg:d="M19367 3913l1433 9700" svg:viewBox="0 0 1434 9701">
          <text:p/>
        </draw:connector>
        <draw:connector draw:style-name="gr1" draw:text-style-name="P1" draw:layer="layout" draw:type="line" svg:x1="19.367cm" svg:y1="3.913cm" svg:x2="20.8cm" svg:y2="15.513cm" draw:start-shape="id101" draw:start-glue-point="10" draw:end-shape="id99" draw:end-glue-point="6" svg:d="M19367 3913l1433 11600" svg:viewBox="0 0 1434 11601">
          <text:p/>
        </draw:connector>
        <draw:connector draw:style-name="gr1" draw:text-style-name="P1" draw:layer="layout" draw:type="line" svg:x1="19.367cm" svg:y1="2.013cm" svg:x2="20.8cm" svg:y2="17.413cm" draw:start-shape="id91" draw:start-glue-point="10" draw:end-shape="id100" draw:end-glue-point="6" svg:d="M19367 2013l1433 15400" svg:viewBox="0 0 1434 15401">
          <text:p/>
        </draw:connector>
        <draw:connector draw:style-name="gr1" draw:text-style-name="P1" draw:layer="layout" draw:type="line" svg:x1="19.367cm" svg:y1="5.913cm" svg:x2="20.8cm" svg:y2="2.013cm" draw:start-shape="id102" draw:start-glue-point="10" draw:end-shape="id92" draw:end-glue-point="6" svg:d="M19367 5913l1433-3900" svg:viewBox="0 0 1434 3901">
          <text:p/>
        </draw:connector>
        <draw:connector draw:style-name="gr1" draw:text-style-name="P1" draw:layer="layout" draw:type="line" svg:x1="19.367cm" svg:y1="5.913cm" svg:x2="20.8cm" svg:y2="3.913cm" draw:start-shape="id102" draw:start-glue-point="10" draw:end-shape="id93" draw:end-glue-point="6" svg:d="M19367 5913l1433-2000" svg:viewBox="0 0 1434 2001">
          <text:p/>
        </draw:connector>
        <draw:connector draw:style-name="gr1" draw:text-style-name="P1" draw:layer="layout" draw:type="line" svg:x1="19.367cm" svg:y1="5.913cm" svg:x2="20.8cm" svg:y2="7.913cm" draw:start-shape="id102" draw:start-glue-point="10" draw:end-shape="id95" draw:end-glue-point="6" svg:d="M19367 5913l1433 2000" svg:viewBox="0 0 1434 2001">
          <text:p/>
        </draw:connector>
        <draw:connector draw:style-name="gr1" draw:text-style-name="P1" draw:layer="layout" draw:type="line" svg:x1="19.367cm" svg:y1="5.913cm" svg:x2="20.8cm" svg:y2="9.813cm" draw:start-shape="id102" draw:start-glue-point="10" draw:end-shape="id96" draw:end-glue-point="6" svg:d="M19367 5913l1433 3900" svg:viewBox="0 0 1434 3901">
          <text:p/>
        </draw:connector>
        <draw:connector draw:style-name="gr1" draw:text-style-name="P1" draw:layer="layout" draw:type="line" svg:x1="19.367cm" svg:y1="5.913cm" svg:x2="20.767cm" svg:y2="11.713cm" draw:start-shape="id102" draw:start-glue-point="10" draw:end-shape="id97" draw:end-glue-point="6" svg:d="M19367 5913l1400 5800" svg:viewBox="0 0 1401 5801">
          <text:p/>
        </draw:connector>
        <draw:connector draw:style-name="gr1" draw:text-style-name="P1" draw:layer="layout" draw:type="line" svg:x1="19.367cm" svg:y1="5.913cm" svg:x2="20.8cm" svg:y2="13.613cm" draw:start-shape="id102" draw:start-glue-point="10" draw:end-shape="id98" draw:end-glue-point="6" svg:d="M19367 5913l1433 7700" svg:viewBox="0 0 1434 7701">
          <text:p/>
        </draw:connector>
        <draw:connector draw:style-name="gr1" draw:text-style-name="P1" draw:layer="layout" draw:type="line" svg:x1="19.367cm" svg:y1="5.913cm" svg:x2="20.8cm" svg:y2="15.513cm" draw:start-shape="id102" draw:start-glue-point="10" draw:end-shape="id99" draw:end-glue-point="6" svg:d="M19367 5913l1433 9600" svg:viewBox="0 0 1434 9601">
          <text:p/>
        </draw:connector>
        <draw:connector draw:style-name="gr1" draw:text-style-name="P1" draw:layer="layout" draw:type="line" svg:x1="19.367cm" svg:y1="5.913cm" svg:x2="20.8cm" svg:y2="17.413cm" draw:start-shape="id102" draw:start-glue-point="10" draw:end-shape="id100" draw:end-glue-point="6" svg:d="M19367 5913l1433 11500" svg:viewBox="0 0 1434 11501">
          <text:p/>
        </draw:connector>
        <draw:connector draw:style-name="gr1" draw:text-style-name="P1" draw:layer="layout" draw:type="line" svg:x1="19.367cm" svg:y1="7.913cm" svg:x2="20.8cm" svg:y2="2.013cm" draw:start-shape="id103" draw:start-glue-point="10" draw:end-shape="id92" draw:end-glue-point="6" svg:d="M19367 7913l1433-5900" svg:viewBox="0 0 1434 5901">
          <text:p/>
        </draw:connector>
        <draw:connector draw:style-name="gr1" draw:text-style-name="P1" draw:layer="layout" draw:type="line" svg:x1="19.367cm" svg:y1="7.913cm" svg:x2="20.8cm" svg:y2="3.913cm" draw:start-shape="id103" draw:start-glue-point="10" draw:end-shape="id93" draw:end-glue-point="6" svg:d="M19367 7913l1433-4000" svg:viewBox="0 0 1434 4001">
          <text:p/>
        </draw:connector>
        <draw:connector draw:style-name="gr1" draw:text-style-name="P1" draw:layer="layout" draw:type="line" svg:x1="19.367cm" svg:y1="7.913cm" svg:x2="20.8cm" svg:y2="5.913cm" draw:start-shape="id103" draw:start-glue-point="10" draw:end-shape="id94" draw:end-glue-point="6" svg:d="M19367 7913l1433-2000" svg:viewBox="0 0 1434 2001">
          <text:p/>
        </draw:connector>
        <draw:connector draw:style-name="gr1" draw:text-style-name="P1" draw:layer="layout" draw:type="line" svg:x1="19.367cm" svg:y1="7.913cm" svg:x2="20.8cm" svg:y2="7.913cm" draw:start-shape="id103" draw:start-glue-point="10" draw:end-shape="id95" draw:end-glue-point="6" svg:d="M19367 7913h1433" svg:viewBox="0 0 1434 1">
          <text:p/>
        </draw:connector>
        <draw:connector draw:style-name="gr1" draw:text-style-name="P1" draw:layer="layout" draw:type="line" svg:x1="19.367cm" svg:y1="7.913cm" svg:x2="20.8cm" svg:y2="9.813cm" draw:start-shape="id103" draw:start-glue-point="10" draw:end-shape="id96" draw:end-glue-point="6" svg:d="M19367 7913l1433 1900" svg:viewBox="0 0 1434 1901">
          <text:p/>
        </draw:connector>
        <draw:connector draw:style-name="gr1" draw:text-style-name="P1" draw:layer="layout" draw:type="line" svg:x1="19.367cm" svg:y1="7.913cm" svg:x2="20.767cm" svg:y2="11.713cm" draw:start-shape="id103" draw:start-glue-point="10" draw:end-shape="id97" draw:end-glue-point="6" svg:d="M19367 7913l1400 3800" svg:viewBox="0 0 1401 3801">
          <text:p/>
        </draw:connector>
        <draw:connector draw:style-name="gr1" draw:text-style-name="P1" draw:layer="layout" draw:type="line" svg:x1="19.367cm" svg:y1="7.913cm" svg:x2="20.8cm" svg:y2="13.613cm" draw:start-shape="id103" draw:start-glue-point="10" draw:end-shape="id98" draw:end-glue-point="6" svg:d="M19367 7913l1433 5700" svg:viewBox="0 0 1434 5701">
          <text:p/>
        </draw:connector>
        <draw:connector draw:style-name="gr1" draw:text-style-name="P1" draw:layer="layout" draw:type="line" svg:x1="19.367cm" svg:y1="7.913cm" svg:x2="20.8cm" svg:y2="15.513cm" draw:start-shape="id103" draw:start-glue-point="10" draw:end-shape="id99" draw:end-glue-point="6" svg:d="M19367 7913l1433 7600" svg:viewBox="0 0 1434 7601">
          <text:p/>
        </draw:connector>
        <draw:connector draw:style-name="gr1" draw:text-style-name="P1" draw:layer="layout" draw:type="line" svg:x1="19.367cm" svg:y1="7.913cm" svg:x2="20.8cm" svg:y2="17.413cm" draw:start-shape="id103" draw:start-glue-point="10" draw:end-shape="id100" draw:end-glue-point="6" svg:d="M19367 7913l1433 9500" svg:viewBox="0 0 1434 9501">
          <text:p/>
        </draw:connector>
        <draw:connector draw:style-name="gr1" draw:text-style-name="P1" draw:layer="layout" draw:type="line" svg:x1="19.367cm" svg:y1="9.813cm" svg:x2="20.8cm" svg:y2="2.013cm" draw:start-shape="id104" draw:start-glue-point="10" draw:end-shape="id92" draw:end-glue-point="6" svg:d="M19367 9813l1433-7800" svg:viewBox="0 0 1434 7801">
          <text:p/>
        </draw:connector>
        <draw:connector draw:style-name="gr1" draw:text-style-name="P1" draw:layer="layout" draw:type="line" svg:x1="19.367cm" svg:y1="9.813cm" svg:x2="20.8cm" svg:y2="3.913cm" draw:start-shape="id104" draw:start-glue-point="10" draw:end-shape="id93" draw:end-glue-point="6" svg:d="M19367 9813l1433-5900" svg:viewBox="0 0 1434 5901">
          <text:p/>
        </draw:connector>
        <draw:connector draw:style-name="gr1" draw:text-style-name="P1" draw:layer="layout" draw:type="line" svg:x1="19.367cm" svg:y1="9.813cm" svg:x2="20.8cm" svg:y2="5.913cm" draw:start-shape="id104" draw:start-glue-point="10" draw:end-shape="id94" draw:end-glue-point="6" svg:d="M19367 9813l1433-3900" svg:viewBox="0 0 1434 3901">
          <text:p/>
        </draw:connector>
        <draw:connector draw:style-name="gr1" draw:text-style-name="P1" draw:layer="layout" draw:type="line" svg:x1="19.367cm" svg:y1="9.813cm" svg:x2="20.8cm" svg:y2="7.913cm" draw:start-shape="id104" draw:start-glue-point="10" draw:end-shape="id95" draw:end-glue-point="6" svg:d="M19367 9813l1433-1900" svg:viewBox="0 0 1434 1901">
          <text:p/>
        </draw:connector>
        <draw:connector draw:style-name="gr1" draw:text-style-name="P1" draw:layer="layout" draw:type="line" svg:x1="19.367cm" svg:y1="9.813cm" svg:x2="20.8cm" svg:y2="9.813cm" draw:start-shape="id104" draw:start-glue-point="10" draw:end-shape="id96" draw:end-glue-point="6" svg:d="M19367 9813h1433" svg:viewBox="0 0 1434 1">
          <text:p/>
        </draw:connector>
        <draw:connector draw:style-name="gr1" draw:text-style-name="P1" draw:layer="layout" draw:type="line" svg:x1="19.367cm" svg:y1="9.813cm" svg:x2="20.767cm" svg:y2="11.713cm" draw:start-shape="id104" draw:start-glue-point="10" draw:end-shape="id97" draw:end-glue-point="6" svg:d="M19367 9813l1400 1900" svg:viewBox="0 0 1401 1901">
          <text:p/>
        </draw:connector>
        <draw:connector draw:style-name="gr1" draw:text-style-name="P1" draw:layer="layout" draw:type="line" svg:x1="19.367cm" svg:y1="9.813cm" svg:x2="20.8cm" svg:y2="13.613cm" draw:start-shape="id104" draw:start-glue-point="10" draw:end-shape="id98" draw:end-glue-point="6" svg:d="M19367 9813l1433 3800" svg:viewBox="0 0 1434 3801">
          <text:p/>
        </draw:connector>
        <draw:connector draw:style-name="gr1" draw:text-style-name="P1" draw:layer="layout" draw:type="line" svg:x1="19.367cm" svg:y1="9.813cm" svg:x2="20.8cm" svg:y2="15.513cm" draw:start-shape="id104" draw:start-glue-point="10" draw:end-shape="id99" draw:end-glue-point="6" svg:d="M19367 9813l1433 5700" svg:viewBox="0 0 1434 5701">
          <text:p/>
        </draw:connector>
        <draw:connector draw:style-name="gr1" draw:text-style-name="P1" draw:layer="layout" draw:type="line" svg:x1="19.367cm" svg:y1="9.813cm" svg:x2="20.8cm" svg:y2="17.413cm" draw:start-shape="id104" draw:start-glue-point="10" draw:end-shape="id100" draw:end-glue-point="6" svg:d="M19367 9813l1433 7600" svg:viewBox="0 0 1434 7601">
          <text:p/>
        </draw:connector>
        <draw:connector draw:style-name="gr1" draw:text-style-name="P1" draw:layer="layout" draw:type="line" svg:x1="19.334cm" svg:y1="11.713cm" svg:x2="20.8cm" svg:y2="2.013cm" draw:start-shape="id105" draw:start-glue-point="10" draw:end-shape="id92" draw:end-glue-point="6" svg:d="M19334 11713l1466-9700" svg:viewBox="0 0 1467 9701">
          <text:p/>
        </draw:connector>
        <draw:connector draw:style-name="gr1" draw:text-style-name="P1" draw:layer="layout" draw:type="line" svg:x1="19.334cm" svg:y1="11.713cm" svg:x2="20.8cm" svg:y2="3.913cm" draw:start-shape="id105" draw:start-glue-point="10" draw:end-shape="id93" draw:end-glue-point="6" svg:d="M19334 11713l1466-7800" svg:viewBox="0 0 1467 7801">
          <text:p/>
        </draw:connector>
        <draw:connector draw:style-name="gr1" draw:text-style-name="P1" draw:layer="layout" draw:type="line" svg:x1="19.334cm" svg:y1="11.713cm" svg:x2="20.8cm" svg:y2="5.913cm" draw:start-shape="id105" draw:start-glue-point="10" draw:end-shape="id94" draw:end-glue-point="6" svg:d="M19334 11713l1466-5800" svg:viewBox="0 0 1467 5801">
          <text:p/>
        </draw:connector>
        <draw:connector draw:style-name="gr1" draw:text-style-name="P1" draw:layer="layout" draw:type="line" svg:x1="19.173cm" svg:y1="11.324cm" svg:x2="20.8cm" svg:y2="7.913cm" draw:start-shape="id105" draw:start-glue-point="11" draw:end-shape="id95" draw:end-glue-point="6" svg:d="M19173 11324l1627-3411" svg:viewBox="0 0 1628 3412">
          <text:p/>
        </draw:connector>
        <draw:connector draw:style-name="gr1" draw:text-style-name="P1" draw:layer="layout" draw:type="line" svg:x1="19.334cm" svg:y1="11.713cm" svg:x2="20.8cm" svg:y2="9.813cm" draw:start-shape="id105" draw:start-glue-point="10" draw:end-shape="id96" draw:end-glue-point="6" svg:d="M19334 11713l1466-1900" svg:viewBox="0 0 1467 1901">
          <text:p/>
        </draw:connector>
        <draw:connector draw:style-name="gr1" draw:text-style-name="P1" draw:layer="layout" draw:type="line" svg:x1="19.334cm" svg:y1="11.713cm" svg:x2="20.767cm" svg:y2="11.713cm" draw:start-shape="id105" draw:start-glue-point="10" draw:end-shape="id97" draw:end-glue-point="6" svg:d="M19334 11713h1433" svg:viewBox="0 0 1434 1">
          <text:p/>
        </draw:connector>
        <draw:connector draw:style-name="gr1" draw:text-style-name="P1" draw:layer="layout" draw:type="line" svg:x1="19.334cm" svg:y1="11.713cm" svg:x2="20.8cm" svg:y2="13.613cm" draw:start-shape="id105" draw:start-glue-point="10" draw:end-shape="id98" draw:end-glue-point="6" svg:d="M19334 11713l1466 1900" svg:viewBox="0 0 1467 1901">
          <text:p/>
        </draw:connector>
        <draw:connector draw:style-name="gr1" draw:text-style-name="P1" draw:layer="layout" draw:type="line" svg:x1="19.334cm" svg:y1="11.713cm" svg:x2="20.8cm" svg:y2="15.513cm" draw:start-shape="id105" draw:start-glue-point="10" draw:end-shape="id99" draw:end-glue-point="6" svg:d="M19334 11713l1466 3800" svg:viewBox="0 0 1467 3801">
          <text:p/>
        </draw:connector>
        <draw:connector draw:style-name="gr1" draw:text-style-name="P1" draw:layer="layout" draw:type="line" svg:x1="19.334cm" svg:y1="11.713cm" svg:x2="20.8cm" svg:y2="17.413cm" draw:start-shape="id105" draw:start-glue-point="10" draw:end-shape="id100" draw:end-glue-point="6" svg:d="M19334 11713l1466 5700" svg:viewBox="0 0 1467 5701">
          <text:p/>
        </draw:connector>
        <draw:connector draw:style-name="gr1" draw:text-style-name="P1" draw:layer="layout" draw:type="line" svg:x1="19.367cm" svg:y1="13.613cm" svg:x2="20.8cm" svg:y2="2.013cm" draw:start-shape="id106" draw:start-glue-point="10" draw:end-shape="id92" draw:end-glue-point="6" svg:d="M19367 13613l1433-11600" svg:viewBox="0 0 1434 11601">
          <text:p/>
        </draw:connector>
        <draw:connector draw:style-name="gr1" draw:text-style-name="P1" draw:layer="layout" draw:type="line" svg:x1="19.367cm" svg:y1="13.613cm" svg:x2="20.8cm" svg:y2="3.913cm" draw:start-shape="id106" draw:start-glue-point="10" draw:end-shape="id93" draw:end-glue-point="6" svg:d="M19367 13613l1433-9700" svg:viewBox="0 0 1434 9701">
          <text:p/>
        </draw:connector>
        <draw:connector draw:style-name="gr1" draw:text-style-name="P1" draw:layer="layout" draw:type="line" svg:x1="19.367cm" svg:y1="13.613cm" svg:x2="20.8cm" svg:y2="5.913cm" draw:start-shape="id106" draw:start-glue-point="10" draw:end-shape="id94" draw:end-glue-point="6" svg:d="M19367 13613l1433-7700" svg:viewBox="0 0 1434 7701">
          <text:p/>
        </draw:connector>
        <draw:connector draw:style-name="gr1" draw:text-style-name="P1" draw:layer="layout" draw:type="line" svg:x1="19.367cm" svg:y1="13.613cm" svg:x2="20.8cm" svg:y2="7.913cm" draw:start-shape="id106" draw:start-glue-point="10" draw:end-shape="id95" draw:end-glue-point="6" svg:d="M19367 13613l1433-5700" svg:viewBox="0 0 1434 5701">
          <text:p/>
        </draw:connector>
        <draw:connector draw:style-name="gr1" draw:text-style-name="P1" draw:layer="layout" draw:type="line" svg:x1="19.367cm" svg:y1="13.613cm" svg:x2="20.8cm" svg:y2="9.813cm" draw:start-shape="id106" draw:start-glue-point="10" draw:end-shape="id96" draw:end-glue-point="6" svg:d="M19367 13613l1433-3800" svg:viewBox="0 0 1434 3801">
          <text:p/>
        </draw:connector>
        <draw:connector draw:style-name="gr1" draw:text-style-name="P1" draw:layer="layout" draw:type="line" svg:x1="19.367cm" svg:y1="13.613cm" svg:x2="20.767cm" svg:y2="11.713cm" draw:start-shape="id106" draw:start-glue-point="10" draw:end-shape="id97" draw:end-glue-point="6" svg:d="M19367 13613l1400-1900" svg:viewBox="0 0 1401 1901">
          <text:p/>
        </draw:connector>
        <draw:connector draw:style-name="gr1" draw:text-style-name="P1" draw:layer="layout" draw:type="line" svg:x1="19.367cm" svg:y1="13.613cm" svg:x2="20.8cm" svg:y2="13.613cm" draw:start-shape="id106" draw:start-glue-point="10" draw:end-shape="id98" draw:end-glue-point="6" svg:d="M19367 13613h1433" svg:viewBox="0 0 1434 1">
          <text:p/>
        </draw:connector>
        <draw:connector draw:style-name="gr1" draw:text-style-name="P1" draw:layer="layout" draw:type="line" svg:x1="19.367cm" svg:y1="13.613cm" svg:x2="20.8cm" svg:y2="15.513cm" draw:start-shape="id106" draw:start-glue-point="10" draw:end-shape="id99" draw:end-glue-point="6" svg:d="M19367 13613l1433 1900" svg:viewBox="0 0 1434 1901">
          <text:p/>
        </draw:connector>
        <draw:connector draw:style-name="gr1" draw:text-style-name="P1" draw:layer="layout" draw:type="line" svg:x1="19.367cm" svg:y1="13.613cm" svg:x2="20.8cm" svg:y2="17.413cm" draw:start-shape="id106" draw:start-glue-point="10" draw:end-shape="id100" draw:end-glue-point="6" svg:d="M19367 13613l1433 3800" svg:viewBox="0 0 1434 3801">
          <text:p/>
        </draw:connector>
        <draw:connector draw:style-name="gr1" draw:text-style-name="P1" draw:layer="layout" draw:type="line" svg:x1="19.367cm" svg:y1="15.513cm" svg:x2="20.8cm" svg:y2="2.013cm" draw:start-shape="id107" draw:start-glue-point="10" draw:end-shape="id92" draw:end-glue-point="6" svg:d="M19367 15513l1433-13500" svg:viewBox="0 0 1434 13501">
          <text:p/>
        </draw:connector>
        <draw:connector draw:style-name="gr1" draw:text-style-name="P1" draw:layer="layout" draw:type="line" svg:x1="19.367cm" svg:y1="15.513cm" svg:x2="20.8cm" svg:y2="3.913cm" draw:start-shape="id107" draw:start-glue-point="10" draw:end-shape="id93" draw:end-glue-point="6" svg:d="M19367 15513l1433-11600" svg:viewBox="0 0 1434 11601">
          <text:p/>
        </draw:connector>
        <draw:connector draw:style-name="gr1" draw:text-style-name="P1" draw:layer="layout" draw:type="line" svg:x1="19.367cm" svg:y1="15.513cm" svg:x2="20.8cm" svg:y2="5.913cm" draw:start-shape="id107" draw:start-glue-point="10" draw:end-shape="id94" draw:end-glue-point="6" svg:d="M19367 15513l1433-9600" svg:viewBox="0 0 1434 9601">
          <text:p/>
        </draw:connector>
        <draw:connector draw:style-name="gr1" draw:text-style-name="P1" draw:layer="layout" draw:type="line" svg:x1="19.367cm" svg:y1="15.513cm" svg:x2="20.8cm" svg:y2="7.913cm" draw:start-shape="id107" draw:start-glue-point="10" draw:end-shape="id95" draw:end-glue-point="6" svg:d="M19367 15513l1433-7600" svg:viewBox="0 0 1434 7601">
          <text:p/>
        </draw:connector>
        <draw:connector draw:style-name="gr1" draw:text-style-name="P1" draw:layer="layout" draw:type="line" svg:x1="19.367cm" svg:y1="15.513cm" svg:x2="20.8cm" svg:y2="9.813cm" draw:start-shape="id107" draw:start-glue-point="10" draw:end-shape="id96" draw:end-glue-point="6" svg:d="M19367 15513l1433-5700" svg:viewBox="0 0 1434 5701">
          <text:p/>
        </draw:connector>
        <draw:connector draw:style-name="gr1" draw:text-style-name="P1" draw:layer="layout" draw:type="line" svg:x1="19.367cm" svg:y1="15.513cm" svg:x2="20.767cm" svg:y2="11.713cm" draw:start-shape="id107" draw:start-glue-point="10" draw:end-shape="id97" draw:end-glue-point="6" svg:d="M19367 15513l1400-3800" svg:viewBox="0 0 1401 3801">
          <text:p/>
        </draw:connector>
        <draw:connector draw:style-name="gr1" draw:text-style-name="P1" draw:layer="layout" draw:type="line" svg:x1="19.367cm" svg:y1="15.513cm" svg:x2="20.8cm" svg:y2="9.813cm" draw:start-shape="id107" draw:start-glue-point="10" draw:end-shape="id96" draw:end-glue-point="6" svg:d="M19367 15513l1433-5700" svg:viewBox="0 0 1434 5701">
          <text:p/>
        </draw:connector>
        <draw:connector draw:style-name="gr1" draw:text-style-name="P1" draw:layer="layout" draw:type="line" svg:x1="19.367cm" svg:y1="15.513cm" svg:x2="20.8cm" svg:y2="13.613cm" draw:start-shape="id107" draw:start-glue-point="10" draw:end-shape="id98" draw:end-glue-point="6" svg:d="M19367 15513l1433-1900" svg:viewBox="0 0 1434 1901">
          <text:p/>
        </draw:connector>
        <draw:connector draw:style-name="gr1" draw:text-style-name="P1" draw:layer="layout" draw:type="line" svg:x1="19.367cm" svg:y1="15.513cm" svg:x2="20.8cm" svg:y2="15.513cm" draw:start-shape="id107" draw:start-glue-point="10" draw:end-shape="id99" draw:end-glue-point="6" svg:d="M19367 15513h1433" svg:viewBox="0 0 1434 1">
          <text:p/>
        </draw:connector>
        <draw:connector draw:style-name="gr1" draw:text-style-name="P1" draw:layer="layout" draw:type="line" svg:x1="19.367cm" svg:y1="15.513cm" svg:x2="20.8cm" svg:y2="17.413cm" draw:start-shape="id107" draw:start-glue-point="10" draw:end-shape="id100" draw:end-glue-point="6" svg:d="M19367 15513l1433 1900" svg:viewBox="0 0 1434 1901">
          <text:p/>
        </draw:connector>
        <draw:connector draw:style-name="gr1" draw:text-style-name="P1" draw:layer="layout" draw:type="line" svg:x1="19.367cm" svg:y1="17.413cm" svg:x2="20.8cm" svg:y2="2.013cm" draw:start-shape="id108" draw:start-glue-point="10" draw:end-shape="id92" draw:end-glue-point="6" svg:d="M19367 17413l1433-15400" svg:viewBox="0 0 1434 15401">
          <text:p/>
        </draw:connector>
        <draw:connector draw:style-name="gr1" draw:text-style-name="P1" draw:layer="layout" draw:type="line" svg:x1="19.367cm" svg:y1="17.413cm" svg:x2="20.8cm" svg:y2="3.913cm" draw:start-shape="id108" draw:start-glue-point="10" draw:end-shape="id93" draw:end-glue-point="6" svg:d="M19367 17413l1433-13500" svg:viewBox="0 0 1434 13501">
          <text:p/>
        </draw:connector>
        <draw:connector draw:style-name="gr1" draw:text-style-name="P1" draw:layer="layout" draw:type="line" svg:x1="19.367cm" svg:y1="17.413cm" svg:x2="20.8cm" svg:y2="5.913cm" draw:start-shape="id108" draw:start-glue-point="10" draw:end-shape="id94" draw:end-glue-point="6" svg:d="M19367 17413l1433-11500" svg:viewBox="0 0 1434 11501">
          <text:p/>
        </draw:connector>
        <draw:connector draw:style-name="gr1" draw:text-style-name="P1" draw:layer="layout" draw:type="line" svg:x1="19.367cm" svg:y1="17.413cm" svg:x2="20.8cm" svg:y2="7.913cm" draw:start-shape="id108" draw:start-glue-point="10" draw:end-shape="id95" draw:end-glue-point="6" svg:d="M19367 17413l1433-9500" svg:viewBox="0 0 1434 9501">
          <text:p/>
        </draw:connector>
        <draw:connector draw:style-name="gr1" draw:text-style-name="P1" draw:layer="layout" draw:type="line" svg:x1="19.367cm" svg:y1="17.413cm" svg:x2="20.8cm" svg:y2="9.813cm" draw:start-shape="id108" draw:start-glue-point="10" draw:end-shape="id96" draw:end-glue-point="6" svg:d="M19367 17413l1433-7600" svg:viewBox="0 0 1434 7601">
          <text:p/>
        </draw:connector>
        <draw:connector draw:style-name="gr1" draw:text-style-name="P1" draw:layer="layout" draw:type="line" svg:x1="19.367cm" svg:y1="17.413cm" svg:x2="20.8cm" svg:y2="9.813cm" draw:start-shape="id108" draw:start-glue-point="10" draw:end-shape="id96" draw:end-glue-point="6" svg:d="M19367 17413l1433-7600" svg:viewBox="0 0 1434 7601">
          <text:p/>
        </draw:connector>
        <draw:connector draw:style-name="gr1" draw:text-style-name="P1" draw:layer="layout" draw:type="line" svg:x1="19.367cm" svg:y1="17.413cm" svg:x2="20.767cm" svg:y2="11.713cm" draw:start-shape="id108" draw:start-glue-point="10" draw:end-shape="id97" draw:end-glue-point="6" svg:d="M19367 17413l1400-5700" svg:viewBox="0 0 1401 5701">
          <text:p/>
        </draw:connector>
        <draw:connector draw:style-name="gr1" draw:text-style-name="P1" draw:layer="layout" draw:type="line" svg:x1="19.367cm" svg:y1="17.413cm" svg:x2="20.8cm" svg:y2="13.613cm" draw:start-shape="id108" draw:start-glue-point="10" draw:end-shape="id98" draw:end-glue-point="6" svg:d="M19367 17413l1433-3800" svg:viewBox="0 0 1434 3801">
          <text:p/>
        </draw:connector>
        <draw:connector draw:style-name="gr1" draw:text-style-name="P1" draw:layer="layout" draw:type="line" svg:x1="19.367cm" svg:y1="17.413cm" svg:x2="20.8cm" svg:y2="15.513cm" draw:start-shape="id108" draw:start-glue-point="10" draw:end-shape="id99" draw:end-glue-point="6" svg:d="M19367 17413l1433-1900" svg:viewBox="0 0 1434 1901">
          <text:p/>
        </draw:connector>
        <draw:connector draw:style-name="gr1" draw:text-style-name="P1" draw:layer="layout" draw:type="line" svg:x1="19.367cm" svg:y1="17.413cm" svg:x2="20.8cm" svg:y2="17.413cm" draw:start-shape="id108" draw:start-glue-point="10" draw:end-shape="id100" draw:end-glue-point="6" svg:d="M19367 17413h1433" svg:viewBox="0 0 1434 1">
          <text:p/>
        </draw:connector>
        <draw:custom-shape draw:style-name="gr2" draw:text-style-name="P2" draw:layer="layout" svg:width="1.1cm" svg:height="1.1cm" svg:x="20.833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20.833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9" draw:id="id109" draw:layer="layout" svg:width="1.1cm" svg:height="1.1cm" svg:x="20.834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9" draw:id="id119" draw:layer="layout" svg:width="1.1cm" svg:height="1.1cm" svg:x="20.834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0" draw:id="id120" draw:layer="layout" svg:width="1.1cm" svg:height="1.1cm" svg:x="20.834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1" draw:id="id121" draw:layer="layout" svg:width="1.1cm" svg:height="1.1cm" svg:x="20.834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2" draw:id="id122" draw:layer="layout" svg:width="1.1cm" svg:height="1.1cm" svg:x="20.834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3" draw:id="id123" draw:layer="layout" svg:width="1.1cm" svg:height="1.1cm" svg:x="20.801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4" draw:id="id124" draw:layer="layout" svg:width="1.1cm" svg:height="1.1cm" svg:x="20.834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5" draw:id="id125" draw:layer="layout" svg:width="1.1cm" svg:height="1.1cm" svg:x="20.834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6" draw:id="id126" draw:layer="layout" svg:width="1.1cm" svg:height="1.1cm" svg:x="20.834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0" draw:id="id110" draw:layer="layout" svg:width="1.229cm" svg:height="1.229cm" svg:x="24.071cm" svg:y="1.06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1" draw:id="id111" draw:layer="layout" svg:width="1.229cm" svg:height="1.229cm" svg:x="24.071cm" svg:y="3.18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2" draw:id="id112" draw:layer="layout" svg:width="1.229cm" svg:height="1.229cm" svg:x="24.071cm" svg:y="5.421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3" draw:id="id113" draw:layer="layout" svg:width="1.229cm" svg:height="1.229cm" svg:x="24.071cm" svg:y="7.65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4" draw:id="id114" draw:layer="layout" svg:width="1.229cm" svg:height="1.229cm" svg:x="24.071cm" svg:y="9.779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5" draw:id="id115" draw:layer="layout" svg:width="1.229cm" svg:height="1.229cm" svg:x="24.034cm" svg:y="11.90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6" draw:id="id116" draw:layer="layout" svg:width="1.229cm" svg:height="1.229cm" svg:x="24.071cm" svg:y="14.025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7" draw:id="id117" draw:layer="layout" svg:width="1.229cm" svg:height="1.229cm" svg:x="24.071cm" svg:y="16.148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8" draw:id="id118" draw:layer="layout" svg:width="1.229cm" svg:height="1.229cm" svg:x="24.071cm" svg:y="18.271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934cm" svg:y1="2.013cm" svg:x2="24.071cm" svg:y2="1.678cm" draw:start-shape="id109" draw:start-glue-point="10" draw:end-shape="id110" draw:end-glue-point="6" svg:d="M21934 2013l2137-335" svg:viewBox="0 0 2138 336">
          <text:p/>
        </draw:connector>
        <draw:connector draw:style-name="gr1" draw:text-style-name="P1" draw:layer="layout" draw:type="line" svg:x1="21.934cm" svg:y1="2.013cm" svg:x2="24.071cm" svg:y2="3.801cm" draw:start-shape="id109" draw:start-glue-point="10" draw:end-shape="id111" draw:end-glue-point="6" svg:d="M21934 2013l2137 1788" svg:viewBox="0 0 2138 1789">
          <text:p/>
        </draw:connector>
        <draw:connector draw:style-name="gr1" draw:text-style-name="P1" draw:layer="layout" draw:type="line" svg:x1="21.934cm" svg:y1="2.013cm" svg:x2="24.071cm" svg:y2="3.801cm" draw:start-shape="id109" draw:start-glue-point="10" draw:end-shape="id111" draw:end-glue-point="6" svg:d="M21934 2013l2137 1788" svg:viewBox="0 0 2138 1789">
          <text:p/>
        </draw:connector>
        <draw:connector draw:style-name="gr1" draw:text-style-name="P1" draw:layer="layout" draw:type="line" svg:x1="21.934cm" svg:y1="2.013cm" svg:x2="24.071cm" svg:y2="6.036cm" draw:start-shape="id109" draw:start-glue-point="10" draw:end-shape="id112" draw:end-glue-point="6" svg:d="M21934 2013l2137 4023" svg:viewBox="0 0 2138 4024">
          <text:p/>
        </draw:connector>
        <draw:connector draw:style-name="gr1" draw:text-style-name="P1" draw:layer="layout" draw:type="line" svg:x1="21.934cm" svg:y1="2.013cm" svg:x2="24.071cm" svg:y2="8.271cm" draw:start-shape="id109" draw:start-glue-point="10" draw:end-shape="id113" draw:end-glue-point="6" svg:d="M21934 2013l2137 6258" svg:viewBox="0 0 2138 6259">
          <text:p/>
        </draw:connector>
        <draw:connector draw:style-name="gr1" draw:text-style-name="P1" draw:layer="layout" draw:type="line" svg:x1="21.934cm" svg:y1="2.013cm" svg:x2="24.071cm" svg:y2="10.394cm" draw:start-shape="id109" draw:start-glue-point="10" draw:end-shape="id114" draw:end-glue-point="6" svg:d="M21934 2013l2137 8381" svg:viewBox="0 0 2138 8382">
          <text:p/>
        </draw:connector>
        <draw:connector draw:style-name="gr1" draw:text-style-name="P1" draw:layer="layout" draw:type="line" svg:x1="21.934cm" svg:y1="2.013cm" svg:x2="24.034cm" svg:y2="12.517cm" draw:start-shape="id109" draw:start-glue-point="10" draw:end-shape="id115" draw:end-glue-point="6" svg:d="M21934 2013l2100 10504" svg:viewBox="0 0 2101 10505">
          <text:p/>
        </draw:connector>
        <draw:connector draw:style-name="gr1" draw:text-style-name="P1" draw:layer="layout" draw:type="line" svg:x1="21.934cm" svg:y1="2.013cm" svg:x2="24.071cm" svg:y2="14.64cm" draw:start-shape="id109" draw:start-glue-point="10" draw:end-shape="id116" draw:end-glue-point="6" svg:d="M21934 2013l2137 12627" svg:viewBox="0 0 2138 12628">
          <text:p/>
        </draw:connector>
        <draw:connector draw:style-name="gr1" draw:text-style-name="P1" draw:layer="layout" draw:type="line" svg:x1="21.934cm" svg:y1="2.013cm" svg:x2="24.071cm" svg:y2="16.763cm" draw:start-shape="id109" draw:start-glue-point="10" draw:end-shape="id117" draw:end-glue-point="6" svg:d="M21934 2013l2137 14750" svg:viewBox="0 0 2138 14751">
          <text:p/>
        </draw:connector>
        <draw:connector draw:style-name="gr1" draw:text-style-name="P1" draw:layer="layout" draw:type="line" svg:x1="21.934cm" svg:y1="2.013cm" svg:x2="24.071cm" svg:y2="18.886cm" draw:start-shape="id109" draw:start-glue-point="10" draw:end-shape="id118" draw:end-glue-point="6" svg:d="M21934 2013l2137 16873" svg:viewBox="0 0 2138 16874">
          <text:p/>
        </draw:connector>
        <draw:connector draw:style-name="gr1" draw:text-style-name="P1" draw:layer="layout" draw:type="line" svg:x1="21.934cm" svg:y1="3.913cm" svg:x2="24.071cm" svg:y2="1.678cm" draw:start-shape="id119" draw:start-glue-point="10" draw:end-shape="id110" draw:end-glue-point="6" svg:d="M21934 3913l2137-2235" svg:viewBox="0 0 2138 2236">
          <text:p/>
        </draw:connector>
        <draw:connector draw:style-name="gr1" draw:text-style-name="P1" draw:layer="layout" draw:type="line" svg:x1="21.934cm" svg:y1="3.913cm" svg:x2="24.071cm" svg:y2="3.801cm" draw:start-shape="id119" draw:start-glue-point="10" draw:end-shape="id111" draw:end-glue-point="6" svg:d="M21934 3913l2137-112" svg:viewBox="0 0 2138 113">
          <text:p/>
        </draw:connector>
        <draw:connector draw:style-name="gr1" draw:text-style-name="P1" draw:layer="layout" draw:type="line" svg:x1="21.934cm" svg:y1="3.913cm" svg:x2="24.071cm" svg:y2="6.036cm" draw:start-shape="id119" draw:start-glue-point="10" draw:end-shape="id112" draw:end-glue-point="6" svg:d="M21934 3913l2137 2123" svg:viewBox="0 0 2138 2124">
          <text:p/>
        </draw:connector>
        <draw:connector draw:style-name="gr1" draw:text-style-name="P1" draw:layer="layout" draw:type="line" svg:x1="21.934cm" svg:y1="3.913cm" svg:x2="24.071cm" svg:y2="8.271cm" draw:start-shape="id119" draw:start-glue-point="10" draw:end-shape="id113" draw:end-glue-point="6" svg:d="M21934 3913l2137 4358" svg:viewBox="0 0 2138 4359">
          <text:p/>
        </draw:connector>
        <draw:connector draw:style-name="gr1" draw:text-style-name="P1" draw:layer="layout" draw:type="line" svg:x1="21.934cm" svg:y1="5.913cm" svg:x2="24.071cm" svg:y2="6.036cm" draw:start-shape="id120" draw:start-glue-point="10" draw:end-shape="id112" draw:end-glue-point="6" svg:d="M21934 5913l2137 123" svg:viewBox="0 0 2138 124">
          <text:p/>
        </draw:connector>
        <draw:connector draw:style-name="gr1" draw:text-style-name="P1" draw:layer="layout" draw:type="line" svg:x1="21.934cm" svg:y1="3.913cm" svg:x2="24.034cm" svg:y2="12.517cm" draw:start-shape="id119" draw:start-glue-point="10" draw:end-shape="id115" draw:end-glue-point="6" svg:d="M21934 3913l2100 8604" svg:viewBox="0 0 2101 8605">
          <text:p/>
        </draw:connector>
        <draw:connector draw:style-name="gr1" draw:text-style-name="P1" draw:layer="layout" draw:type="line" svg:x1="21.934cm" svg:y1="3.913cm" svg:x2="24.071cm" svg:y2="6.036cm" draw:start-shape="id119" draw:start-glue-point="10" draw:end-shape="id112" draw:end-glue-point="6" svg:d="M21934 3913l2137 2123" svg:viewBox="0 0 2138 2124">
          <text:p/>
        </draw:connector>
        <draw:connector draw:style-name="gr1" draw:text-style-name="P1" draw:layer="layout" draw:type="line" svg:x1="21.934cm" svg:y1="3.913cm" svg:x2="24.071cm" svg:y2="10.394cm" draw:start-shape="id119" draw:start-glue-point="10" draw:end-shape="id114" draw:end-glue-point="6" svg:d="M21934 3913l2137 6481" svg:viewBox="0 0 2138 6482">
          <text:p/>
        </draw:connector>
        <draw:connector draw:style-name="gr1" draw:text-style-name="P1" draw:layer="layout" draw:type="line" svg:x1="21.934cm" svg:y1="3.913cm" svg:x2="24.071cm" svg:y2="14.64cm" draw:start-shape="id119" draw:start-glue-point="10" draw:end-shape="id116" draw:end-glue-point="6" svg:d="M21934 3913l2137 10727" svg:viewBox="0 0 2138 10728">
          <text:p/>
        </draw:connector>
        <draw:connector draw:style-name="gr1" draw:text-style-name="P1" draw:layer="layout" draw:type="line" svg:x1="21.934cm" svg:y1="3.913cm" svg:x2="24.071cm" svg:y2="16.763cm" draw:start-shape="id119" draw:start-glue-point="10" draw:end-shape="id117" draw:end-glue-point="6" svg:d="M21934 3913l2137 12850" svg:viewBox="0 0 2138 12851">
          <text:p/>
        </draw:connector>
        <draw:connector draw:style-name="gr1" draw:text-style-name="P1" draw:layer="layout" draw:type="line" svg:x1="21.934cm" svg:y1="2.013cm" svg:x2="24.071cm" svg:y2="18.886cm" draw:start-shape="id109" draw:start-glue-point="10" draw:end-shape="id118" draw:end-glue-point="6" svg:d="M21934 2013l2137 16873" svg:viewBox="0 0 2138 16874">
          <text:p/>
        </draw:connector>
        <draw:connector draw:style-name="gr1" draw:text-style-name="P1" draw:layer="layout" draw:type="line" svg:x1="21.934cm" svg:y1="5.913cm" svg:x2="24.071cm" svg:y2="1.678cm" draw:start-shape="id120" draw:start-glue-point="10" draw:end-shape="id110" draw:end-glue-point="6" svg:d="M21934 5913l2137-4235" svg:viewBox="0 0 2138 4236">
          <text:p/>
        </draw:connector>
        <draw:connector draw:style-name="gr1" draw:text-style-name="P1" draw:layer="layout" draw:type="line" svg:x1="21.934cm" svg:y1="5.913cm" svg:x2="24.071cm" svg:y2="3.801cm" draw:start-shape="id120" draw:start-glue-point="10" draw:end-shape="id111" draw:end-glue-point="6" svg:d="M21934 5913l2137-2112" svg:viewBox="0 0 2138 2113">
          <text:p/>
        </draw:connector>
        <draw:connector draw:style-name="gr1" draw:text-style-name="P1" draw:layer="layout" draw:type="line" svg:x1="21.934cm" svg:y1="5.913cm" svg:x2="24.071cm" svg:y2="8.271cm" draw:start-shape="id120" draw:start-glue-point="10" draw:end-shape="id113" draw:end-glue-point="6" svg:d="M21934 5913l2137 2358" svg:viewBox="0 0 2138 2359">
          <text:p/>
        </draw:connector>
        <draw:connector draw:style-name="gr1" draw:text-style-name="P1" draw:layer="layout" draw:type="line" svg:x1="21.934cm" svg:y1="5.913cm" svg:x2="24.071cm" svg:y2="10.394cm" draw:start-shape="id120" draw:start-glue-point="10" draw:end-shape="id114" draw:end-glue-point="6" svg:d="M21934 5913l2137 4481" svg:viewBox="0 0 2138 4482">
          <text:p/>
        </draw:connector>
        <draw:connector draw:style-name="gr1" draw:text-style-name="P1" draw:layer="layout" draw:type="line" svg:x1="21.934cm" svg:y1="5.913cm" svg:x2="24.034cm" svg:y2="12.517cm" draw:start-shape="id120" draw:start-glue-point="10" draw:end-shape="id115" draw:end-glue-point="6" svg:d="M21934 5913l2100 6604" svg:viewBox="0 0 2101 6605">
          <text:p/>
        </draw:connector>
        <draw:connector draw:style-name="gr1" draw:text-style-name="P1" draw:layer="layout" draw:type="line" svg:x1="21.934cm" svg:y1="5.913cm" svg:x2="24.071cm" svg:y2="14.64cm" draw:start-shape="id120" draw:start-glue-point="10" draw:end-shape="id116" draw:end-glue-point="6" svg:d="M21934 5913l2137 8727" svg:viewBox="0 0 2138 8728">
          <text:p/>
        </draw:connector>
        <draw:connector draw:style-name="gr1" draw:text-style-name="P1" draw:layer="layout" draw:type="line" svg:x1="21.934cm" svg:y1="5.913cm" svg:x2="24.071cm" svg:y2="16.763cm" draw:start-shape="id120" draw:start-glue-point="10" draw:end-shape="id117" draw:end-glue-point="6" svg:d="M21934 5913l2137 10850" svg:viewBox="0 0 2138 10851">
          <text:p/>
        </draw:connector>
        <draw:connector draw:style-name="gr1" draw:text-style-name="P1" draw:layer="layout" draw:type="line" svg:x1="21.934cm" svg:y1="5.913cm" svg:x2="24.071cm" svg:y2="18.886cm" draw:start-shape="id120" draw:start-glue-point="10" draw:end-shape="id118" draw:end-glue-point="6" svg:d="M21934 5913l2137 12973" svg:viewBox="0 0 2138 12974">
          <text:p/>
        </draw:connector>
        <draw:connector draw:style-name="gr1" draw:text-style-name="P1" draw:layer="layout" draw:type="line" svg:x1="21.934cm" svg:y1="7.913cm" svg:x2="24.071cm" svg:y2="1.678cm" draw:start-shape="id121" draw:start-glue-point="10" draw:end-shape="id110" draw:end-glue-point="6" svg:d="M21934 7913l2137-6235" svg:viewBox="0 0 2138 6236">
          <text:p/>
        </draw:connector>
        <draw:connector draw:style-name="gr1" draw:text-style-name="P1" draw:layer="layout" draw:type="line" svg:x1="21.934cm" svg:y1="7.913cm" svg:x2="24.071cm" svg:y2="3.801cm" draw:start-shape="id121" draw:start-glue-point="10" draw:end-shape="id111" draw:end-glue-point="6" svg:d="M21934 7913l2137-4112" svg:viewBox="0 0 2138 4113">
          <text:p/>
        </draw:connector>
        <draw:connector draw:style-name="gr1" draw:text-style-name="P1" draw:layer="layout" draw:type="line" svg:x1="21.934cm" svg:y1="7.913cm" svg:x2="24.071cm" svg:y2="6.036cm" draw:start-shape="id121" draw:start-glue-point="10" draw:end-shape="id112" draw:end-glue-point="6" svg:d="M21934 7913l2137-1877" svg:viewBox="0 0 2138 1878">
          <text:p/>
        </draw:connector>
        <draw:connector draw:style-name="gr1" draw:text-style-name="P1" draw:layer="layout" draw:type="line" svg:x1="21.934cm" svg:y1="7.913cm" svg:x2="24.071cm" svg:y2="8.271cm" draw:start-shape="id121" draw:start-glue-point="10" draw:end-shape="id113" draw:end-glue-point="6" svg:d="M21934 7913l2137 358" svg:viewBox="0 0 2138 359">
          <text:p/>
        </draw:connector>
        <draw:connector draw:style-name="gr1" draw:text-style-name="P1" draw:layer="layout" draw:type="line" svg:x1="21.934cm" svg:y1="7.913cm" svg:x2="24.071cm" svg:y2="10.394cm" draw:start-shape="id121" draw:start-glue-point="10" draw:end-shape="id114" draw:end-glue-point="6" svg:d="M21934 7913l2137 2481" svg:viewBox="0 0 2138 2482">
          <text:p/>
        </draw:connector>
        <draw:connector draw:style-name="gr1" draw:text-style-name="P1" draw:layer="layout" draw:type="line" svg:x1="21.934cm" svg:y1="7.913cm" svg:x2="24.034cm" svg:y2="12.517cm" draw:start-shape="id121" draw:start-glue-point="10" draw:end-shape="id115" draw:end-glue-point="6" svg:d="M21934 7913l2100 4604" svg:viewBox="0 0 2101 4605">
          <text:p/>
        </draw:connector>
        <draw:connector draw:style-name="gr1" draw:text-style-name="P1" draw:layer="layout" draw:type="line" svg:x1="21.934cm" svg:y1="7.913cm" svg:x2="24.071cm" svg:y2="14.64cm" draw:start-shape="id121" draw:start-glue-point="10" draw:end-shape="id116" draw:end-glue-point="6" svg:d="M21934 7913l2137 6727" svg:viewBox="0 0 2138 6728">
          <text:p/>
        </draw:connector>
        <draw:connector draw:style-name="gr1" draw:text-style-name="P1" draw:layer="layout" draw:type="line" svg:x1="21.934cm" svg:y1="7.913cm" svg:x2="24.071cm" svg:y2="16.763cm" draw:start-shape="id121" draw:start-glue-point="10" draw:end-shape="id117" draw:end-glue-point="6" svg:d="M21934 7913l2137 8850" svg:viewBox="0 0 2138 8851">
          <text:p/>
        </draw:connector>
        <draw:connector draw:style-name="gr1" draw:text-style-name="P1" draw:layer="layout" draw:type="line" svg:x1="21.934cm" svg:y1="7.913cm" svg:x2="24.071cm" svg:y2="18.886cm" draw:start-shape="id121" draw:start-glue-point="10" draw:end-shape="id118" draw:end-glue-point="6" svg:d="M21934 7913l2137 10973" svg:viewBox="0 0 2138 10974">
          <text:p/>
        </draw:connector>
        <draw:connector draw:style-name="gr1" draw:text-style-name="P1" draw:layer="layout" draw:type="line" svg:x1="21.934cm" svg:y1="9.813cm" svg:x2="24.071cm" svg:y2="1.678cm" draw:start-shape="id122" draw:start-glue-point="10" draw:end-shape="id110" draw:end-glue-point="6" svg:d="M21934 9813l2137-8135" svg:viewBox="0 0 2138 8136">
          <text:p/>
        </draw:connector>
        <draw:connector draw:style-name="gr1" draw:text-style-name="P1" draw:layer="layout" draw:type="line" svg:x1="21.934cm" svg:y1="9.813cm" svg:x2="24.071cm" svg:y2="3.801cm" draw:start-shape="id122" draw:start-glue-point="10" draw:end-shape="id111" draw:end-glue-point="6" svg:d="M21934 9813l2137-6012" svg:viewBox="0 0 2138 6013">
          <text:p/>
        </draw:connector>
        <draw:connector draw:style-name="gr1" draw:text-style-name="P1" draw:layer="layout" draw:type="line" svg:x1="21.934cm" svg:y1="9.813cm" svg:x2="24.071cm" svg:y2="6.036cm" draw:start-shape="id122" draw:start-glue-point="10" draw:end-shape="id112" draw:end-glue-point="6" svg:d="M21934 9813l2137-3777" svg:viewBox="0 0 2138 3778">
          <text:p/>
        </draw:connector>
        <draw:connector draw:style-name="gr1" draw:text-style-name="P1" draw:layer="layout" draw:type="line" svg:x1="21.934cm" svg:y1="9.813cm" svg:x2="24.071cm" svg:y2="8.271cm" draw:start-shape="id122" draw:start-glue-point="10" draw:end-shape="id113" draw:end-glue-point="6" svg:d="M21934 9813l2137-1542" svg:viewBox="0 0 2138 1543">
          <text:p/>
        </draw:connector>
        <draw:connector draw:style-name="gr1" draw:text-style-name="P1" draw:layer="layout" draw:type="line" svg:x1="21.934cm" svg:y1="9.813cm" svg:x2="24.071cm" svg:y2="10.394cm" draw:start-shape="id122" draw:start-glue-point="10" draw:end-shape="id114" draw:end-glue-point="6" svg:d="M21934 9813l2137 581" svg:viewBox="0 0 2138 582">
          <text:p/>
        </draw:connector>
        <draw:connector draw:style-name="gr1" draw:text-style-name="P1" draw:layer="layout" draw:type="line" svg:x1="21.934cm" svg:y1="9.813cm" svg:x2="24.034cm" svg:y2="12.517cm" draw:start-shape="id122" draw:start-glue-point="10" draw:end-shape="id115" draw:end-glue-point="6" svg:d="M21934 9813l2100 2704" svg:viewBox="0 0 2101 2705">
          <text:p/>
        </draw:connector>
        <draw:connector draw:style-name="gr1" draw:text-style-name="P1" draw:layer="layout" draw:type="line" svg:x1="21.934cm" svg:y1="9.813cm" svg:x2="24.071cm" svg:y2="14.64cm" draw:start-shape="id122" draw:start-glue-point="10" draw:end-shape="id116" draw:end-glue-point="6" svg:d="M21934 9813l2137 4827" svg:viewBox="0 0 2138 4828">
          <text:p/>
        </draw:connector>
        <draw:connector draw:style-name="gr1" draw:text-style-name="P1" draw:layer="layout" draw:type="line" svg:x1="21.934cm" svg:y1="9.813cm" svg:x2="24.071cm" svg:y2="16.763cm" draw:start-shape="id122" draw:start-glue-point="10" draw:end-shape="id117" draw:end-glue-point="6" svg:d="M21934 9813l2137 6950" svg:viewBox="0 0 2138 6951">
          <text:p/>
        </draw:connector>
        <draw:connector draw:style-name="gr1" draw:text-style-name="P1" draw:layer="layout" draw:type="line" svg:x1="21.934cm" svg:y1="9.813cm" svg:x2="24.071cm" svg:y2="18.886cm" draw:start-shape="id122" draw:start-glue-point="10" draw:end-shape="id118" draw:end-glue-point="6" svg:d="M21934 9813l2137 9073" svg:viewBox="0 0 2138 9074">
          <text:p/>
        </draw:connector>
        <draw:connector draw:style-name="gr1" draw:text-style-name="P1" draw:layer="layout" draw:type="line" svg:x1="21.901cm" svg:y1="11.713cm" svg:x2="24.071cm" svg:y2="1.678cm" draw:start-shape="id123" draw:start-glue-point="10" draw:end-shape="id110" draw:end-glue-point="6" svg:d="M21901 11713l2170-10035" svg:viewBox="0 0 2171 10036">
          <text:p/>
        </draw:connector>
        <draw:connector draw:style-name="gr1" draw:text-style-name="P1" draw:layer="layout" draw:type="line" svg:x1="21.901cm" svg:y1="11.713cm" svg:x2="24.071cm" svg:y2="3.801cm" draw:start-shape="id123" draw:start-glue-point="10" draw:end-shape="id111" draw:end-glue-point="6" svg:d="M21901 11713l2170-7912" svg:viewBox="0 0 2171 7913">
          <text:p/>
        </draw:connector>
        <draw:connector draw:style-name="gr1" draw:text-style-name="P1" draw:layer="layout" draw:type="line" svg:x1="21.901cm" svg:y1="11.713cm" svg:x2="24.071cm" svg:y2="6.036cm" draw:start-shape="id123" draw:start-glue-point="10" draw:end-shape="id112" draw:end-glue-point="6" svg:d="M21901 11713l2170-5677" svg:viewBox="0 0 2171 5678">
          <text:p/>
        </draw:connector>
        <draw:connector draw:style-name="gr1" draw:text-style-name="P1" draw:layer="layout" draw:type="line" svg:x1="21.74cm" svg:y1="11.324cm" svg:x2="24.071cm" svg:y2="8.271cm" draw:start-shape="id123" draw:start-glue-point="11" draw:end-shape="id113" draw:end-glue-point="6" svg:d="M21740 11324l2331-3053" svg:viewBox="0 0 2332 3054">
          <text:p/>
        </draw:connector>
        <draw:connector draw:style-name="gr1" draw:text-style-name="P1" draw:layer="layout" draw:type="line" svg:x1="21.901cm" svg:y1="11.713cm" svg:x2="24.071cm" svg:y2="10.394cm" draw:start-shape="id123" draw:start-glue-point="10" draw:end-shape="id114" draw:end-glue-point="6" svg:d="M21901 11713l2170-1319" svg:viewBox="0 0 2171 1320">
          <text:p/>
        </draw:connector>
        <draw:connector draw:style-name="gr1" draw:text-style-name="P1" draw:layer="layout" draw:type="line" svg:x1="21.901cm" svg:y1="11.713cm" svg:x2="24.034cm" svg:y2="12.517cm" draw:start-shape="id123" draw:start-glue-point="10" draw:end-shape="id115" draw:end-glue-point="6" svg:d="M21901 11713l2133 804" svg:viewBox="0 0 2134 805">
          <text:p/>
        </draw:connector>
        <draw:connector draw:style-name="gr1" draw:text-style-name="P1" draw:layer="layout" draw:type="line" svg:x1="21.901cm" svg:y1="11.713cm" svg:x2="24.071cm" svg:y2="14.64cm" draw:start-shape="id123" draw:start-glue-point="10" draw:end-shape="id116" draw:end-glue-point="6" svg:d="M21901 11713l2170 2927" svg:viewBox="0 0 2171 2928">
          <text:p/>
        </draw:connector>
        <draw:connector draw:style-name="gr1" draw:text-style-name="P1" draw:layer="layout" draw:type="line" svg:x1="21.901cm" svg:y1="11.713cm" svg:x2="24.071cm" svg:y2="16.763cm" draw:start-shape="id123" draw:start-glue-point="10" draw:end-shape="id117" draw:end-glue-point="6" svg:d="M21901 11713l2170 5050" svg:viewBox="0 0 2171 5051">
          <text:p/>
        </draw:connector>
        <draw:connector draw:style-name="gr1" draw:text-style-name="P1" draw:layer="layout" draw:type="line" svg:x1="21.901cm" svg:y1="11.713cm" svg:x2="24.071cm" svg:y2="18.886cm" draw:start-shape="id123" draw:start-glue-point="10" draw:end-shape="id118" draw:end-glue-point="6" svg:d="M21901 11713l2170 7173" svg:viewBox="0 0 2171 7174">
          <text:p/>
        </draw:connector>
        <draw:connector draw:style-name="gr1" draw:text-style-name="P1" draw:layer="layout" draw:type="line" svg:x1="21.934cm" svg:y1="13.613cm" svg:x2="24.071cm" svg:y2="1.678cm" draw:start-shape="id124" draw:start-glue-point="10" draw:end-shape="id110" draw:end-glue-point="6" svg:d="M21934 13613l2137-11935" svg:viewBox="0 0 2138 11936">
          <text:p/>
        </draw:connector>
        <draw:connector draw:style-name="gr1" draw:text-style-name="P1" draw:layer="layout" draw:type="line" svg:x1="21.934cm" svg:y1="13.613cm" svg:x2="24.071cm" svg:y2="3.801cm" draw:start-shape="id124" draw:start-glue-point="10" draw:end-shape="id111" draw:end-glue-point="6" svg:d="M21934 13613l2137-9812" svg:viewBox="0 0 2138 9813">
          <text:p/>
        </draw:connector>
        <draw:connector draw:style-name="gr1" draw:text-style-name="P1" draw:layer="layout" draw:type="line" svg:x1="21.934cm" svg:y1="13.613cm" svg:x2="24.071cm" svg:y2="6.036cm" draw:start-shape="id124" draw:start-glue-point="10" draw:end-shape="id112" draw:end-glue-point="6" svg:d="M21934 13613l2137-7577" svg:viewBox="0 0 2138 7578">
          <text:p/>
        </draw:connector>
        <draw:connector draw:style-name="gr1" draw:text-style-name="P1" draw:layer="layout" draw:type="line" svg:x1="21.934cm" svg:y1="13.613cm" svg:x2="24.071cm" svg:y2="8.271cm" draw:start-shape="id124" draw:start-glue-point="10" draw:end-shape="id113" draw:end-glue-point="6" svg:d="M21934 13613l2137-5342" svg:viewBox="0 0 2138 5343">
          <text:p/>
        </draw:connector>
        <draw:connector draw:style-name="gr1" draw:text-style-name="P1" draw:layer="layout" draw:type="line" svg:x1="21.934cm" svg:y1="13.613cm" svg:x2="24.071cm" svg:y2="10.394cm" draw:start-shape="id124" draw:start-glue-point="10" draw:end-shape="id114" draw:end-glue-point="6" svg:d="M21934 13613l2137-3219" svg:viewBox="0 0 2138 3220">
          <text:p/>
        </draw:connector>
        <draw:connector draw:style-name="gr1" draw:text-style-name="P1" draw:layer="layout" draw:type="line" svg:x1="21.934cm" svg:y1="13.613cm" svg:x2="24.034cm" svg:y2="12.517cm" draw:start-shape="id124" draw:start-glue-point="10" draw:end-shape="id115" draw:end-glue-point="6" svg:d="M21934 13613l2100-1096" svg:viewBox="0 0 2101 1097">
          <text:p/>
        </draw:connector>
        <draw:connector draw:style-name="gr1" draw:text-style-name="P1" draw:layer="layout" draw:type="line" svg:x1="21.934cm" svg:y1="13.613cm" svg:x2="24.071cm" svg:y2="14.64cm" draw:start-shape="id124" draw:start-glue-point="10" draw:end-shape="id116" draw:end-glue-point="6" svg:d="M21934 13613l2137 1027" svg:viewBox="0 0 2138 1028">
          <text:p/>
        </draw:connector>
        <draw:connector draw:style-name="gr1" draw:text-style-name="P1" draw:layer="layout" draw:type="line" svg:x1="21.934cm" svg:y1="13.613cm" svg:x2="24.071cm" svg:y2="16.763cm" draw:start-shape="id124" draw:start-glue-point="10" draw:end-shape="id117" draw:end-glue-point="6" svg:d="M21934 13613l2137 3150" svg:viewBox="0 0 2138 3151">
          <text:p/>
        </draw:connector>
        <draw:connector draw:style-name="gr1" draw:text-style-name="P1" draw:layer="layout" draw:type="line" svg:x1="21.934cm" svg:y1="13.613cm" svg:x2="24.071cm" svg:y2="18.886cm" draw:start-shape="id124" draw:start-glue-point="10" draw:end-shape="id118" draw:end-glue-point="6" svg:d="M21934 13613l2137 5273" svg:viewBox="0 0 2138 5274">
          <text:p/>
        </draw:connector>
        <draw:connector draw:style-name="gr1" draw:text-style-name="P1" draw:layer="layout" draw:type="line" svg:x1="21.934cm" svg:y1="15.513cm" svg:x2="24.071cm" svg:y2="1.678cm" draw:start-shape="id125" draw:start-glue-point="10" draw:end-shape="id110" draw:end-glue-point="6" svg:d="M21934 15513l2137-13835" svg:viewBox="0 0 2138 13836">
          <text:p/>
        </draw:connector>
        <draw:connector draw:style-name="gr1" draw:text-style-name="P1" draw:layer="layout" draw:type="line" svg:x1="21.934cm" svg:y1="15.513cm" svg:x2="24.071cm" svg:y2="3.801cm" draw:start-shape="id125" draw:start-glue-point="10" draw:end-shape="id111" draw:end-glue-point="6" svg:d="M21934 15513l2137-11712" svg:viewBox="0 0 2138 11713">
          <text:p/>
        </draw:connector>
        <draw:connector draw:style-name="gr1" draw:text-style-name="P1" draw:layer="layout" draw:type="line" svg:x1="21.934cm" svg:y1="15.513cm" svg:x2="24.071cm" svg:y2="6.036cm" draw:start-shape="id125" draw:start-glue-point="10" draw:end-shape="id112" draw:end-glue-point="6" svg:d="M21934 15513l2137-9477" svg:viewBox="0 0 2138 9478">
          <text:p/>
        </draw:connector>
        <draw:connector draw:style-name="gr1" draw:text-style-name="P1" draw:layer="layout" draw:type="line" svg:x1="21.934cm" svg:y1="15.513cm" svg:x2="24.071cm" svg:y2="8.271cm" draw:start-shape="id125" draw:start-glue-point="10" draw:end-shape="id113" draw:end-glue-point="6" svg:d="M21934 15513l2137-7242" svg:viewBox="0 0 2138 7243">
          <text:p/>
        </draw:connector>
        <draw:connector draw:style-name="gr1" draw:text-style-name="P1" draw:layer="layout" draw:type="line" svg:x1="21.934cm" svg:y1="15.513cm" svg:x2="24.071cm" svg:y2="10.394cm" draw:start-shape="id125" draw:start-glue-point="10" draw:end-shape="id114" draw:end-glue-point="6" svg:d="M21934 15513l2137-5119" svg:viewBox="0 0 2138 5120">
          <text:p/>
        </draw:connector>
        <draw:connector draw:style-name="gr1" draw:text-style-name="P1" draw:layer="layout" draw:type="line" svg:x1="21.934cm" svg:y1="15.513cm" svg:x2="24.034cm" svg:y2="12.517cm" draw:start-shape="id125" draw:start-glue-point="10" draw:end-shape="id115" draw:end-glue-point="6" svg:d="M21934 15513l2100-2996" svg:viewBox="0 0 2101 2997">
          <text:p/>
        </draw:connector>
        <draw:connector draw:style-name="gr1" draw:text-style-name="P1" draw:layer="layout" draw:type="line" svg:x1="21.934cm" svg:y1="15.513cm" svg:x2="24.071cm" svg:y2="10.394cm" draw:start-shape="id125" draw:start-glue-point="10" draw:end-shape="id114" draw:end-glue-point="6" svg:d="M21934 15513l2137-5119" svg:viewBox="0 0 2138 5120">
          <text:p/>
        </draw:connector>
        <draw:connector draw:style-name="gr1" draw:text-style-name="P1" draw:layer="layout" draw:type="line" svg:x1="21.934cm" svg:y1="15.513cm" svg:x2="24.071cm" svg:y2="14.64cm" draw:start-shape="id125" draw:start-glue-point="10" draw:end-shape="id116" draw:end-glue-point="6" svg:d="M21934 15513l2137-873" svg:viewBox="0 0 2138 874">
          <text:p/>
        </draw:connector>
        <draw:connector draw:style-name="gr1" draw:text-style-name="P1" draw:layer="layout" draw:type="line" svg:x1="21.934cm" svg:y1="15.513cm" svg:x2="24.071cm" svg:y2="16.763cm" draw:start-shape="id125" draw:start-glue-point="10" draw:end-shape="id117" draw:end-glue-point="6" svg:d="M21934 15513l2137 1250" svg:viewBox="0 0 2138 1251">
          <text:p/>
        </draw:connector>
        <draw:connector draw:style-name="gr1" draw:text-style-name="P1" draw:layer="layout" draw:type="line" svg:x1="21.934cm" svg:y1="15.513cm" svg:x2="24.071cm" svg:y2="18.886cm" draw:start-shape="id125" draw:start-glue-point="10" draw:end-shape="id118" draw:end-glue-point="6" svg:d="M21934 15513l2137 3373" svg:viewBox="0 0 2138 3374">
          <text:p/>
        </draw:connector>
        <draw:connector draw:style-name="gr1" draw:text-style-name="P1" draw:layer="layout" draw:type="line" svg:x1="21.934cm" svg:y1="17.413cm" svg:x2="24.071cm" svg:y2="1.678cm" draw:start-shape="id126" draw:start-glue-point="10" draw:end-shape="id110" draw:end-glue-point="6" svg:d="M21934 17413l2137-15735" svg:viewBox="0 0 2138 15736">
          <text:p/>
        </draw:connector>
        <draw:connector draw:style-name="gr1" draw:text-style-name="P1" draw:layer="layout" draw:type="line" svg:x1="21.934cm" svg:y1="17.413cm" svg:x2="24.071cm" svg:y2="3.801cm" draw:start-shape="id126" draw:start-glue-point="10" draw:end-shape="id111" draw:end-glue-point="6" svg:d="M21934 17413l2137-13612" svg:viewBox="0 0 2138 13613">
          <text:p/>
        </draw:connector>
        <draw:connector draw:style-name="gr1" draw:text-style-name="P1" draw:layer="layout" draw:type="line" svg:x1="21.934cm" svg:y1="17.413cm" svg:x2="24.071cm" svg:y2="6.036cm" draw:start-shape="id126" draw:start-glue-point="10" draw:end-shape="id112" draw:end-glue-point="6" svg:d="M21934 17413l2137-11377" svg:viewBox="0 0 2138 11378">
          <text:p/>
        </draw:connector>
        <draw:connector draw:style-name="gr1" draw:text-style-name="P1" draw:layer="layout" draw:type="line" svg:x1="21.934cm" svg:y1="17.413cm" svg:x2="24.071cm" svg:y2="8.271cm" draw:start-shape="id126" draw:start-glue-point="10" draw:end-shape="id113" draw:end-glue-point="6" svg:d="M21934 17413l2137-9142" svg:viewBox="0 0 2138 9143">
          <text:p/>
        </draw:connector>
        <draw:connector draw:style-name="gr1" draw:text-style-name="P1" draw:layer="layout" draw:type="line" svg:x1="21.934cm" svg:y1="17.413cm" svg:x2="24.071cm" svg:y2="10.394cm" draw:start-shape="id126" draw:start-glue-point="10" draw:end-shape="id114" draw:end-glue-point="6" svg:d="M21934 17413l2137-7019" svg:viewBox="0 0 2138 7020">
          <text:p/>
        </draw:connector>
        <draw:connector draw:style-name="gr1" draw:text-style-name="P1" draw:layer="layout" draw:type="line" svg:x1="21.934cm" svg:y1="17.413cm" svg:x2="24.071cm" svg:y2="10.394cm" draw:start-shape="id126" draw:start-glue-point="10" draw:end-shape="id114" draw:end-glue-point="6" svg:d="M21934 17413l2137-7019" svg:viewBox="0 0 2138 7020">
          <text:p/>
        </draw:connector>
        <draw:connector draw:style-name="gr1" draw:text-style-name="P1" draw:layer="layout" draw:type="line" svg:x1="21.934cm" svg:y1="17.413cm" svg:x2="24.034cm" svg:y2="12.517cm" draw:start-shape="id126" draw:start-glue-point="10" draw:end-shape="id115" draw:end-glue-point="6" svg:d="M21934 17413l2100-4896" svg:viewBox="0 0 2101 4897">
          <text:p/>
        </draw:connector>
        <draw:connector draw:style-name="gr1" draw:text-style-name="P1" draw:layer="layout" draw:type="line" svg:x1="21.934cm" svg:y1="17.413cm" svg:x2="24.071cm" svg:y2="14.64cm" draw:start-shape="id126" draw:start-glue-point="10" draw:end-shape="id116" draw:end-glue-point="6" svg:d="M21934 17413l2137-2773" svg:viewBox="0 0 2138 2774">
          <text:p/>
        </draw:connector>
        <draw:connector draw:style-name="gr1" draw:text-style-name="P1" draw:layer="layout" draw:type="line" svg:x1="21.934cm" svg:y1="17.413cm" svg:x2="24.071cm" svg:y2="16.763cm" draw:start-shape="id126" draw:start-glue-point="10" draw:end-shape="id117" draw:end-glue-point="6" svg:d="M21934 17413l2137-650" svg:viewBox="0 0 2138 651">
          <text:p/>
        </draw:connector>
        <draw:connector draw:style-name="gr1" draw:text-style-name="P1" draw:layer="layout" draw:type="line" svg:x1="21.934cm" svg:y1="17.413cm" svg:x2="24.071cm" svg:y2="18.886cm" draw:start-shape="id126" draw:start-glue-point="10" draw:end-shape="id118" draw:end-glue-point="6" svg:d="M21934 17413l2137 1473" svg:viewBox="0 0 2138 1474">
          <text:p/>
        </draw:connector>
        <draw:custom-shape draw:style-name="gr4" draw:text-style-name="P3" draw:layer="layout" svg:width="0.1cm" svg:height="0.001cm" svg:x="20.9cm" svg:y="-2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252cm" svg:height="1.119cm" svg:x="11.8cm" svg:y="18.5cm">
          <draw:text-box>
            <text:p text:style-name="P5"><text:span text:style-name="T1">Hidden layers</text:span></text:p>
          </draw:text-box>
        </draw:frame>
        <draw:custom-shape draw:style-name="gr6" draw:text-style-name="P8" draw:layer="layout" svg:width="0.7cm" svg:height="0.7cm" svg:x="4.3cm" svg:y="1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0.7cm" svg:height="0.7cm" svg:x="4.3cm" svg:y="1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0.7cm" svg:height="0.7cm" svg:x="4.3cm" svg:y="2.163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3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2" draw:id="id12" draw:layer="layout" svg:width="0.7cm" svg:height="0.7cm" svg:x="4.3cm" svg:y="3.163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6" draw:text-style-name="P8" xml:id="id13" draw:id="id13" draw:layer="layout" svg:width="0.7cm" svg:height="0.7cm" svg:x="4.3cm" svg:y="4.163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5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0.7cm" svg:height="0.7cm" svg:x="4.3cm" svg:y="5.163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6" draw:text-style-name="P8" xml:id="id15" draw:id="id15" draw:layer="layout" svg:width="0.7cm" svg:height="0.7cm" svg:x="4.3cm" svg:y="6.163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7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6" draw:id="id16" draw:layer="layout" svg:width="0.7cm" svg:height="0.7cm" svg:x="4.3cm" svg:y="7.163cm">
          <text:p text:style-name="P7">7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0.7cm" svg:height="0.7cm" svg:x="4.3cm" svg:y="8.163cm">
          <text:p text:style-name="P7">8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9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0.7cm" svg:height="0.7cm" svg:x="4.3cm" svg:y="9.163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10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19" draw:id="id19" draw:layer="layout" svg:width="0.7cm" svg:height="0.7cm" svg:x="4.3cm" svg:y="10.263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6" draw:text-style-name="P8" xml:id="id20" draw:id="id20" draw:layer="layout" svg:width="0.7cm" svg:height="0.7cm" svg:x="4.3cm" svg:y="11.263cm">
          <text:p text:style-name="P7">1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12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21" draw:id="id21" draw:layer="layout" svg:width="0.7cm" svg:height="0.7cm" svg:x="4.3cm" svg:y="12.263cm">
          <text:p text:style-name="P7">12</text:p>
          <draw:enhanced-geometry svg:viewBox="0 0 21600 21600" draw:type="rectangle" draw:enhanced-path="M 0 0 L 21600 0 21600 21600 0 21600 0 0 Z N"/>
        </draw:custom-shape>
        <draw:custom-shape draw:style-name="gr6" draw:text-style-name="P8" xml:id="id22" draw:id="id22" draw:layer="layout" svg:width="0.7cm" svg:height="0.7cm" svg:x="4.3cm" svg:y="13.263cm">
          <text:p text:style-name="P7">13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14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23" draw:id="id23" draw:layer="layout" svg:width="0.7cm" svg:height="0.7cm" svg:x="4.3cm" svg:y="14.263cm">
          <text:p text:style-name="P7">14</text:p>
          <draw:enhanced-geometry svg:viewBox="0 0 21600 21600" draw:type="rectangle" draw:enhanced-path="M 0 0 L 21600 0 21600 21600 0 21600 0 0 Z N"/>
        </draw:custom-shape>
        <draw:custom-shape draw:style-name="gr6" draw:text-style-name="P8" xml:id="id24" draw:id="id24" draw:layer="layout" svg:width="0.7cm" svg:height="0.7cm" svg:x="4.3cm" svg:y="15.263cm">
          <text:p text:style-name="P7">15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16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25" draw:id="id25" draw:layer="layout" svg:width="0.7cm" svg:height="0.7cm" svg:x="4.3cm" svg:y="16.263cm">
          <text:p text:style-name="P7">16</text:p>
          <draw:enhanced-geometry svg:viewBox="0 0 21600 21600" draw:type="rectangle" draw:enhanced-path="M 0 0 L 21600 0 21600 21600 0 21600 0 0 Z N"/>
        </draw:custom-shape>
        <draw:custom-shape draw:style-name="gr6" draw:text-style-name="P8" xml:id="id26" draw:id="id26" draw:layer="layout" svg:width="0.7cm" svg:height="0.7cm" svg:x="4.3cm" svg:y="17.263cm">
          <text:p text:style-name="P7">17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cm" svg:height="0.7cm" svg:x="4.3cm" svg:y="18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6" draw:text-style-name="P8" xml:id="id27" draw:id="id27" draw:layer="layout" svg:width="0.7cm" svg:height="0.7cm" svg:x="4.3cm" svg:y="18.263cm">
          <text:p text:style-name="P7">18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1cm" svg:height="1.1cm" svg:x="8.1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1cm" svg:height="1.1cm" svg:x="8.1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1cm" svg:height="1.1cm" svg:x="8.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1cm" svg:height="1.1cm" svg:x="8.1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1cm" svg:height="1.1cm" svg:x="8.1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1cm" svg:height="1.1cm" svg:x="8.067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1cm" svg:height="1.1cm" svg:x="8.1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1cm" svg:height="1.1cm" svg:x="8.1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1cm" svg:height="1.1cm" svg:x="8.1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1cm" svg:height="1.1cm" svg:x="10.633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1.1cm" svg:height="1.1cm" svg:x="10.633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1.1cm" svg:height="1.1cm" svg:x="10.633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1.1cm" svg:height="1.1cm" svg:x="10.633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1.1cm" svg:height="1.1cm" svg:x="10.633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1.1cm" svg:height="1.1cm" svg:x="10.6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1.1cm" svg:height="1.1cm" svg:x="10.633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1.1cm" svg:height="1.1cm" svg:x="10.633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1.1cm" svg:height="1.1cm" svg:x="10.633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1.1cm" svg:height="1.1cm" svg:x="10.633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1.1cm" svg:height="1.1cm" svg:x="10.633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1.1cm" svg:height="1.1cm" svg:x="10.633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1.1cm" svg:height="1.1cm" svg:x="10.633cm" svg:y="7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1.1cm" svg:height="1.1cm" svg:x="10.633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1.1cm" svg:height="1.1cm" svg:x="10.6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1.1cm" svg:height="1.1cm" svg:x="10.633cm" svg:y="1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1.1cm" svg:height="1.1cm" svg:x="10.633cm" svg:y="1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1.1cm" svg:height="1.1cm" svg:x="10.633cm" svg:y="1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2.2cm" svg:height="1.195cm" draw:transform="rotate (1.5707963267949) translate (2.3cm 10.1cm)">
          <draw:text-box>
            <text:p text:style-name="P9"><text:span text:style-name="T2">Loci</text:span></text:p>
          </draw:text-box>
        </draw:frame>
        <draw:frame draw:style-name="gr8" draw:text-style-name="P12" draw:layer="layout" svg:width="3.06cm" svg:height="1.195cm" draw:transform="rotate (-1.5707963267949) translate (27.2cm 7.6cm)">
          <draw:text-box>
            <text:p text:style-name="P11"><text:span text:style-name="T3">Tra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d Duthie</meta:initial-creator>
    <meta:creation-date>2021-05-10T18:24:45.358454031</meta:creation-date>
    <dc:date>2021-05-10T20:36:48.478003325</dc:date>
    <dc:creator>Brad Duthie</dc:creator>
    <meta:editing-duration>PT39M16S</meta:editing-duration>
    <meta:editing-cycles>9</meta:editing-cycles>
    <meta:generator>LibreOffice/6.0.7.3$Linux_X86_64 LibreOffice_project/00m0$Build-3</meta:generator>
    <meta:document-statistic meta:object-count="837"/>
  </office:meta>
</office:document-meta>
</file>